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list-style-name="L1"/>
    <style:style style:name="T1"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4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25867088" text:style-name="L1">
        <text:list-item>
          <text:p text:style-name="P1">-, "Reducing wasted development time via continuous testing," in Proceedings of the 14th International Symposium on Software Reliability Engineering. Washington, DC, USA: IEEE Computer Society, 2003, pp. 281-.</text:p>
        </text:list-item>
        <text:list-item>
          <text:p text:style-name="P1">"Enterprise Managment Associates", <text:span text:style-name="Emphasis">Practical auto-nomic computing: Roadmap to self managing technology. Technical report IBM Boulder CO</text:span>, Jan. 2006.</text:p>
        </text:list-item>
        <text:list-item>
          <text:p text:style-name="P1">"IBM Autonomic Computing Architecture Team", <text:span text:style-name="Emphasis">An architectural blueprint for autonomic computing. Technical report IBM Hawthorne NY</text:span>, June 2006.</text:p>
        </text:list-item>
        <text:list-item>
          <text:p text:style-name="P1">"IEEE Recommended Practice on Software Reliability,” IEEE Std 1633-2016", 2017.</text:p>
        </text:list-item>
        <text:list-item>
          <text:p text:style-name="P1">"Iso 26262: Road vehicles – functional safety", <text:span text:style-name="Emphasis">International Standard ISO/FDIS 26262</text:span>, 2011.</text:p>
        </text:list-item>
        <text:list-item>
          <text:p text:style-name="P1">"Oracle Testing As A Service", <text:span text:style-name="Emphasis">Oracle Data Sheet</text:span>, 2011.</text:p>
        </text:list-item>
        <text:list-item>
          <text:p text:style-name="P1">"Systems and software engineering vocabulary" in IEEE, ISO/IEC/IEEE 24765:2010(E), pp. 1-418, Dec 2010.</text:p>
        </text:list-item>
        <text:list-item>
          <text:p text:style-name="P1">"Trends in Software Testing" in Chapter 7: Testing as a Service, Springer, 2017.</text:p>
        </text:list-item>
        <text:list-item>
          <text:p text:style-name="P1">“Creating bottom-up Web services” and Creating top-down Web services, Eclipse.</text:p>
        </text:list-item>
        <text:list-item>
          <text:p text:style-name="P1">A. Bertolino and S. Gnesi, PLUTO: A Test Methodology for Product Families, Berlin, Heidelberg:Springer Berlin Heidelberg, pp. 181-197, 2004.</text:p>
        </text:list-item>
        <text:list-item>
          <text:p text:style-name="P1">A. Bertolino, "Software testing research: Achievements challenges dreams", <text:span text:style-name="Emphasis">Future of Software Engineering 2007. FOSE '07</text:span>, pp. 85-103, 2007.</text:p>
        </text:list-item>
        <text:list-item>
          <text:p text:style-name="P1">A. Bertolino, "Software testing research: Achievements, challenges, dreams," in FOSE, 2007, pp. 85-103.</text:p>
        </text:list-item>
        <text:list-item>
          <text:p text:style-name="P1">A. Bertolino, B. Miranda, R. Pietrantuono and S. Russo, "Adaptive coverage and operational profile-based testing for reliability improvement", <text:span text:style-name="Emphasis">2017 IEEE/ACM 39th International Conference on Software Engineering (ICSE)</text:span>, pp. 541-551, May 2017.</text:p>
        </text:list-item>
        <text:list-item>
          <text:p text:style-name="P1"><text:bookmark text:name="ref-000031"/>A. Bertolino. Software testing research: Achievements, challenges, dreams. In Future of Software Engineering, 2007. FOSE ’07, pages 85–103, 2007. </text:p>
        </text:list-item>
        <text:list-item>
          <text:p text:style-name="P1">A. Bucchiarone, H. Melgratti, and F. Severoni, “Testing service composition,” in Proc. 8th Argentine Symp. Softw. Eng., Mar del Plata, Argentina, 2007, pp. 1–16.</text:p>
        </text:list-item>
        <text:list-item>
          <text:p text:style-name="P1">A. Ceccarelli, M. Vieira and A. Bondavalli, "A testing service for lifelong validation of dynamic SOA", <text:span text:style-name="Emphasis">High-Assurance Systems Engineering (HASE) 2011 IEEE 13th International Symposium on</text:span>, pp. 1-8, 2011, November.</text:p>
        </text:list-item>
        <text:list-item>
          <text:p text:style-name="P1">A. Dardenne, A. Van Lamsweerde and S. Fickas, "Goal-directed requirements acquisition", <text:span text:style-name="Emphasis">Science of computer programming</text:span>, vol. 20, no. 1, pp. 3-50, 1993.</text:p>
        </text:list-item>
        <text:list-item>
          <text:p text:style-name="P1">A. Filieri, C. Ghezzi and G. Tamburrelli, "A formal approach to adaptive software: continuous assurance of non-functional requirements", <text:span text:style-name="Emphasis">Formal Aspects of Computing</text:span>, vol. 24, pp. 163-186, 2012.</text:p>
        </text:list-item>
        <text:list-item>
          <text:p text:style-name="P1"><text:soft-page-break/>A. Filieri, C. Ghezzi, and G. Tamburrelli, "A formal approach to adaptive software: continuous assurance of non-functional requirements," Formal Aspects of Computing, vol. 24, pp. 163-186, 2012.</text:p>
        </text:list-item>
        <text:list-item>
          <text:p text:style-name="P1">A. Filieri, C. Ghezzi, and G. Tamburrelli, "Run-time efficient probabilistic model checking," in Proceedings of the 33rd International Conference on Software Engineering. Waikiki, Honolulu, Hawaii, USA: ACM, 2011, pp. 341-350.</text:p>
        </text:list-item>
        <text:list-item>
          <text:p text:style-name="P1"><text:bookmark text:name="ref-00012"/>A. Filieri, C. Ghezzi, and G. Tamburrelli. A formal approach to adaptive software: continuous assurance of non-functional requirements. Formal Aspects of Computing, 24:163–186, 2012. </text:p>
        </text:list-item>
        <text:list-item>
          <text:p text:style-name="P1"><text:bookmark text:name="ref-00011"/>A. Filieri, C. Ghezzi, and G. Tamburrelli. Run-time eﬃcient probabilistic model checking. In Proc. of the 33rd International Conference on Software Engineering, pages 341–350, Waikiki, Honolulu, Hawaii, USA, 2011. ACM. </text:p>
        </text:list-item>
        <text:list-item>
          <text:p text:style-name="P1">A. Filieri, C. Ghezzi, R. Mirandola and G. Tamburrelli, "Conquering Complexity via Seamless Integration of Design-Time and Run-Time Verification", <text:span text:style-name="Emphasis">Conquering Complexity</text:span>, pp. 253-275, 2012.</text:p>
        </text:list-item>
        <text:list-item>
          <text:p text:style-name="P1">A. Filieri, C. Ghezzi, R. Mirandola, and G. Tamburrelli, "Conquering complexity via seamless integration of design-time and run-time verification," in Conquering Complexity, M. Hinchey and L. Coyle, Eds. Springer London, 2012, pp. 253-275.</text:p>
        </text:list-item>
        <text:list-item>
          <text:p text:style-name="P1">A. Garca-Domnguez, A. Estero-Botaro, J. J. Domnguez-Jimnez, I. Medina-Bulo and F. Palomo-Lozano, "MuBPEL: una herramienta de mutacin firme para WS-BPEL 2.0. JISBD12: Actas de las XVI Jornadas de Ingeniera del Software y Bases de Datos", 2012.</text:p>
        </text:list-item>
        <text:list-item>
          <text:p text:style-name="P1"><text:bookmark text:name="ref-00005"/>A. Gehlert, A. Bucchiarone, R. Kazhamiakin, A. Metzger, M. Pistore, and K. Pohl, "Exploiting assumption-based verification for the adaptation of service-based applications," in SAC '10: Proceedings of the 2010 ACM Symposium on Applied Computing. New York, NY, USA: ACM, 2010, pp. 2430--2437, 0015. </text:p>
        </text:list-item>
        <text:list-item>
          <text:p text:style-name="P1">A. González-Sanchez, É. Piel and H. Groß, "Ritmo: A method for runtime testability measurement and optimisation", <text:span text:style-name="Emphasis">Proceedings of the Ninth International Conference on Quality Software QSIC</text:span>, pp. 377-382, 2009.</text:p>
        </text:list-item>
        <text:list-item>
          <text:p text:style-name="P1"><text:bookmark text:name="bib476F6E7A616C657A50473039s1"/>A. González, E. Piel, H.-G. Gross. <text:span text:style-name="Strong_20_Emphasis">A model for the measurement of the runtime testability of component-based systems. </text:span>Proceedings of the IEEE International Conference on Software Testing, Verification, and Validation Workshops, ICSTW '09, IEEE Computer Society, Washington, DC, USA (2009), pp. 19-28. </text:p>
        </text:list-item>
        <text:list-item>
          <text:p text:style-name="P1"><text:bookmark text:name="bib476F6E7A616C657A3038s1"/>A. Gonzalez, E. Piel, H.-G. Gross. <text:span text:style-name="Strong_20_Emphasis">Architecture support for runtime integration and verification of component-based systems of systems. </text:span>23rd IEEE/ACM International Conference on Automated Software Engineering – Workshops, 2008, ASE Workshops 2008, IEEE Computer Society (2008), pp. 41-48. </text:p>
        </text:list-item>
        <text:list-item>
          <text:p text:style-name="P1">A. Habermaier, B. Eberhardinger, H. Seebach, J. Leupolz and W. Reif, "Runtime Model-Based Safety Analysis of Self-Organizing Systems with S#", <text:span text:style-name="Emphasis">Proc. of SASO'15 Workshops.</text:span>, pp. 128-133, 2015.</text:p>
        </text:list-item>
        <text:list-item>
          <text:p text:style-name="P1"><text:soft-page-break/>A. J. Ramirez and B. H. C. Cheng, "Automatically deriving utility functions for monitoring software requirements", <text:span text:style-name="Emphasis">Proc. of the 2011 International Conference on Model Driven Engineering Languages and Systems Conference</text:span>, pp. 501-516, 2011.</text:p>
        </text:list-item>
        <text:list-item>
          <text:p text:style-name="P1">A. J. Ramirez, D. B. Knoester, B. H. Cheng and P. K. McKinley, "Applying genetic algorithms to decision making in autonomic computing systems", <text:span text:style-name="Emphasis">Proceedings of the 6th international conference on Autonomic computing</text:span>, pp. 97-106, 2009.</text:p>
        </text:list-item>
        <text:list-item>
          <text:p text:style-name="P1">A. J. Ramirez, E. M. Fredericks, A. C. Jensen, and B. H. C. Cheng, "Automatically relaxing a goal model to cope with uncertainty," in Search Based Software Engineering, G. Fraser and J. Teixeira de Souza, Eds. Springer Berlin Heidelberg, 2012, vol. 7515, pp. 198-212.</text:p>
        </text:list-item>
        <text:list-item>
          <text:p text:style-name="P1">A. M. Memon, M. E. Pollack and M. L. Soffa, "Hierarchical gui test case generation using automated planning", <text:span text:style-name="Emphasis">IEEE Transactions on Software Engineering</text:span>, vol. 27, no. 2, pp. 144-155, 2001.</text:p>
        </text:list-item>
        <text:list-item>
          <text:p text:style-name="P1">A. Mahmood and E. McCluskey, "Concurrent Error Detection using Watchdog Processors - A Survey", <text:span text:style-name="Emphasis">IEEE Trans. on Comp.</text:span>, vol. 37, no. 2, pp. 160-174, 1988.</text:p>
        </text:list-item>
        <text:list-item>
          <text:p text:style-name="P1"><text:bookmark text:name="ref-00003"/>A. Metzger and E. Di Nitto, "Addressing highly dynamic changes in service-oriented systems: Towards agile evolution and adaptation," in Agile and Lean Service-Oriented Development: Foundations, Theory ad Practice, X. Wang, N. Ali, I. Ramos, and R. Vidgen, Eds. IGI Global, 2012.</text:p>
        </text:list-item>
        <text:list-item>
          <text:p text:style-name="P1"><text:bookmark text:name="ref-00008"/>A. Metzger, "Towards accurate failure prediction for the proactive adaptation of service-oriented systems (invited)," in Proceedings Workshop on Assurances for Self-Adaptive Systems (ASAS), collocated with ESEC 2011, Szeged, Hungary, 2011. </text:p>
        </text:list-item>
        <text:list-item>
          <text:p text:style-name="P1"><text:bookmark text:name="ref-00007"/>A. Metzger, O. Sammodi, K. Pohl, and M. Rzepka, "Towards pro-active adaptation with confidence -- augmenting service monitoring with online testing," in ICSE 2010 Workshop on Softw. Eng. for Adaptive and Self-managing Systems (SEAMS), 2-8 May 2010. </text:p>
        </text:list-item>
        <text:list-item>
          <text:p text:style-name="P1">A. Mukherjee and D. Siewiorek, "Measuring software dependability by robustness benchmarking", <text:span text:style-name="Emphasis">IEEE Transactions on Software Engineering</text:span>, vol. 23, no. 6, pp. 366-378, 1997.</text:p>
        </text:list-item>
        <text:list-item>
          <text:p text:style-name="P1">A. Nagarajan and A. Vaddadi, "Automated fault-tolerance testing", <text:span text:style-name="Emphasis">IEEE Ninth International Conference on Software Testing Verification and Validation Workshops (ICSTW)</text:span>, pp. 275-276, 2016.</text:p>
        </text:list-item>
        <text:list-item>
          <text:p text:style-name="P1">A. Podgurski, W. Masri, Y. McCleese, F.G. Wolff and C. Yang, "Estimation of software reliability by stratified sampling", <text:span text:style-name="Emphasis">ACM Transactions on. Software Engineering and Methodology</text:span>, vol. 8, pp. 263-283, 1999.</text:p>
        </text:list-item>
        <text:list-item>
          <text:p text:style-name="P1">A. Ramirez and B. H. C. Cheng, "Verifying and analyzing adaptive logic through uml state models," in Software Testing, Verification, and Validation, 2008 1st International Conference on, april 2008, pp. 529-532.</text:p>
        </text:list-item>
        <text:list-item>
          <text:p text:style-name="P1">A. Ramirez, A. Jensen, B. H. C. Cheng, and D. Knoester, "Automatically exploring how uncertainty impacts behavior of dynamically adaptive systems," in Automated Software <text:soft-page-break/>Engineering (ASE), 2011 26th IEEE/ACM International Conference on, nov. 2011, pp. 568-571.</text:p>
        </text:list-item>
        <text:list-item>
          <text:p text:style-name="P1"><text:bookmark text:name="ref-00027"/>A. Ramirez, A. Jensen, B. H. C. Cheng, and D. Knoester. Automatically exploring how uncertainty impacts behavior of dynamically adaptive systems. In Automated Software Engineering (ASE), 2011 26th IEEE/ACM International Conference on, pages 568 –571, nov. 2011. </text:p>
        </text:list-item>
        <text:list-item>
          <text:p text:style-name="P1">A. van Lamsweerde, Requirements Engineering: From System Goals to UML Models to Software Specifications, Wiley, 2009.</text:p>
        </text:list-item>
        <text:list-item>
          <text:p text:style-name="P1"><text:bookmark text:name="ref-00031"/>A. van Lamsweerde. Requirements Engineering: From System Goals to UML Models to Software Specifications. Wiley, 2009. </text:p>
        </text:list-item>
        <text:list-item>
          <text:p text:style-name="P1"><text:bookmark text:name="bib52616D6972657A3038s1"/>A.E. Ramirez, B. Morales, T.M. King. <text:span text:style-name="Strong_20_Emphasis">A self-testing autonomic job scheduler. </text:span>Proceedings of the 46th Annual Southeast Regional Conference on XX, ACM–SE 46, ACM, New York, NY, USA (2008), pp. 304-309.</text:p>
        </text:list-item>
        <text:list-item>
          <text:p text:style-name="P1">Abowd, G.D., Dey, A.K., Brown, P.J., Davies, N., Smith, M., Steggles, P., 1999. Towards a better understanding of context and context-awareness, in: International symposium on handheld and ubiquitous computing, Springer. pp. 304–307. doi: 10.1007/3-540-48157-5_29.</text:p>
        </text:list-item>
        <text:list-item>
          <text:p text:style-name="P1">Aghabayli, A. Software Runtime Data: Visualization and Integra-tion with Development Data–A Case Study.</text:p>
        </text:list-item>
        <text:list-item>
          <text:p text:style-name="P1">Ali, S., Lu, H., Wang, S., Yue, T., &amp; Zhang, M. (2017). Uncertainty-wise testing of cyber-physical systems. Στο Advances in Computers (τ. 107, σσ. 23–94). Elsevier.</text:p>
        </text:list-item>
        <text:list-item>
          <text:p text:style-name="P1">Almeida, D.R., Machado, P.D., Andrade, W.L., 2019. Testing tools for android context-aware applications: a systematic mapping. Journal of the Brazilian Computer Society 25, 12. doi: 10.1186/s13173-019-0093-7.</text:p>
        </text:list-item>
        <text:list-item>
          <text:p text:style-name="P1">Alnawasreh, K., Pelliccione, P., Hao, Z., Rånge, M., &amp; Bertolino, A. (2017, May). Online robustness testing of distributed embedded systems: An industrial approach. In 2017 IEEE/ACM 39th International Conference on Software Engineering: Software Engineering in Practice Track (ICSE-SEIP) (pp. 133-142). IEEE.</text:p>
        </text:list-item>
        <text:list-item>
          <text:p text:style-name="P1">Alnawasreh, K., Pelliccione, P., Hao, Z., Rånge, M., &amp; Bertolino, A. (2017, May). Online robustness testing of distributed embedded systems: An industrial approach. In 2017 IEEE/ACM 39th International Conference on Software Engineering: Software Engineering in Practice Track (ICSE-SEIP) (pp. 133-142). IEEE.</text:p>
        </text:list-item>
        <text:list-item>
          <text:p text:style-name="P1">Alroobaea, R. (2020). A Formal Approach To Validate Block-Chains. 2019 International Conference on Advances in the Emerging Computing Technologies (AECT), 1–6. IEEE.</text:p>
        </text:list-item>
        <text:list-item>
          <text:p text:style-name="P1">Angermayer, T. (dec # ‘ 3’, publisher=Google Patents, note=US Patent 10,496,530 2019). Regression testing of cloud-based services. Google Patents.</text:p>
        </text:list-item>
        <text:list-item>
          <text:p text:style-name="P1">Aniculaesei, A., Grieser, J., Rausch, A., Rehfeldt, K., &amp; Warnecke, T. (2018). Toward a holistic software systems engineering approach for dependable autonomous systems. 2018 IEEE/ACM <text:soft-page-break/>1st International Workshop on Software Engineering for AI in Autonomous Systems (SEFAIAS), 23–30. IEEE.</text:p>
        </text:list-item>
        <text:list-item>
          <text:p text:style-name="P1">Apache. (2004). Apache Axis2 User’s Guide, [Online]. Available: <text:a xlink:type="simple" xlink:href="http://axis.apache.org/axis2/java/core/docs/userguidebuildingservices.html#buildservices" text:style-name="Internet_20_link" text:visited-style-name="Visited_20_Internet_20_Link">http://axis.apache.org/axis2/java/core/docs/userguidebuildingservices.html#buildservices</text:a> </text:p>
        </text:list-item>
        <text:list-item>
          <text:p text:style-name="P1">Apache. (2011). Apache ODE, [Online]. Available: <text:a xlink:type="simple" xlink:href="http://ode.apache.org:/" text:style-name="Internet_20_link" text:visited-style-name="Visited_20_Internet_20_Link">http://ode.apache.org:/</text:a>,</text:p>
        </text:list-item>
        <text:list-item>
          <text:p text:style-name="P1">Arcaini, P., Mirandola, R., Riccobene, E., &amp; Scandurra, P. (2020, October). Model-Based Testing for MAPE-K adaptation control loops. In 2020 IEEE International Conference on Software Testing, Verification and Validation Workshops (ICSTW) (pp. 43-51). IEEE.</text:p>
        </text:list-item>
        <text:list-item>
          <text:p text:style-name="P1">Arcaini, P., Mirandola, R., Riccobene, E., &amp; Scandurra, P. (2020). Model-Based Testing for MAPE-K adaptation control loops. 2020 IEEE International Conference on Software Testing, Verification and Validation Workshops (ICSTW), 43–51. IEEE.</text:p>
        </text:list-item>
        <text:list-item>
          <text:p text:style-name="P1">B. B. Cafeo, J. Noppen, F. C. Ferrari, R. Chitchyan and A. Rashid, "Inferring Test Results for Dynamic Software Product Lines", <text:span text:style-name="Emphasis">Proceedings of the 19th ACM SIGSOFT Symposium and the 13th European Conference on Foundations of Software Engineering ser. ESEC/FSE '11</text:span>, pp. 500-503, 2011.</text:p>
        </text:list-item>
        <text:list-item>
          <text:p text:style-name="P1">B. Beizer, "Cleanroom process model: a critical examination", <text:span text:style-name="Emphasis">IEEE Software</text:span>, vol. 14, no. 2, pp. 14-16, 1997.</text:p>
        </text:list-item>
        <text:list-item>
          <text:p text:style-name="P1">B. Butzin, F. Golatowski and D. Timmermann, "Microservices approach for the internet of things", <text:span text:style-name="Emphasis">21st International Conference on Emerging Technologies and Factory Automation (ETFA)</text:span>, pp. 1-6, 2016.</text:p>
        </text:list-item>
        <text:list-item>
          <text:p text:style-name="P1">B. H. C. Cheng, K. I. Eder, M. Gogolla, L. Grunske, M. Litoiu, H. A. Müller, et al., "Using models at runtime to address assurance for self-adaptive systems", <text:span text:style-name="Emphasis">Models@run.time</text:span>, vol. 8378, pp. 101-136, 2014.</text:p>
        </text:list-item>
        <text:list-item>
          <text:p text:style-name="P1">B. H. C. Cheng, P. Sawyer, N. Bencomo and J. Whittle, "A goal-based modeling approach to develop requirements of an adaptive system with environmental uncertainty", <text:span text:style-name="Emphasis">Proc. of the 12th International Conference on Model Driven Engineering Languages and Systems</text:span>, pp. 468-483, 2009.</text:p>
        </text:list-item>
        <text:list-item>
          <text:p text:style-name="P1">B. H. C. Cheng, P. Sawyer, N. Bencomo, and J. Whittle, "A goal-based modeling approach to develop requirements of an adaptive system with environmental uncertainty," in Proceedings of the 12th International Conference on Model Driven Engineering Languages and Systems. Berlin, Heidelberg: Springer-Verlag, 2009, pp. 468-483.</text:p>
        </text:list-item>
        <text:list-item>
          <text:p text:style-name="P1"><text:bookmark text:name="ref-000071"/>B. H. C. Cheng, P. Sawyer, N. Bencomo, and J. Whittle. A goal-based modeling approach to develop requirements of an adaptive system with environmental uncertainty. In Proc. of the 12th International Conference on Model Driven Engineering Languages and Systems, pages 468–483, Berlin, Heidelberg, 2009. Springer-Verlag. </text:p>
        </text:list-item>
        <text:list-item>
          <text:p text:style-name="P1"><text:soft-page-break/>B. H. C. Cheng, R. Lemos, H. Giese, P. Inverardi, J. Magee et al., "Software engineering for self-adaptive systems: A research roadmap" in Software engineering for self-adaptive systems, Berlin, Heidelberg:Springer-Verlag, pp. 1-26, 2009.</text:p>
        </text:list-item>
        <text:list-item>
          <text:p text:style-name="P1"><text:bookmark text:name="ref-000061"/>B. H. C. Cheng, R. Lemos, H. Giese, P. Inverardi, J. Magee, and et al. Software engineering for self-adaptive systems. In B. H. C. Cheng, R. Lemos, H. Giese, P. Inverardi, and J. Magee, editors, Software Engineering for Self-Adaptive Systems, chapter Software Engineering for Self-Adaptive Systems: A Research Roadmap, pages 1–26. Springer-Verlag, Berlin, Heidelberg, 2009. </text:p>
        </text:list-item>
        <text:list-item>
          <text:p text:style-name="P1">B. H. C. Cheng, R. Lemos, H. Giese, P. Inverardi, J. Magee, and et al., "Software engineering for self-adaptive systems," in Software Engineering for Self-Adaptive Systems, B. H. C. Cheng, R. Lemos, H. Giese, P. Inverardi, and J. Magee, Eds. Berlin, Heidelberg: Springer-Verlag, 2009, ch. Software Engineering for Self-Adaptive Systems: A Research Roadmap, pp. 1-26.</text:p>
        </text:list-item>
        <text:list-item>
          <text:p text:style-name="P1"><text:bookmark text:name="bib4C693035s1"/>B. Li, Y. Zhou, Y. Wang, J. Mo. <text:span text:style-name="Strong_20_Emphasis">Matrix-based component dependence representation and its applications in software quality assurance. </text:span>SIGPLAN Not., 40 (11) (2005), pp. 29-36. </text:p>
        </text:list-item>
        <text:list-item>
          <text:p text:style-name="P1">B. Littlewood and L. Strigini, "Validation of ultrahigh dependability for software-based systems", <text:span text:style-name="Emphasis">Communications of the ACM</text:span>, vol. 36, no. 11, pp. 69-80, 1993.</text:p>
        </text:list-item>
        <text:list-item>
          <text:p text:style-name="P1">B. Littlewood, "How to Measure Software Reliability and How Not to", <text:span text:style-name="Emphasis">Proceedings of the 3rd International Conference on Software Engineering ser. ICSE '78</text:span>, pp. 37-45, 1978.</text:p>
        </text:list-item>
        <text:list-item>
          <text:p text:style-name="P1">B. Morin, O. Barais, J.-M. Jezequel, F. Fleurey, and A. Solberg, "Models@ run.time to support dynamic adaptation," Computer, vol. 42, no. 10, pp. 44-51, oct. 2009.</text:p>
        </text:list-item>
        <text:list-item>
          <text:p text:style-name="P1">B. Nielsen, C. Weise (Eds.), Proceedings of the Testing Software and Systems – 24th IFIP WG 6.1 International Conference, Lecture Notes in Computer Science, vol. 7641, ICTSS 2012, Aalborg, Denmark, November 19–21, 2012, Springer (2012).</text:p>
        </text:list-item>
        <text:list-item>
          <text:p text:style-name="P1">Bellman, K., Botev, J., Diaconescu, A., Esterle, L., Gruhl, C., Landauer, C., … Others. (2021). Self-improving system integration: Mastering continuous change. Future Generation Computer Systems, 117, 29–46.</text:p>
        </text:list-item>
        <text:list-item>
          <text:p text:style-name="P1">Bellman, K., Botev, J., Diaconescu, A., Esterle, L., Gruhl, C., Landauer, C., … Würtz, R. P. (2018). Self-improving system integration-status and challenges after five years of SISSY. 2018 IEEE 3rd International Workshops on Foundations and Applications of Self* Systems (FAS* W), 160–167. IEEE.</text:p>
        </text:list-item>
        <text:list-item>
          <text:p text:style-name="P1">Bencomo, N., Sawyer, P., Blair, G.S., Grace, P., 2008. Dynamically adaptive systems are product lines too: Using model-driven techniques to capture dynamic variability of adaptive systems., in: SPLC(2), pp. 23–32.</text:p>
        </text:list-item>
        <text:list-item>
          <text:p text:style-name="P1">Bertolino, A., &amp; Inverardi, P. (2019). Changing software in a changing world: How to test in presence of variability, adaptation and evolution? Στο From Software Engineering to Formal Methods and Tools, and Back (σσ. 56–66). Springer.</text:p>
        </text:list-item>
        <text:list-item>
          <text:p text:style-name="P1"><text:soft-page-break/>Bertolino, A., Angelis, G. D., Guerriero, A., Miranda, B., Pietrantuono, R., &amp; Russo, S. (2020). DevOpRET: Continuous reliability testing in DevOps. Journal of Software: Evolution and Process, e2298.</text:p>
        </text:list-item>
        <text:list-item>
          <text:p text:style-name="P1">Bertolino, A., Braione, P., Angelis, G. D., Gazzola, L., Kifetew, F., Mariani, L., … Others. (2021). A survey of field-based testing techniques. ACM Computing Surveys (CSUR), 54(5), 1–39.</text:p>
        </text:list-item>
        <text:list-item>
          <text:p text:style-name="P1">Bertolino, A., Braione, P., Angelis, G. D., Gazzola, L., Kifetew, F., Mariani, L., … Others. (2021). A survey of field-based testing techniques. ACM Computing Surveys (CSUR), 54(5), 1–39.</text:p>
        </text:list-item>
        <text:list-item>
          <text:p text:style-name="P1">Bertolino, A., Braione, P., Angelis, G. D., Gazzola, L., Kifetew, F., Mariani, L., … Others. (2021). A survey of field-based testing techniques. ACM Computing Surveys (CSUR), 54(5), 1–39.</text:p>
        </text:list-item>
        <text:list-item>
          <text:p text:style-name="P1">Bertolino, A., Braione, P., Angelis, G. D., Gazzola, L., Kifetew, F., Mariani, L., … Others. (2021). A survey of field-based testing techniques. ACM Computing Surveys (CSUR), 54(5), 1–39.</text:p>
        </text:list-item>
        <text:list-item>
          <text:p text:style-name="P1"><text:span text:style-name="Emphasis">Best Automation Testing Tools for 2018 (Top 10 reviews) Medium</text:span>, [online] Available: <text:a xlink:type="simple" xlink:href="https://medium.com/briananderson2209/best-automation-testing-tools-for-2018-top-10-reviews-8a4a19f664d2" text:style-name="Internet_20_link" text:visited-style-name="Visited_20_Internet_20_Link">https://medium.com/briananderson2209/best-automation-testing-tools-for-2018-top-10-reviews-8a4a19f664d2</text:a>.</text:p>
        </text:list-item>
        <text:list-item>
          <text:p text:style-name="P1">Bojart, J. G., D'Urso, C., Celebre, G., &amp; Cinacchi, G. (2018). Probing the sensitivity of orientational ordering as a way towards absolute enantiorecognition: Helical-particle solutes in helical-particle nematic solvents. Physical Review E, 98(4), 042704.</text:p>
        </text:list-item>
        <text:list-item>
          <text:p text:style-name="P1">Boukhris, S. (2015). Fail-Safe Testing of Web Applications. University of Denver.</text:p>
        </text:list-item>
        <text:list-item>
          <text:p text:style-name="P1">Bowers, K. (2020). Mitigating Uncertainty in a Cyber-Physical Adaptive Smart Home Environment (Doctoral dissertation, Oakland University).</text:p>
        </text:list-item>
        <text:list-item>
          <text:p text:style-name="P1">Brenner, D., Atkinson, C., Malaka, R., Merdes, M., Paech, B., Suliman, D., 2007. Reducing verification effort in component-based software engineering through built-in testing. Information Systems Frontiers 9, 151–162.</text:p>
        </text:list-item>
        <text:list-item>
          <text:p text:style-name="P1">Brunner, M., Darwesh, D. N., &amp; Annighoefer, B. (2021). A safety process for self-adaptive safety-critical plug&amp;fly avionics. 2021 IEEE/AIAA 40th Digital Avionics Systems Conference (DASC), 1–10. IEEE.</text:p>
        </text:list-item>
        <text:list-item>
          <text:p text:style-name="P1"><text:bookmark text:name="ref-000022"/>Business Process Model and Notation (BPMN). http://www.omg.org/spec/BPMN/2.0/PDF/. Accessed: 2015-08-04.</text:p>
        </text:list-item>
        <text:list-item>
          <text:p text:style-name="P1">Byun, C. H., Jeon, C. K., Lee, T., &amp; In, H. P. (2014). Self-adaptive testing to determine sample size for flash memory solutions. KSII Transactions on Internet and Information Systems (TIIS), 8(6), 2139-2151.</text:p>
        </text:list-item>
        <text:list-item>
          <text:p text:style-name="P1"><text:soft-page-break/>C. Bartolini, A. Bertolino, S. Elbaum and E. Marchetti, "Bringing white-box testing to service oriented architectures through a service oriented approach", <text:span text:style-name="Emphasis">Journal of Systems and Software</text:span>, vol. 84, no. 4, pp. 655-668, 2011.</text:p>
        </text:list-item>
        <text:list-item>
          <text:p text:style-name="P1">C. Cavaness, Quartz Job Scheduling Framework: Building Open Source Enterprise Appl. Upper Saddle River, NJ, USA: Prentice Hall PTR, 2006.</text:p>
        </text:list-item>
        <text:list-item>
          <text:p text:style-name="P1">C. D. Nguyen, A. Perini, P. Tonella and F. B. Kessler, "Automated continuous testing of multiagent systems", <text:span text:style-name="Emphasis">The Fifth European Workshop on Multi-Agent Systems (EUMAS)</text:span>, 2007.</text:p>
        </text:list-item>
        <text:list-item>
          <text:p text:style-name="P1">C. D. Nguyen, A. Perini, P. Tonella, and F. B. Kessler, "Automated continuous testing of multiagent systems," in The Fifth European Workshop on Multi-Agent Systems (EUMAS), 2007.</text:p>
        </text:list-item>
        <text:list-item>
          <text:p text:style-name="P1"><text:bookmark text:name="ref-00025"/>C. D. Nguyen, A. Perini, P. Tonella, and F. B. Kessler. Automated continuous testing of multiagent systems. In The Fifth European Workshop on Multi-Agent Systems (EUMAS), 2007.</text:p>
        </text:list-item>
        <text:list-item>
          <text:p text:style-name="P1">C. Ghezzi, "Adaptive software needs continuous verification," in Software Engineering and Formal Methods (SEFM), 2010 8th IEEE International Conference on, sept. 2010, pp. 3-4.</text:p>
        </text:list-item>
        <text:list-item>
          <text:p text:style-name="P1">C. Ghezzi, "Adaptive software needs continuous verification", <text:span text:style-name="Emphasis">Software Engineering and Formal Methods (SEFM) 2010 8th IEEE International Conference on</text:span>, pp. 3-4, Sept. 2010.</text:p>
        </text:list-item>
        <text:list-item>
          <text:p text:style-name="P1"><text:bookmark text:name="ref-00015"/>C. Ghezzi. Adaptive software needs continuous verification. In Software Engineering and Formal Methods (SEFM), 2010 8th IEEE International Conference on, pages 3 –4, Sept. 2010. </text:p>
        </text:list-item>
        <text:list-item>
          <text:p text:style-name="P1">C. Gruhl, B. Sick, A. Wacker, S. Tomforde and J. Hähner, "A building block for awareness in technical systems: Online novelty detection and reaction with an application in intrusion detection", <text:span text:style-name="Emphasis">IEEE iCAST Qinhuangdao China</text:span>, pp. 194-200, 2015.</text:p>
        </text:list-item>
        <text:list-item>
          <text:p text:style-name="P1">C. Krupitzer, F. M. Roth, S. VanSyckel, G. Schiele and C. Becker, "A survey on engineering approaches for self-adaptive systems", <text:span text:style-name="Emphasis">Pervasive and Mobile Computing</text:span>, vol. 17, pp. 184-206, 2015.</text:p>
        </text:list-item>
        <text:list-item>
          <text:p text:style-name="P1">C. Ma, J. Wu, T. Zhang, Y. Zhang and X. Cai, "Testing bpel with stream x-machine. In Information Science and Engineering 2008" in ISISE’08. International Symposium on, IEEE, vol. 1, pp. 578-582, 2008.</text:p>
        </text:list-item>
        <text:list-item>
          <text:p text:style-name="P1">C. Murphy, G. E. Kaiser, I. Vo and M. Chu, "Quality assurance of software applications using the in vivo testing approach", <text:span text:style-name="Emphasis">Second International Conference on Software Testing Verification and Validation ICST</text:span>, pp. 111-120, 2009.</text:p>
        </text:list-item>
        <text:list-item>
          <text:p text:style-name="P1"><text:bookmark text:name="bib4D75727068794B47433039s1"/>C. Murphy, G. Kaiser, I. Vo, M. Chu. <text:span text:style-name="Strong_20_Emphasis">Quality assurance of software applications using the in vivo testing approach. </text:span>Proceedings of the International Conference on Software Testing Verification and Validation, ICST '09, IEEE Computer Society, Washington, DC, USA (2009), pp. 111-120. </text:p>
        </text:list-item>
        <text:list-item>
          <text:p text:style-name="P1"><text:soft-page-break/>C. Nonchot and T. Suwannasart, "A tool for generating test case from BPMN diagram with a BPEL diagram", <text:span text:style-name="Emphasis">Proceedings of the International MultiConference of Engineers and Computer Scientists</text:span>, vol. 1, 2016.</text:p>
        </text:list-item>
        <text:list-item>
          <text:p text:style-name="P1">C. Tien-Dung, P. Felix, and R. Castanet, “WSOTF: An automatic testing tool for web services composition,” in Proc. 5th Int. Conf. Internet Web Appl. Services, 2010, pp. 7–12.</text:p>
        </text:list-item>
        <text:list-item>
          <text:p text:style-name="P1">C.-H. Liu, S.-L. Chen, and X.-Y. Li, “A WS-BPEL based structural testing approach for web service compositions,” in Proc. IEEE Int. Symp. Service-Oriented Syst. Eng., 2008, pp. 135–141.</text:p>
        </text:list-item>
        <text:list-item>
          <text:p text:style-name="P1">Calinescu, R., Weyns, D., Gerasimou, S., &amp; Habli, I. (2019). Architecting Trustworthy Self-adaptive Systems (Tutorial). 2019 IEEE International Conference on Software Architecture Companion (ICSA-C), 3–4. IEEE.</text:p>
        </text:list-item>
        <text:list-item>
          <text:p text:style-name="P1">Calinescu, R., Weyns, D., Gerasimou, S., &amp; Habli, I. (χ.χ.). Architecting Trustworthy Self-adaptive Systems.</text:p>
        </text:list-item>
        <text:list-item>
          <text:p text:style-name="P1">Calinescu, R., Weyns, D., Gerasimou, S., Iftikhar, M. U., Habli, I., &amp; Kelly, T. (2017). Engineering trustworthy self-adaptive software with dynamic assurance cases. IEEE Transactions on Software Engineering, 44(11), 1039–1069.</text:p>
        </text:list-item>
        <text:list-item>
          <text:p text:style-name="P1">Camilli, M., Guerriero, A., Janes, A., Russo, B., &amp; Russo, S. (2022). Microservices Integrated Performance and Reliability Testing. 2022 IEEE/ACM International Conference on Automation of Software Test (AST), 29–39. IEEE.</text:p>
        </text:list-item>
        <text:list-item>
          <text:p text:style-name="P1">Camilli, M., Janes, A., &amp; Russo, B. (2022). Automated test-based learning and verification of performance models for microservices systems. Journal of Systems and Software, 187, 111225.</text:p>
        </text:list-item>
        <text:list-item>
          <text:p text:style-name="P1">Campean, F., Kabir, S., Dao, C., Zhang, Q., &amp; Eckert, C. (2021). Towards a resilience assurance model for robotic autonomous systems. Proceedings of the Design Society, 1, 3189–3198.</text:p>
        </text:list-item>
        <text:list-item>
          <text:p text:style-name="P1">Capilla, R., Ortiz, Ó., Hinchey, M., 2014. Context variability for context-aware systems. IEEE Computer 47, 85–87. doi: 10.1109/MC. 2014.33.</text:p>
        </text:list-item>
        <text:list-item>
          <text:p text:style-name="P1">Capilla, R., Valdezate, A., Díaz, F.J., 2016. A runtime variability mechanism based on supertypes, in: 2016 IEEE 1st International Workshops on Foundations and Applications of Self* Systems (FAS*W), IEEE. pp. 6–11. doi: 10.1109/FAS-W.2016.16.</text:p>
        </text:list-item>
        <text:list-item>
          <text:p text:style-name="P1">Ceccarelli, A., Cinque, M., Esposito, C., Foschini, L., Giannelli, C., &amp; Lollini, P. (2020). FUSION—Fog computing and blockchain for trusted industrial internet of things. IEEE Transactions on Engineering Management.</text:p>
        </text:list-item>
        <text:list-item>
          <text:p text:style-name="P1">Ceccato, M., Corradini, D., Gazzola, L., Kifetew, F. M., Mariani, L., Orru, M., &amp; Tonella, P. (2020). A framework for in-vivo testing of mobile applications. 2020 IEEE 13th International Conference on Software Testing, Validation and Verification (ICST), 286–296. IEEE.</text:p>
        </text:list-item>
        <text:list-item>
          <text:p text:style-name="P1"><text:soft-page-break/>Ceccato, M., Gazzola, L., Kifetew, F. M., Mariani, L., Orrù, M., &amp; Tonella, P. (2019). Toward in-vivo testing of mobile applications. 2019 IEEE International Symposium on Software Reliability Engineering Workshops (ISSREW), 137–143. IEEE.</text:p>
        </text:list-item>
        <text:list-item>
          <text:p text:style-name="P1">Ceccato, M., Gazzola, L., Kifetew, F. M., Mariani, L., Orrù, M., &amp; Tonella, P. (2019). Toward in-vivo testing of mobile applications. 2019 IEEE International Symposium on Software Reliability Engineering Workshops (ISSREW), 137–143. IEEE.</text:p>
        </text:list-item>
        <text:list-item>
          <text:p text:style-name="P1">Ceccatoa, M., Corradinib, D., Gazzolac, L., Kifetewb, F. M., Marianic, L., Orruc, M., … Others. (2019). TECHNICAL REPORT: TR-Precrime-2019-05.</text:p>
        </text:list-item>
        <text:list-item>
          <text:p text:style-name="P1">Ceccatoa, M., Gazzolab, L., Kifetewa, F. M., Marianib, L., Ceccato, M., Gazzola, L., … Tonella, P. (2019). TECHNICAL REPORT: TR-Precrime-2019-07.</text:p>
        </text:list-item>
        <text:list-item>
          <text:p text:style-name="P1">Ceccatoa, M., Gazzolab, L., Kifetewa, F. M., Marianib, L., Ceccato, M., Gazzola, L., … Tonella, P. (2019). TECHNICAL REPORT: TR-Precrime-2019-07.</text:p>
        </text:list-item>
        <text:list-item>
          <text:p text:style-name="P1">Chen, J.-C., Qin, Y., Wang, H.-Y., &amp; Xu, C. (2022). Simulation might change your results: a comparison of context-aware system input validation in simulated and physical environments. Journal of Computer Science and Technology, 37(1), 83–105.</text:p>
        </text:list-item>
        <text:list-item>
          <text:p text:style-name="P1">Cheng, B. H. C., Eder, K. I., Gogolla, M., Grunske, L., Litoiu, M., Müller, H. A., … Others. (2014). Using models at runtime to address assurance for self-adaptive systems. Στο Models@ run. time (σσ. 101–136). Springer.</text:p>
        </text:list-item>
        <text:list-item>
          <text:p text:style-name="P1">Cheng, B. H., Eder, K. I., Gogolla, M., Grunske, L., Litoiu, M., Müller, H. A., ... &amp; Villegas, N. M. (2014). Using models at runtime to address assurance for self-adaptive systems. In Models@ run. time (pp. 101-136). Springer, Cham.</text:p>
        </text:list-item>
        <text:list-item>
          <text:p text:style-name="P1">Christi, A. M. (2019). Building Self Adaptive Software Systems via Test-based Modifications.</text:p>
        </text:list-item>
        <text:list-item>
          <text:p text:style-name="P1">Christi, A., &amp; Groce, A. (2018, July). Target selection for test-based resource adaptation. In 2018 IEEE International Conference on Software Quality, Reliability and Security (QRS) (pp. 458-469). IEEE.</text:p>
        </text:list-item>
        <text:list-item>
          <text:p text:style-name="P1">Christi, A., Groce, A., &amp; Gopinath, R. (2017, September). Resource adaptation via test-based software minimization. In 2017 IEEE 11th International Conference on Self-Adaptive and Self-Organizing Systems (SASO) (pp. 61-70). IEEE.</text:p>
        </text:list-item>
        <text:list-item>
          <text:p text:style-name="P1">Christi, A., Groce, A., &amp; Gopinath, R. (2019, July). Evaluating fault localization for resource adaptation via test-based software modification. In 2019 IEEE 19th International Conference on Software Quality, Reliability and Security (QRS) (pp. 26-33). IEEE.</text:p>
        </text:list-item>
        <text:list-item>
          <text:p text:style-name="P1">Czarnecki, K., Wasowski, A., 2007. Feature diagrams and logics: There and back again, in: 11th International Software Product Line Conference (SPLC 2007), IEEE. pp. 23–34. doi:10.1109/SPLINE.2007.24.</text:p>
        </text:list-item>
        <text:list-item>
          <text:p text:style-name="P1"><text:bookmark text:name="ref-000012"/>D-Base. Decentralized support for Business processes in Application Services (iMinds ICON project), 2014.</text:p>
        </text:list-item>
        <text:list-item>
          <text:p text:style-name="P1"><text:soft-page-break/>D. Bianculli, S. Guinea, S. Hallé, A. Polini (Eds.), Proceedings of the 2nd International Workshop on Quality Assurance for Service-Based Applications, QASBA 2013, in conjunction with ISSTA 2013, Lugano, Switzerland, July 15, 2013, ACM (2013). </text:p>
        </text:list-item>
        <text:list-item>
          <text:p text:style-name="P1">D. Brenner, C. Atkinson, O. Hummel, and D. Stoll, “Strategies for the run-time testing of third party web services,” in Proc. IEEE Int. Conf. Service-Oriented Comput. Appl., 2007, pp. 114–121.</text:p>
        </text:list-item>
        <text:list-item>
          <text:p text:style-name="P1"><text:bookmark text:name="bib4272656E6E65723037s1"/>D. Brenner, C. Atkinson, R. Malaka, M. Merdes, B. Paech, D. Suliman. <text:span text:style-name="Strong_20_Emphasis">Reducing verification effort in component-based software engineering through built-in testing. </text:span>Inf. Syst. Front., 9 (2–3) (2007), pp. 151-162.</text:p>
        </text:list-item>
        <text:list-item>
          <text:p text:style-name="P1">D. C. Nguyen, A. Perini, and P. Tonella, "A goal-oriented software testing methodology," in Proceedings of the 8th international conference on Agent-oriented software engineering VIII. Berlin, Heidelberg: Springer-Verlag, 2008, pp. 58-72.</text:p>
        </text:list-item>
        <text:list-item>
          <text:p text:style-name="P1">D. Cotroneo, R. Pietrantuono and S. Russo, "A learning-based method for combining testing techniques", <text:span text:style-name="Emphasis">Proc. 35th Int. Conference on Software Engineering (ICSE)</text:span>, pp. 142-151, 2013.</text:p>
        </text:list-item>
        <text:list-item>
          <text:p text:style-name="P1">D. Cotroneo, R. Pietrantuono and S. Russo, "Combining Operational and Debug Testing for Improving Reliability", <text:span text:style-name="Emphasis">IEEE Transactions on Reliability</text:span>, vol. 62, no. 2, pp. 408-423, 2013.</text:p>
        </text:list-item>
        <text:list-item>
          <text:p text:style-name="P1">D. Cotroneo, R. Pietrantuono and S. Russo, "RELAI Testing: A Technique to Assess and Improve Software Reliability", <text:span text:style-name="Emphasis">IEEE Transactions on software Engineering</text:span>, no. 5, pp. 452-475, 2016.</text:p>
        </text:list-item>
        <text:list-item>
          <text:p text:style-name="P1">D. Cotroneo, R. Pietrantuono and S. Russo, "RELAI testing: A technique to assess and improve software reliability", <text:span text:style-name="Emphasis">IEEE Transactions on Software Engineering</text:span>, vol. 42, no. 5, pp. 452-475, 2016.</text:p>
        </text:list-item>
        <text:list-item>
          <text:p text:style-name="P1">D. Dranidis, A. Metzger and D. Kourtesis, "Enabling proactive adaptation through just-in-time testing of conversational services", <text:span text:style-name="Emphasis">European Conference on a Service-Based Internet</text:span>, pp. 63-75, 2010, December.</text:p>
        </text:list-item>
        <text:list-item>
          <text:p text:style-name="P1">D. G. D. L. Iglesia and D. Weyns, "MAPE-K formal templates to rigorously design behaviors for self-adaptive systems", <text:span text:style-name="Emphasis">ACM Transactions on Autonomous and Adaptive Systems (TAAS)</text:span>, vol. 10, no. 3, pp. 15, 2015.</text:p>
        </text:list-item>
        <text:list-item>
          <text:p text:style-name="P1">D. G. Horvitz and D. J. Thompson, "A generalization of sampling without replacement from a finite universe", <text:span text:style-name="Emphasis">Journal of the American Statistical Association</text:span>, vol. 47, no. 260, pp. 663-685, 1952.</text:p>
        </text:list-item>
        <text:list-item>
          <text:p text:style-name="P1">D. G. Horvitz and D. J. Thompson, "A generalization of sampling without replacement from a finite universe", <text:span text:style-name="Emphasis">Journal of the American Statistical Association</text:span>, vol. 47, no. 260, pp. 663-685, 1952.</text:p>
        </text:list-item>
        <text:list-item>
          <text:p text:style-name="P1">D. M. Cohen, S. R. Dalal, J. Parelius and G. C. Patton, "The combinatorial design approach to automatic test generation", <text:span text:style-name="Emphasis">IEEE Software</text:span>, vol. 13, no. 5, pp. 83-88, 1996.</text:p>
        </text:list-item>
        <text:list-item>
          <text:p text:style-name="P1"><text:bookmark text:name="bib444E3039s1"/><text:soft-page-break/>D. Niebuhr, A. Rausch. <text:span text:style-name="Strong_20_Emphasis">Guaranteeing correctness of component bindings in dynamic adaptive systems based on runtime testing. </text:span>SIPE 09: Proceedings of the 4th International Workshop on Services Integration in Pervasive Environments, ACM, New York, NY, USA (2009), pp. 7-12. </text:p>
        </text:list-item>
        <text:list-item>
          <text:p text:style-name="P1">D. Saff and M. D. Ernst, "An experimental evaluation of continuous testing during development," in Proceedings of the 2004 ACM SIGSOFT international symposium on Software testing and analysis. Boston, Massachusetts, USA: ACM, 2004, pp. 76-85.</text:p>
        </text:list-item>
        <text:list-item>
          <text:p text:style-name="P1">D. Stott, B. Floering, D. Burke, Z. Kalbarczpk, and R. Iyer, "Nftape: a framework for assessing dependability in distributed systems with lightweight fault injectors," in Computer Performance and Dependability Symposium, 2000., 2000, pp. 91-100.</text:p>
        </text:list-item>
        <text:list-item>
          <text:p text:style-name="P1"><text:bookmark text:name="bib53756C696D616E3036s1"/>D. Suliman, B. Paech, L. Borner, C. Atkinson, D. Brenner, M. Merdes, R. Malaka. <text:span text:style-name="Strong_20_Emphasis">The MORABIT approach to runtime component testing. </text:span>Proceedings of the 30th Annual International Computer Software and Applications Conference, vol. 2, COMPSAC '06, IEEE Computer Society, Washington, DC, USA (2006), pp. 171-176. </text:p>
        </text:list-item>
        <text:list-item>
          <text:p text:style-name="P1"><text:bookmark text:name="ref-000101"/>D. Van Landuyt, S. Walraven, and W. Joosen. Variability middleware for multi-tenant saas applications: a research roadmap for service lines. In Proceedings of the 19th International Conference on Software Product Line, pages 211–215. ACM, 2015. </text:p>
        </text:list-item>
        <text:list-item>
          <text:p text:style-name="P1">D. Weyns, "Towards an integrated approach for validating qualities of self-adaptive systems", <text:span text:style-name="Emphasis">Proc. of Int. Works. on Dynamic Analysis.</text:span>, pp. 24-29, 2012.</text:p>
        </text:list-item>
        <text:list-item>
          <text:p text:style-name="P1">da Silva, D. N. A. (2020). Adaptation oriented test data generation for Adaptive Systems. 2020 15th Iberian Conference on Information Systems and Technologies (CISTI), 1–7. IEEE.</text:p>
        </text:list-item>
        <text:list-item>
          <text:p text:style-name="P1">da Silva, D. N. A. (2020). Adaptation oriented test data generation for Adaptive Systems. 2020 15th Iberian Conference on Information Systems and Technologies (CISTI), 1–7. IEEE.</text:p>
        </text:list-item>
        <text:list-item>
          <text:p text:style-name="P1">Dadeau, F., Gros, J. P., &amp; Kouchnarenko, O. (2021). Online testing of dynamic reconfigurations wrt adaptation policies. Modeling and Analysis of information Systems, 28(1), 52-73.</text:p>
        </text:list-item>
        <text:list-item>
          <text:p text:style-name="P1">De Lemos, R., Giese, H., Müller, H.A., Shaw, M., Andersson, J., Litoiu, M., Schmerl, B., Tamura, G., Villegas, N.M., Vogel, T., et al., 2013. Software engineering for self-adaptive systems: A second research roadmap, in: Software Engineering for Self-Adaptive Systems II. Springer, pp. 1–32. doi: 10.1007/978-3-642-35813-5_1 .</text:p>
        </text:list-item>
        <text:list-item>
          <text:p text:style-name="P1">de Sousa Santos, I., de Castro Andrade, R. M., Rocha, L. S., Matalonga, S., de Oliveira, K. M., &amp; Travassos, G. H. (2017). Test case design for context-aware applications: Are we there yet? Information and Software Technology, 88, 1–16.</text:p>
        </text:list-item>
        <text:list-item>
          <text:p text:style-name="P1">de Sousa Santos, I., de Castro Andrade, R.M., Rocha, L.S., Matalonga, S., de Oliveira, K.M., Travassos, G.H., 2017. Test case design for context-aware applications: Are we there yet? Information and Software Technology 88, 1–16. doi: 10.1016/j.infsof.2017.03.008 .</text:p>
        </text:list-item>
        <text:list-item>
          <text:p text:style-name="P1"><text:bookmark text:name="ref-000032"/><text:soft-page-break/>DeCoMAdS. Deployment and Configuration Middleware for Adaptive Software-as-a-Service (SBO project), 2014-2018.</text:p>
        </text:list-item>
        <text:list-item>
          <text:p text:style-name="P1">Delerce-Mauris, C., Palacin, L., Martarello, S., Mosser, S., &amp; BlayFornarino, M. (2009). Plateforme SEDUITE: une approche SOA de la diffusion dinformations. University of Nice, I3S CNRS, Sophia Antipolis, France.</text:p>
        </text:list-item>
        <text:list-item>
          <text:p text:style-name="P1">DeVries, B. (2017). Using formal analysis and search-based techniques to address the assurance of cyber-physical systems at the requirements level. Michigan State University.</text:p>
        </text:list-item>
        <text:list-item>
          <text:p text:style-name="P1">DeVries, B., &amp; Cheng, B. H. C. (2016). Automatic detection of incomplete requirements via symbolic analysis. Proceedings of the ACM/IEEE 19th International Conference on Model Driven Engineering Languages and Systems, 385–395.</text:p>
        </text:list-item>
        <text:list-item>
          <text:p text:style-name="P1">DeVries, B., &amp; Cheng, B. H. C. (2017). Detecting N-way Feature Interaction and their Causes for Autonomous Systems.</text:p>
        </text:list-item>
        <text:list-item>
          <text:p text:style-name="P1">DeVries, B., &amp; Cheng, B. H. C. (2018). Run-time monitoring of self-adaptive systems to detect n-way feature interactions and their causes. 2018 IEEE/ACM 13th International Symposium on Software Engineering for Adaptive and Self-Managing Systems (SEAMS), 94–100. IEEE.</text:p>
        </text:list-item>
        <text:list-item>
          <text:p text:style-name="P1">Diller, A. C., &amp; Fredericks, E. M. (2022). Towards Run-Time Search for Real-World Multi-Agent Systems. arXiv preprint arXiv:2205.05502.</text:p>
        </text:list-item>
        <text:list-item>
          <text:p text:style-name="P1">dos Santos, E. B., Andrade, R. M. C., &amp; de Sousa Santos, I. (2021). Runtime testing of context-aware variability in adaptive systems. Information and Software Technology, 131, 106482.</text:p>
        </text:list-item>
        <text:list-item>
          <text:p text:style-name="P1">dos Santos, E. B., Andrade, R. M. C., &amp; de Sousa Santos, I. (2021). Runtime testing of context-aware variability in adaptive systems. Information and Software Technology, 131, 106482.</text:p>
        </text:list-item>
        <text:list-item>
          <text:p text:style-name="P1">dos Santos, E. B., Andrade, R. M. C., &amp; de Sousa Santos, I. (2021). Runtime testing of context-aware variability in adaptive systems. Information and Software Technology, 131, 106482.</text:p>
        </text:list-item>
        <text:list-item>
          <text:p text:style-name="P1">dos Santos, E. B., Andrade, R. M. C., &amp; de Sousa Santos, I. (2021). Runtime testing of context-aware variability in adaptive systems. Information and Software Technology, 131, 106482.</text:p>
        </text:list-item>
        <text:list-item>
          <text:p text:style-name="P1">dos Santos, E. B., Andrade, R. M. C., &amp; de Sousa Santos, I. (2021). Runtime testing of context-aware variability in adaptive systems. Information and Software Technology, 131, 106482.</text:p>
        </text:list-item>
        <text:list-item>
          <text:p text:style-name="P1">dos Santos, E. B., de Castro Andrade, R. M., &amp; de Sousa Santos, I. (2019). Runtime monitoring of behavioral properties in dynamically adaptive systems. Proceedings of the XXXIII Brazilian Symposium on Software Engineering, 377–386.</text:p>
        </text:list-item>
        <text:list-item>
          <text:p text:style-name="P1"><text:soft-page-break/>dos Santos, E. B., de Castro Andrade, R. M., &amp; de Sousa Santos, I. (2019). Towards Runtime Testing of Dynamically Adaptive Systems based on Behavioral Properties. Anais Estendidos do XV Simpósio Brasileiro de Sistemas de Informação, 49–52. SBC.</text:p>
        </text:list-item>
        <text:list-item>
          <text:p text:style-name="P1">dos Santos, E. B., de Castro Andrade, R. M., &amp; de Sousa Santos, I. (2019a). Runtime monitoring of behavioral properties in dynamically adaptive systems. Proceedings of the XXXIII Brazilian Symposium on Software Engineering, 377–386.</text:p>
        </text:list-item>
        <text:list-item>
          <text:p text:style-name="P1">dos Santos, E. B., de Castro Andrade, R. M., &amp; de Sousa Santos, I. (2019b). Towards Runtime Testing of Dynamically Adaptive Systems based on Behavioral Properties. Anais Estendidos do XV Simpósio Brasileiro de Sistemas de Informação, 49–52. SBC. </text:p>
        </text:list-item>
        <text:list-item>
          <text:p text:style-name="P1">Douglas C. Schmidt, "Model-driven engineering", <text:span text:style-name="Emphasis">IEEE COMPUTER</text:span>, vol. 39, no. 2, pp. 25-31, 2006.</text:p>
        </text:list-item>
        <text:list-item>
          <text:p text:style-name="P1">Du, Y., Yang, B., &amp; Hu, H. (2018). Incremental analysis of temporal constraints for concurrent workflow processes with dynamic changes. IEEE Transactions on Industrial Informatics, 15(5), 2617–2627.</text:p>
        </text:list-item>
        <text:list-item>
          <text:p text:style-name="P1"><text:bookmark text:name="ref-00002"/>E. Di Nitto, C. Ghezzi, A. Metzger, M. P. Papazoglou, and K. Pohl, "A journey to highly dynamic, self-adaptive service-based applications," Autom. Softw. Eng., vol. 15, no. 3-4, pp. 313--341, 2008. </text:p>
        </text:list-item>
        <text:list-item>
          <text:p text:style-name="P1">E. Engstroem and P. Runeson, "Software product line testing - A systematic mapping study", <text:span text:style-name="Emphasis">Information and Software Technology</text:span>, vol. 53, no. 1, pp. 2-13, 2011.</text:p>
        </text:list-item>
        <text:list-item>
          <text:p text:style-name="P1">E. Gamma and K. Beck, <text:span text:style-name="Emphasis">JUnit 3.8.1 2005</text:span>, August 2006, [online] Available: <text:a xlink:type="simple" xlink:href="http://www.junit.org/index.htm" text:style-name="Internet_20_link" text:visited-style-name="Visited_20_Internet_20_Link">http://www.junit.org/index.htm</text:a>.</text:p>
        </text:list-item>
        <text:list-item>
          <text:p text:style-name="P1">E. J. Morris, W. B. Anderson, S. Balasubramanian, D. J. Carney, J. Morley, P. R. Place, et al., "Testing in service-oriented environments", 2010.</text:p>
        </text:list-item>
        <text:list-item>
          <text:p text:style-name="P1">E. J. Weyuker, “On testing non-testable programs,” Computer J., vol. 25, pp. 465–470, 1982.</text:p>
        </text:list-item>
        <text:list-item>
          <text:p text:style-name="P1">E. M. Fredericks, A. J. Ramirez and B. H. C. Cheng, "Towards runtime testing of dynamic adaptive systems", <text:span text:style-name="Emphasis">Proceedings of the 8th International Symposium on Software Engineering for Adaptive and Self-Managing Systems</text:span>, pp. 169-174, 2013.</text:p>
        </text:list-item>
        <text:list-item>
          <text:p text:style-name="P1"><text:bookmark text:name="ref-00014"/>E. M. Fredericks, A. J. Ramirez, and B. H. C. Cheng. Towards run-time testing of dynamic adaptive systems. In Proceedings of the 8th International Symposium on Software Engineering for Adaptive and Self-Managing Systems, SEAMS ’13, pages 169–174. IEEE Press, 2013. </text:p>
        </text:list-item>
        <text:list-item>
          <text:p text:style-name="P1">E. M. Fredericks, B. DeVries and B. H. C. Cheng, "Towards runtime adaptation of test cases for self-adaptive systems in the face of uncertainty", <text:span text:style-name="Emphasis">Proceedings of the 9th International Symposium on Software Engineering for Adaptive and Self-Managing Systems</text:span>, 2014.</text:p>
        </text:list-item>
        <text:list-item>
          <text:p text:style-name="P1"><text:bookmark text:name="ref-00023"/><text:soft-page-break/>E. Mera, P. Lopez-Garc´ıa, and M. Hermenegildo. Integrating software testing and run-time checking in an assertion verification framework. In Logic Programming, pages 281–295. Springer, 2009. </text:p>
        </text:list-item>
        <text:list-item>
          <text:p text:style-name="P1">E. Pavese, V. Braberman, and S. Uchitel, "Automated reliability estimation over partial systematic explorations," in To appear in the 2013 International Conference on Software Engineering, 2013.</text:p>
        </text:list-item>
        <text:list-item>
          <text:p text:style-name="P1"><text:bookmark text:name="bib5069656C47473130s1"/>É. Piel, A. González-Sanchez, H.-G. Groß. <text:span text:style-name="Strong_20_Emphasis">Automating integration testing of large-scale publish/subscribe systems. </text:span>A. Hinze, A.P. Buchmann (Eds.), Principles and Applications of Distributed Event-Based Systems, IGI Global (2010), pp. 140-163. </text:p>
        </text:list-item>
        <text:list-item>
          <text:p text:style-name="P1"><text:bookmark text:name="bib5069656C49435453533130s1"/>E. Piel, A. Gonzalez-Sanchez, H.-G. Gross. <text:span text:style-name="Strong_20_Emphasis">Built-in data-flow integration testing in large-scale component-based systems. </text:span>Proceedings of the 22nd IFIP WG 6.1 International Conference on Testing Software and Systems, ICTSS'10, Springer-Verlag, Berlin, Heidelberg (2010), pp. 79-94. </text:p>
        </text:list-item>
        <text:list-item>
          <text:p text:style-name="P1">É. Piel, A. González-Sanchez. <text:span text:style-name="Strong_20_Emphasis">Data-flow integration testing adapted to runtime evolution in component-based systems. </text:span>Proceedings of the 2009 ESEC/FSE workshop on Software Integration and Evolution at Runtime, Association for Computing Machinery, New York, USA (2009), pp. 3-10. </text:p>
        </text:list-item>
        <text:list-item>
          <text:p text:style-name="P1"><text:bookmark text:name="ref-00004"/>E. Schmieders and A. Metzger, "Preventing performance violations of service compositions using assumption-based runtime verification," in ServiceWave 2011, Research Track, ser. LNCS, A. Zisman, I. Llorente, M. Surridge, W. Abramowicz, and J. Vayssière, Eds. Springer, 2011. </text:p>
        </text:list-item>
        <text:list-item>
          <text:p text:style-name="P1"><text:bookmark text:name="bib46726564657269636B7332303133s1"/>E.M. Fredericks, A.J. Ramirez, B.H.C. Cheng. <text:span text:style-name="Strong_20_Emphasis">Towards run-time testing of dynamic adaptive systems. </text:span>Proceedings of the 8th International Symposium on Software Engineering for Adaptive and Self-Managing Systems, SEAMS '13, IEEE Press, Piscataway, NJ, USA (2013), pp. 169-174. </text:p>
        </text:list-item>
        <text:list-item>
          <text:p text:style-name="P1"><text:bookmark text:name="bib46726564657269636B7332303134s1"/>E.M. Fredericks, B. DeVries, B.H.C. Cheng. <text:span text:style-name="Strong_20_Emphasis">Towards run-time adaptation of test cases for self-adaptive systems in the face of uncertainty. </text:span>Proceedings of the 9th International Symposium on Software Engineering for Adaptive and Self-Managing Systems, SEAMS 2014, ACM, New York, NY, USA (2014), pp. 17-26. </text:p>
        </text:list-item>
        <text:list-item>
          <text:p text:style-name="P1">Eberhardinger, B. (2015, September). Testing self-organizing, adaptive systems. In 2015 IEEE International Conference on Self-Adaptive and Self-Organizing Systems Workshops (pp. 140-145). IEEE.</text:p>
        </text:list-item>
        <text:list-item>
          <text:p text:style-name="P1">Eberhardinger, B. (2019). Model-Based Testing for Self-Organization Mechanisms.</text:p>
        </text:list-item>
        <text:list-item>
          <text:p text:style-name="P1">Eberhardinger, B. (2019). Model-Based Testing for Self-Organization Mechanisms.</text:p>
        </text:list-item>
        <text:list-item>
          <text:p text:style-name="P1">Eberhardinger, B., Anders, G., Seebach, H., Siefert, F., Knapp, A., &amp; Reif, W. (2017). An approach for isolated testing of self-organization algorithms. In Software Engineering for Self-Adaptive Systems III. Assurances (pp. 188-222). Springer, Cham.</text:p>
        </text:list-item>
        <text:list-item>
          <text:p text:style-name="P1"><text:soft-page-break/>Eberhardinger, B., Anders, G., Seebach, H., Siefert, F., Knapp, A., &amp; Reif, W. (2017). An approach for isolated testing of self-organization algorithms. Στο Software Engineering for Self-Adaptive Systems III. Assurances (σσ. 188–222). Springer.</text:p>
        </text:list-item>
        <text:list-item>
          <text:p text:style-name="P1">Eberhardinger, B., Habermaier, A., Reif, W., 2017. Toward adaptive, self-aware test automation, in: Proceedings of the 12th International Workshop on Automation of Software Testing, IEEE Press. pp. 34–37. doi: 10.1109/AST.2017.1.</text:p>
        </text:list-item>
        <text:list-item>
          <text:p text:style-name="P1">Eberhardinger, B., Habermaier, A., Seebach, H., &amp; Reif, W. (2016, October). Back-to-back testing of self-organization mechanisms. In IFIP International Conference on Testing Software and Systems (pp. 18-35). Springer, Cham.</text:p>
        </text:list-item>
        <text:list-item>
          <text:p text:style-name="P1">Eberhardinger, B., Seebach, H., Knapp, A., &amp; Reif, W. (2014, September). Towards testing self-organizing, adaptive systems. In IFIP International Conference on Testing Software and Systems (pp. 180-185). Springer, Berlin, Heidelberg.</text:p>
        </text:list-item>
        <text:list-item>
          <text:p text:style-name="P1">Elqortobi, M., Bentahar, J., &amp; Dssouli, R. (2017). Framework for dynamic web services composition guided by live testing. International Conference on Emerging Technologies for Developing Countries, 129–139. Springer.</text:p>
        </text:list-item>
        <text:list-item>
          <text:p text:style-name="P1">Employing managed profiles, 2019, [online] Available: <text:a xlink:type="simple" xlink:href="https://source.android.com/devices/tech/admin/managed-profiles" text:style-name="Internet_20_link" text:visited-style-name="Visited_20_Internet_20_Link">https://source.android.com/devices/tech/admin/managed-profiles</text:a>.</text:p>
        </text:list-item>
        <text:list-item>
          <text:p text:style-name="P1"><text:bookmark text:name="boref0140"/>ETSI, Methods for testing and specification (mts); the testing and test control notation version 3; part 1: Ttcn-3 core language, Tech. rep., European Telecommunications Standards Institute, 2005.</text:p>
        </text:list-item>
        <text:list-item>
          <text:p text:style-name="P1"><text:bookmark text:name="boref0240"/>ETSI, Methods for Testing and Specification (MTS); The Testing and Test Control Notation version 3; Part 5: TTCN-3 Runtime Interface (TRI), Tech. rep., European Telecommunications Standards Institute, 2005.</text:p>
        </text:list-item>
        <text:list-item>
          <text:p text:style-name="P1"><text:bookmark text:name="boref0230"/>ETSI, Methods for Testing and Specification (MTS); The Testing and Test Control Notation version 3; Part 6: TTCN-3 Control Interface (TCI), Tech. rep., European Telecommunications Standards Institute, 2005.</text:p>
        </text:list-item>
        <text:list-item>
          <text:p text:style-name="P1">F. Belli, A. T. Endo, M. Linschulte and A. Simao, "A holistic approach to modelbased testing of Web service compositions", <text:span text:style-name="Emphasis">Software: Practice and Experience</text:span>, vol. 44, no. 2, pp. 201-234, 2014.</text:p>
        </text:list-item>
        <text:list-item>
          <text:p text:style-name="P1"><text:bookmark text:name="bib4D756363696E693134s1"/>F. De Angelis, M. Di Berardini, H. Muccini, A. Polini Cassandra. <text:span text:style-name="Strong_20_Emphasis">An online failure prediction strategy for dynamically evolving systems. </text:span>S. Merz, J. Pang (Eds.), Formal Methods and Software Engineering, Lecture Notes in Computer Science, vol. 8829, Springer International Publishing (2014), pp. 107-122.</text:p>
        </text:list-item>
        <text:list-item>
          <text:p text:style-name="P1">F.b.N. Omri, "Weighted statistical white-box testing with proportional-optimal stratification", <text:span text:style-name="Emphasis">19th International Doctoral Symposium on Components and Architecture. WCOP'14</text:span>, pp. 19-24, 2014.</text:p>
        </text:list-item>
        <text:list-item>
          <text:p text:style-name="P1"><text:soft-page-break/>Faqeh, R., Fetzer, C., Hermanns, H., Hoffmann, J., Klauck, M., Köhl, M. A., … Weidenbach, C. (2020). Towards dynamic dependable systems through evidence-based continuous certification. International Symposium on Leveraging Applications of Formal Methods, 416–439. Springer.</text:p>
        </text:list-item>
        <text:list-item>
          <text:p text:style-name="P1">Franco, J. M. D. C. S. (2016). Automated reliability prediction and analysis from software architectures (Doctoral dissertation).</text:p>
        </text:list-item>
        <text:list-item>
          <text:p text:style-name="P1">Franco, J. M., Correia, F., Barbosa, R., Zenha-Rela, M., Schmerl, B., &amp; Garlan, D. (2016). Improving self-adaptation planning through software architecture-based stochastic modeling. Journal of Systems and software, 115, 42-60.</text:p>
        </text:list-item>
        <text:list-item>
          <text:p text:style-name="P1">Fredericks, E. M. (2015). Mitigating uncertainty at design time and run time to address assurance for dynamically adaptive systems. Michigan State University.</text:p>
        </text:list-item>
        <text:list-item>
          <text:p text:style-name="P1">Fredericks, E. M. (2015). Mitigating uncertainty at design time and run time to address assurance for dynamically adaptive systems. Michigan State University.</text:p>
        </text:list-item>
        <text:list-item>
          <text:p text:style-name="P1">Fredericks, E. M. (2015). Mitigating uncertainty at design time and run time to address assurance for dynamically adaptive systems. Michigan State University.</text:p>
        </text:list-item>
        <text:list-item>
          <text:p text:style-name="P1">Fredericks, E. M. (2016). Automatically hardening a self-adaptive system against uncertainty. 2016 IEEE/ACM 11th International Symposium on Software Engineering for Adaptive and Self-Managing Systems (SEAMS), 16–27. IEEE.</text:p>
        </text:list-item>
        <text:list-item>
          <text:p text:style-name="P1">Fredericks, E. M. (2018, May). An empirical analysis of the mutation operator for run-time adaptive testing in self-adaptive systems. In 2018 IEEE/ACM 11th International Workshop on Search-Based Software Testing (SBST) (pp. 59-66). IEEE.</text:p>
        </text:list-item>
        <text:list-item>
          <text:p text:style-name="P1">Fredericks, E. M. (2018). An empirical analysis of the mutation operator for run-time adaptive testing in self-adaptive systems. 2018 IEEE/ACM 11th International Workshop on Search-Based Software Testing (SBST), 59–66. IEEE.</text:p>
        </text:list-item>
        <text:list-item>
          <text:p text:style-name="P1">Fredericks, E. M. (2018). An empirical analysis of the mutation operator for run-time adaptive testing in self-adaptive systems. 2018 IEEE/ACM 11th International Workshop on Search-Based Software Testing (SBST), 59–66. IEEE.</text:p>
        </text:list-item>
        <text:list-item>
          <text:p text:style-name="P1">Fredericks, E. M., &amp; Bowers, K. M. (2021). Software Artifact Traceability in Big Data Systems. Στο Knowledge Management in the Development of Data-Intensive Systems (σσ. 43–59). Auerbach Publications.</text:p>
        </text:list-item>
        <text:list-item>
          <text:p text:style-name="P1">Fredericks, E. M., &amp; Cheng, B. H. (2015, May). Automated generation of adaptive test plans for self-adaptive systems. In 2015 IEEE/ACM 10th International Symposium on Software Engineering for Adaptive and Self-Managing Systems (pp. 157-167). IEEE.</text:p>
        </text:list-item>
        <text:list-item>
          <text:p text:style-name="P1">Fredericks, E. M., &amp; Cheng, B. H. C. (2015). An empirical analysis of providing assurance for self-adaptive systems at different levels of abstraction in the face of uncertainty. 2015 IEEE/ACM 8th International Workshop on Search-Based Software Testing, 8–14. IEEE.</text:p>
        </text:list-item>
        <text:list-item>
          <text:p text:style-name="P1"><text:soft-page-break/>Fredericks, E. M., &amp; Cheng, B. H. C. (2015a). An empirical analysis of providing assurance for self-adaptive systems at different levels of abstraction in the face of uncertainty. 2015 IEEE/ACM 8th International Workshop on Search-Based Software Testing, 8–14. IEEE.</text:p>
        </text:list-item>
        <text:list-item>
          <text:p text:style-name="P1">Fredericks, E. M., &amp; Cheng, B. H. C. (2015b). Automated generation of adaptive test plans for self-adaptive systems. 2015 IEEE/ACM 10th International Symposium on Software Engineering for Adaptive and Self-Managing Systems, 157–167. IEEE.</text:p>
        </text:list-item>
        <text:list-item>
          <text:p text:style-name="P1">Fredericks, E. M., Bowers, K. M., &amp; Hariri, R. H. (2019, May). On incorporating search-based heuristics into real-world systems. In 2019 IEEE/ACM 12th International Workshop on Search-Based Software Testing (SBST) (pp. 11-12). IEEE.</text:p>
        </text:list-item>
        <text:list-item>
          <text:p text:style-name="P1">Fredericks, E. M., Bowers, K. M., Price, K. A., &amp; Hariri, R. H. (2018, July). Cal: A smart home environment for monitoring cognitive decline. In 2018 IEEE 38th International Conference on Distributed Computing Systems (ICDCS) (pp. 1500-1506). IEEE.</text:p>
        </text:list-item>
        <text:list-item>
          <text:p text:style-name="P1">Fredericks, E. M., DeVries, B., &amp; Cheng, B. H. (2014, June). Towards run-time adaptation of test cases for self-adaptive systems in the face of uncertainty. In Proceedings of the 9th International Symposium on Software Engineering for Adaptive and Self-Managing Systems (pp. 17-26).</text:p>
        </text:list-item>
        <text:list-item>
          <text:p text:style-name="P1">Fredericks, E.M., Cheng, B.H., 2015. Automated generation of adaptive test plans for self-adaptive systems, in: Proceedings of the 10th International Symposium on Software Engineering for Adaptive and Self-Managing Systems, IEEE Press. pp. 157–168. doi: 10.1109/SEAMS.2015.15.</text:p>
        </text:list-item>
        <text:list-item>
          <text:p text:style-name="P1">Fredericks, E.M., DeVries, B., Cheng, B.H., 2014. Towards run-time adaptation of test cases for self-adaptive systems in the face of uncertainty, in: Proceedings of the 9th International Symposium on Software Engineering for Adaptive and Self-Managing Systems, ACM. pp. 17–26. doi: 10.1145/2593929.2593937.</text:p>
        </text:list-item>
        <text:list-item>
          <text:p text:style-name="P1">Fuentes, S. (2017). Defining usability heuristics for adoption and efficiency of an electronic workflow document management system. Nova Southeastern University.</text:p>
        </text:list-item>
        <text:list-item>
          <text:p text:style-name="P1">G. Bolch, S. Greiner, H. de Meer and K. Trivedi, Queueing networks and Markov chains: modeling and performance evaluation with computer science applications, New York, NY, USA:Wiley, 1998.</text:p>
        </text:list-item>
        <text:list-item>
          <text:p text:style-name="P1">G. Carrozza, R. Pietrantuono and S. Russo, "Dynamic test planning: a study in an industrial context", <text:span text:style-name="Emphasis">International Journal on Software Tools for Technology Transfer</text:span>, vol. 16, no. 5, pp. 593-607, 2014.</text:p>
        </text:list-item>
        <text:list-item>
          <text:p text:style-name="P1">G. Denaro, L. Mariani and M. Pezz, "Self-test components for highly reconfigurable systems", <text:span text:style-name="Emphasis">Electronic Notes in Theoretical Computer Science</text:span>, vol. 82, no. 6, 2003.</text:p>
        </text:list-item>
        <text:list-item>
          <text:p text:style-name="P1">G. Denaro, L. Mariani, M. Pczz'e and D. Tosi, "Adaptive runtime verification for autonomic communication infrastructures", <text:span text:style-name="Emphasis">First International IEEE WoW - MoM Workshop on Autonomic Communications and Computing (ACC'05)</text:span>, pp. 553-557, 2005.</text:p>
        </text:list-item>
        <text:list-item>
          <text:p text:style-name="P1"><text:bookmark text:name="ref-00013"/><text:soft-page-break/>G. Fraser and A. Arcuri. Evosuite: automatic test suite generation for object-oriented software. In Proc. of the 19th ACM SIGSOFT symposium and the 13th European conference on Foundations of software engineering, ESEC/FSE ’11, pages 416–419, Szeged, Hungary, 2011. ACM. </text:p>
        </text:list-item>
        <text:list-item>
          <text:p text:style-name="P1">G. J. Myers, C. Sandler and T. Badgett, The art of software testing, John Wiley &amp; Sons, 2011.</text:p>
        </text:list-item>
        <text:list-item>
          <text:p text:style-name="P1">G. Rothermel and M. J. Harrold, "Analyzing regression test selection techniques", <text:span text:style-name="Emphasis">Software Engineering IEEE Transactions on</text:span>, vol. 22, no. 8, pp. 529-551, 1996.</text:p>
        </text:list-item>
        <text:list-item>
          <text:p text:style-name="P1"><text:bookmark text:name="ref-00028"/>G. Rothermel and M. J. Harrold. Analyzing regression test selection techniques. Software Engineering, IEEE Transactions on, 22(8):529–551, 1996. </text:p>
        </text:list-item>
        <text:list-item>
          <text:p text:style-name="P1">G. Rothermel, M. Harrold. <text:span text:style-name="Strong_20_Emphasis">Analyzing regression test selection techniques. </text:span>IEEE Trans. Softw. Eng., 22 (8) (1996), pp. 529-551. </text:p>
        </text:list-item>
        <text:list-item>
          <text:p text:style-name="P1"><text:bookmark text:name="bib54616D75726132303133s1"/>G. Tamura, N. Villegas, H. Müller, J. Sousa, B. Becker, G. Karsai, S. Mankovskii, M. Pezzè, W. Schäfer, L. Tahvildari, K. Wong. <text:span text:style-name="Strong_20_Emphasis">Towards practical runtime verification and validation of self-adaptive software systems. </text:span>R. de Lemos, H. Giese, H. Müller, M. Shaw (Eds.), Software Engineering for Self-Adaptive Systems II, Lecture Notes in Computer Science, vol. 7475, Springer, Berlin, Heidelberg (2013), pp. 108-132.</text:p>
        </text:list-item>
        <text:list-item>
          <text:p text:style-name="P1">G. Toffetti, S. Brunner, M. Blochlinger, F. Dudouet and A. Edmonds, "An architecture for self-managing microservices", <text:span text:style-name="Emphasis">International Workshop on Automated Incident Management in Cloud AIMC'15</text:span>, pp. 19-24, 2015.</text:p>
        </text:list-item>
        <text:list-item>
          <text:p text:style-name="P1">Galster, M., Weyns, D., Goedicke, M., Zdun, U., Cunha, J., &amp; Chavarriaga, J. (2018). Variability and Complexity in Software Design: Towards Quality through Modeling and Testing. ACM SIGSOFT Software Engineering Notes, 42(4), 35–37.</text:p>
        </text:list-item>
        <text:list-item>
          <text:p text:style-name="P1">Gao, M., Chen, M., Liu, A., Ip, W. H., &amp; Yung, K. L. (2020). Optimization of microservice composition based on artificial immune algorithm considering fuzziness and user preference. Ieee Access, 8, 26385–26404.</text:p>
        </text:list-item>
        <text:list-item>
          <text:p text:style-name="P1">Gazzola, L. (2017). Field testing of software applications. 2017 IEEE/ACM 39th International Conference on Software Engineering Companion (ICSE-C), 429–432. IEEE.</text:p>
        </text:list-item>
        <text:list-item>
          <text:p text:style-name="P1">Gazzola, L. (2017). Field testing of software applications. 2017 IEEE/ACM 39th International Conference on Software Engineering Companion (ICSE-C), 429–432. IEEE.</text:p>
        </text:list-item>
        <text:list-item>
          <text:p text:style-name="P1">Gazzola, L., Goldstein, M., Mariani, L., Mobilio, M., Segall, I., Tundo, A., &amp; Ussi, L. (2022). ExVivoMicroTest: ExVivo Testing of Microservices. Journal of Software: Evolution and Process, e2452.</text:p>
        </text:list-item>
        <text:list-item>
          <text:p text:style-name="P1">Gazzola, L., Goldstein, M., Mariani, L., Segall, I., &amp; Ussi, L. (2020). Automatic ex-vivo regression testing of microservices. Proceedings of the IEEE/ACM 1st International Conference on Automation of Software Test, 11–20.</text:p>
        </text:list-item>
        <text:list-item>
          <text:p text:style-name="P1"><text:soft-page-break/>Gazzola, L., Mariani, L., Orrú, M., Pezze, M., &amp; Tappler, M. (2022). Testing Software in Production Environments with Data from the Field. 2022 IEEE Conference on Software Testing, Verification and Validation (ICST), 58–69. IEEE.</text:p>
        </text:list-item>
        <text:list-item>
          <text:p text:style-name="P1">Gazzola, L., Mariani, L., Orrú, M., Pezze, M., &amp; Tappler, M. (2022). Testing Software in Production Environments with Data from the Field. 2022 IEEE Conference on Software Testing, Verification and Validation (ICST), 58–69. IEEE.</text:p>
        </text:list-item>
        <text:list-item>
          <text:p text:style-name="P1">Gerostathopoulos, I., Bures, T., Hnetynka, P., Hujecek, A., Plasil, F., &amp; Skoda, D. (2015). Meta-adaptation strategies for adaptation in cyber-physical systems. European Conference on Software Architecture, 45–52. Springer.</text:p>
        </text:list-item>
        <text:list-item>
          <text:p text:style-name="P1">Gerostathopoulos, I., Bures, T., Hnetynka, P., Hujecek, A., Plasil, F., &amp; Skoda, D. (2015). Meta-adaptation strategies for adaptation in cyber-physical systems. European Conference on Software Architecture, 45–52. Springer.</text:p>
        </text:list-item>
        <text:list-item>
          <text:p text:style-name="P1">Gerostathopoulos, I., Bures, T., Hnetynka, P., Hujecek, A., Plasil, F., &amp; Skoda, D. (2017). Strengthening adaptation in cyber-physical systems via meta-adaptation strategies. ACM Transactions on Cyber-Physical Systems, 1(3), 1–25.</text:p>
        </text:list-item>
        <text:list-item>
          <text:p text:style-name="P1">Gerostathopoulos, I., Bures, T., Hnetynka, P., Hujecek, A., Plasil, F., &amp; Skoda, D. (2017). Strengthening adaptation in cyber-physical systems via meta-adaptation strategies. ACM Transactions on Cyber-Physical Systems, 1(3), 1–25.</text:p>
        </text:list-item>
        <text:list-item>
          <text:p text:style-name="P1">Gerostathopoulos, I., Skoda, D., Plasil, F., Bures, T., &amp; Knauss, A. (2019). Tuning self-adaptation in cyber-physical systems through architectural homeostasis. Journal of Systems and Software, 148, 37–55.</text:p>
        </text:list-item>
        <text:list-item>
          <text:p text:style-name="P1">Gerostathopoulos, I., Skoda, D., Plasil, F., Bures, T., &amp; Knauss, A. (2019). Tuning self-adaptation in cyber-physical systems through architectural homeostasis. Journal of Systems and Software, 148, 37–55.</text:p>
        </text:list-item>
        <text:list-item>
          <text:p text:style-name="P1">Gerostathopoulos, I., Vogel, T., Weyns, D., &amp; Lago, P. (2021). How do we Evaluate Self-adaptive Software Systems?: A Ten-Year Perspective of SEAMS. 2021 International Symposium on Software Engineering for Adaptive and Self-Managing Systems (SEAMS), 59–70. IEEE.</text:p>
        </text:list-item>
        <text:list-item>
          <text:p text:style-name="P1">Gómez Muñoz, L. F. (2020). Un framework de adaptación de micro-servicios y contenedores para procesos DevOps.</text:p>
        </text:list-item>
        <text:list-item>
          <text:p text:style-name="P1">González, A., Piel, E., Gross, H.G., 2009. A model for the measurement of the runtime testability of component-based systems, in: IEEE International Conference on Software Testing, Verification, and Validation Workshops, IEEE. pp. 19–28. doi: 10.1109/ICSTW.2009.9.</text:p>
        </text:list-item>
        <text:list-item>
          <text:p text:style-name="P1">Google. Espresso testing.</text:p>
        </text:list-item>
        <text:list-item>
          <text:p text:style-name="P1">Gros, J. P. (2021). Contributions à la validation des systèmes à composants adaptatifs par génération de tests (Doctoral dissertation, Université Bourgogne Franche-Comté).</text:p>
        </text:list-item>
        <text:list-item>
          <text:p text:style-name="P1"><text:soft-page-break/>Guerriero, A., Mirandola, R., Pietrantuono, R., &amp; Russo, S. (2019). A hybrid framework for web services reliability and performance assessment. 2019 IEEE International Symposium on Software Reliability Engineering Workshops (ISSREW), 185–192. IEEE.</text:p>
        </text:list-item>
        <text:list-item>
          <text:p text:style-name="P1">H. A. Muller, L. O'Brien, M. Klein and B. Wood, "Autonomic computing", <text:span text:style-name="Emphasis">Technical report Carnegie Mellon Univeristy and Software Engineering Institute</text:span>, April 2006.</text:p>
        </text:list-item>
        <text:list-item>
          <text:p text:style-name="P1"><text:bookmark text:name="bib42617272696E6765723037s1"/>H. Barringer, D. Gabbay, D. Rydeheard. <text:span text:style-name="Strong_20_Emphasis">From runtime verification to evolvable systems. </text:span>O. Sokolsky, S. Taşıran (Eds.), Runtime Verification, Lecture Notes in Computer Science, vol. 4839, Springer, Berlin, Heidelberg (2007), pp. 97-110. </text:p>
        </text:list-item>
        <text:list-item>
          <text:p text:style-name="P1">H. Dai, C. Murphy and G. E. Kaiser, "CONFU: configuration fuzzing testing framework for software vulnerability detection", <text:span text:style-name="Emphasis">International Journal of System of Systems Engineering</text:span>, vol. 1, no. 3, pp. 41-55, 2010.</text:p>
        </text:list-item>
        <text:list-item>
          <text:p text:style-name="P1"><text:bookmark text:name="bib476F6C647362793038s1"/>H. Goldsby, B. Cheng, J. Zhang. <text:span text:style-name="Strong_20_Emphasis">AMOEBA-RT: run-time verification of adaptive software. </text:span>H. Giese (Ed.), Models in Software Engineering, Lecture Notes in Computer Science, vol. 5002, Springer, Berlin, Heidelberg (2008), pp. 212-224.</text:p>
        </text:list-item>
        <text:list-item>
          <text:p text:style-name="P1">H. Heck, C. Gruhl, S. Rudolph, A. Wacker, B. Sick and J. Hähner, "Multi-k-Resilience in Distributed Adaptive Cyber-Physical Systems", <text:span text:style-name="Emphasis">Proc. of ARCS'16 Workshops.</text:span>.</text:p>
        </text:list-item>
        <text:list-item>
          <text:p text:style-name="P1">H. J. Goldsby, B. H. C. Cheng, and J. Zhang, "Models in software engineering," in Models in Software Engineering, H. Giese, Ed. Berlin, Heidelberg: Springer-Verlag, 2008, ch. AMOEBA-RT: Run-Time Verification of Adaptive Software, pp. 212-224.</text:p>
        </text:list-item>
        <text:list-item>
          <text:p text:style-name="P1"><text:bookmark text:name="ref-00016"/>H. J. Goldsby, B. H. C. Cheng, and J. Zhang. Models in software engineering. In H. Giese, editor, Models in Software Engineering, chapter AMOEBA-RT: Run-Time Verification of Adaptive Software, pages 212–224. Springer-Verlag, Berlin, Heidelberg, 2008. </text:p>
        </text:list-item>
        <text:list-item>
          <text:p text:style-name="P1">H. Kang, M. Le and S. Tao, "Container and micro service driven design for cloud infrastructure devops", <text:span text:style-name="Emphasis">IEEE International Conference on Cloud Engineering (IC2E)</text:span>, pp. 202-211, 2016.</text:p>
        </text:list-item>
        <text:list-item>
          <text:p text:style-name="P1">H. Wasserman and M. Blum, "Software reliability via runtime result-checking", <text:span text:style-name="Emphasis">J. ACM</text:span>, vol. 44, no. 6, pp. 826-849, 1997.</text:p>
        </text:list-item>
        <text:list-item>
          <text:p text:style-name="P1">H. Zhu and Y. Zhang, "Collaborative testing of web services", <text:span text:style-name="Emphasis">IEEE Transactions on Services Computing</text:span>, vol. 5, pp. 116-130, 2012.</text:p>
        </text:list-item>
        <text:list-item>
          <text:p text:style-name="P1">H. Zhu, P. A. V. Hall and J. H. R. May, "Software unit testing coverage and adequacy", <text:span text:style-name="Emphasis">ACM Computing Surveys</text:span>, vol. 29, no. 4, pp. 366-427, December 1997.</text:p>
        </text:list-item>
        <text:list-item>
          <text:p text:style-name="P1">H. Zo, D. Nazareth and H. Jain, "Measuring Reliability of Applications Composed of Web Services", <text:span text:style-name="Emphasis">40th Annual Hawaii Int. Conference on System Sciences (HICSS)</text:span>, pp. 278C, 2007.</text:p>
        </text:list-item>
        <text:list-item>
          <text:p text:style-name="P1"><text:bookmark text:name="ref-00029"/>H.-P. Schwefel. Numerical optimization of computer models. John Wiley &amp; Sons, Inc., 1981. </text:p>
        </text:list-item>
        <text:list-item>
          <text:p text:style-name="P1"><text:soft-page-break/>Hallsteinsen, S., Hinchey, M., Park, S., Schmid, K., 2008. Dynamic software product lines. Computer 41, 93–95.</text:p>
        </text:list-item>
        <text:list-item>
          <text:p text:style-name="P1">Hänsel, J., Giese, H., 2017. Towards collective online and offline testing for dynamic software product line systems, in: 2017 IEEE/ACM 2nd International Workshop on Variability and Complexity in Software Design (VACE), IEEE. pp. 9–12. doi: 10.1109/VACE.2017.5.</text:p>
        </text:list-item>
        <text:list-item>
          <text:p text:style-name="P1">Hänsel, J., Vogel, T., &amp; Giese, H. (2015). A testing scheme for self-adaptive software systems with architectural runtime models. 2015 IEEE International Conference on Self-Adaptive and Self-Organizing Systems Workshops, 134–139. IEEE.</text:p>
        </text:list-item>
        <text:list-item>
          <text:p text:style-name="P1">Hänsel, J., Vogel, T., &amp; Giese, H. (2015). A testing scheme for self-adaptive software systems with architectural runtime models. 2015 IEEE International Conference on Self-Adaptive and Self-Organizing Systems Workshops, 134–139. IEEE.</text:p>
        </text:list-item>
        <text:list-item>
          <text:p text:style-name="P1">Hao, Z., &amp; Alnawasreh, K. (2016). Distributed Systems verification using fault injection approach (Master's thesis).</text:p>
        </text:list-item>
        <text:list-item>
          <text:p text:style-name="P1">Hao, Z., &amp; Alnawasreh, K. (2016). Distributed Systems verification using fault injection approach (Master's thesis).</text:p>
        </text:list-item>
        <text:list-item>
          <text:p text:style-name="P1">Hariri, R. H. (2020). Mitigating Uncertainty in Big Data and Artificial Intelligence Applications (Doctoral dissertation, Oakland University).</text:p>
        </text:list-item>
        <text:list-item>
          <text:p text:style-name="P1">Hariri, R. H., &amp; Fredericks, E. M. (2018). Towards traceability link recovery for self-adaptive systems. Workshops at the thirty-second AAAI conference on artificial intelligence.</text:p>
        </text:list-item>
        <text:list-item>
          <text:p text:style-name="P1">Hariri, Reihaneh H., &amp; Fredericks, E. M. (2018). Towards traceability link recovery for self-adaptive systems. Workshops at the thirty-second AAAI conference on artificial intelligence.</text:p>
        </text:list-item>
        <text:list-item>
          <text:p text:style-name="P1">Hariri, Reihaneh Hosseinzadeh. (2020). Mitigating Uncertainty in Big Data and Artificial Intelligence Applications. Oakland University.</text:p>
        </text:list-item>
        <text:list-item>
          <text:p text:style-name="P1">Heck, H., Sick, B., &amp; Tomforde, S. (2018). Security Issues in Self-Improving System Integration--Challenges and Solution Strategies. 2018 IEEE 3rd International Workshops on Foundations and Applications of Self* Systems (FAS* W), 176–181. IEEE.</text:p>
        </text:list-item>
        <text:list-item>
          <text:p text:style-name="P1">Henrichs, E., Lesch, V., Straesser, M., Kounev, S., &amp; Krupitzer, C. (2022). A literature review on optimization techniques for adaptation planning in adaptive systems: State of the art and research directions. Information and Software Technology, 106940.</text:p>
        </text:list-item>
        <text:list-item>
          <text:p text:style-name="P1">Hielscher, J., Kazhamiakin, R., Metzger, A., Pistore, M., 2008. A framework for proactive self-adaptation of service-based applications based on online testing, in: European Conference on a Service-Based Internet, Springer. pp. 122–133. doi: 10.1007/978-3-540-89897-9_11.</text:p>
        </text:list-item>
        <text:list-item>
          <text:p text:style-name="P1">Hou, A.-L., Guo, J.-L., Wang, C.-J., Wu, L., &amp; Li, F. (2013). Abnormal behavior recognition based on trajectory feature and regional optical flow. 2013 Seventh International Conference on Image and Graphics, 643–649. IEEE.</text:p>
        </text:list-item>
        <text:list-item>
          <text:p text:style-name="P1"><text:soft-page-break/>Hou, A.-L., Guo, J.-L., Wang, C.-J., Wu, L., &amp; Li, F. (2013). Abnormal behavior recognition based on trajectory feature and regional optical flow. 2013 Seventh International Conference on Image and Graphics, 643–649. IEEE.</text:p>
        </text:list-item>
        <text:list-item>
          <text:p text:style-name="P1">Huang, X. (2018). Watermarking Based Data Spoofing Detection Against Speech Synthesis and Impersonation with Spectral Noise Perturbation. 2018 IEEE International Conference on Big Data (Big Data), 4600–4604. IEEE.</text:p>
        </text:list-item>
        <text:list-item>
          <text:p text:style-name="P1">Huječek, A. (2016). Meta-Adaptation Strategies for Adaptation in Cyber-Physical Systems.</text:p>
        </text:list-item>
        <text:list-item>
          <text:p text:style-name="P1">Huječek, A. (2016). Meta-Adaptation Strategies for Adaptation in Cyber-Physical Systems.</text:p>
        </text:list-item>
        <text:list-item>
          <text:p text:style-name="P1">I Paik, H. Y, A. L. Lemos, M. C. Barukh, B. Benatallah and A. Natarajan, "Web Service Composition: Overview" in Web Service Implementation and Composition Techniques, Cham:Springer, pp. 149-158, 2017.</text:p>
        </text:list-item>
        <text:list-item>
          <text:p text:style-name="P1">I. Ciupa, A. Leitner, M. Oriol, and B. Meyer, “ARTOO: Adaptive random testing for object-oriented software,” in Proc. 30th Int. Conf. Softw. Eng., Leipzig, Germany, 2008, pp. 71–80.</text:p>
        </text:list-item>
        <text:list-item>
          <text:p text:style-name="P1">I. Epifani, C. Ghezzi, R. Mirandola and G. Tamburrelli, "Model Evolution by Run-Time Parameter Adaptation", <text:span text:style-name="Emphasis">31st Int. Conference on Software Engineering (ICSE)</text:span>, pp. 111-121, 2009.</text:p>
        </text:list-item>
        <text:list-item>
          <text:p text:style-name="P1">I. Epifani, C. Ghezzi, R. Mirandola, and G. Tamburrelli, "Model evolution by run-time parameter adaptation," in Proceedings of the 31st International Conference on Software Engineering. Washington, DC, USA: IEEE Computer Society, 2009, pp. 111-121.</text:p>
        </text:list-item>
        <text:list-item>
          <text:p text:style-name="P1"><text:bookmark text:name="bib53636869656665726465636B65723130s1"/>I. Schieferdecker. <text:span text:style-name="Strong_20_Emphasis">Test automation with TTCN-3 – state of the art and a future perspective. </text:span>Proceedings of the 22nd IFIP WG 6.1 International Conference on Testing Software and Systems, ICTSS'10, Springer-Verlag, Berlin, Heidelberg (2010), pp. 1-14.</text:p>
        </text:list-item>
        <text:list-item>
          <text:p text:style-name="P1">I. Sommerville, software Engineering, Essex, England:Addison-Wesley, 2004.</text:p>
        </text:list-item>
        <text:list-item>
          <text:p text:style-name="P1"><text:bookmark text:name="bib4368656E543038s1"/>I.-Y. Chen, C.-H. Tsai. <text:span text:style-name="Strong_20_Emphasis">Pervasive digital monitoring and transmission of pre-care patient biostatics with an OSGi, MOM and SOA based remote health care system. </text:span>Sixth Annual IEEE International Conference on Pervasive Computing and Communications, PerCom (2008), pp. 704-709. </text:p>
        </text:list-item>
        <text:list-item>
          <text:p text:style-name="P1"><text:span text:style-name="Emphasis">IBM Research 2002</text:span>, August 2006, [online] Available: <text:a xlink:type="simple" xlink:href="http://www.research.ibm.com/autonomic/" text:style-name="Internet_20_link" text:visited-style-name="Visited_20_Internet_20_Link">http://www.research.ibm.com/autonomic/</text:a>.</text:p>
        </text:list-item>
        <text:list-item>
          <text:p text:style-name="P1"><text:bookmark text:name="boref0220"/>IEEE, IEEE Std 610.12-1990(R2002), IEEE Standard Glossary of Software Engineering Terminology.</text:p>
        </text:list-item>
        <text:list-item>
          <text:p text:style-name="P1">Iftikhar, M. U. (2017). A model-based approach to engineer self-adaptive systems with guarantees. Eget förlag.</text:p>
        </text:list-item>
        <text:list-item>
          <text:p text:style-name="P1"><text:bookmark text:name="ref-000062"/><text:soft-page-break/>iMinds-OCareCloudS: Organizing Home Care Using a Cloud-based Platform. http://www.iminds.be/en/projects/ocareclouds, June 2016.</text:p>
        </text:list-item>
        <text:list-item>
          <text:p text:style-name="P1">Islam, N., Azim, A., 2018. Assuring the runtime behavior of self-adaptive cyber-physical systems using feature modeling, in: Proceedings of the 28th Annual International Conference on Computer Science and Software Engineering, IBM Corp.. pp. 48–59. </text:p>
        </text:list-item>
        <text:list-item>
          <text:p text:style-name="P1">J Hielscher, R Kazhamiakin, A Metzger and M Pistore, "A framework for proactive self-adaptation of service-based applications based on online testing", <text:span text:style-name="Emphasis">Towards a Service-Based Internet</text:span>, pp. 122-33, 2008.</text:p>
        </text:list-item>
        <text:list-item>
          <text:p text:style-name="P1">J. A. Bauer and A. B. Finger, "Test plan generation using formal grammars", <text:span text:style-name="Emphasis">Proceedings of the 4th International Conference on Software Engineering</text:span>, pp. 425-432, 1979.</text:p>
        </text:list-item>
        <text:list-item>
          <text:p text:style-name="P1">J. Bobba, W. Xiong, L. Yen, M. D. Hill and D. A. Wood, "Stealthtest: Low overhead online software testing using transactional memory", <text:span text:style-name="Emphasis">18th International Conference on Parallel Architectures and Compilation Techniques</text:span>, pp. 146-155, Sep. 2009.</text:p>
        </text:list-item>
        <text:list-item>
          <text:p text:style-name="P1"><text:bookmark text:name="bib424F5552434945523038s1"/><text:span text:style-name="T1">J. Bourcier. </text:span><text:span text:style-name="Strong_20_Emphasis">Auto-Home: une plate-forme pour la gestion autonomique d'applications pervasives. </text:span>Ph.D. thesis. Université JOSEPH FOURIER (2008).</text:p>
        </text:list-item>
        <text:list-item>
          <text:p text:style-name="P1">J. Camara and R. de Lemos, "Evaluation of resilience in self-adaptive systems using probabilistic model-checking," in Software Engineering for Adaptive and Self-Managing Systems., june 2012, pp. 53-62.</text:p>
        </text:list-item>
        <text:list-item>
          <text:p text:style-name="P1">J. Camara and R. de Lemos, "Evaluation of resilience in self-adaptive systems using probabilistic model-checking", <text:span text:style-name="Emphasis">Software Engineering for Adaptive and Self-Managing Systems.</text:span>, pp. 53-62, june 2012.</text:p>
        </text:list-item>
        <text:list-item>
          <text:p text:style-name="P1"><text:bookmark text:name="ref-000051"/>J. Camara and R. de Lemos. Evaluation of resilience in self-adaptive systems using probabilistic model-checking. In Software Engineering for Adaptive and Self-Managing Systems., pages 53 –62, june 2012.</text:p>
        </text:list-item>
        <text:list-item>
          <text:p text:style-name="P1">J. Cámara, R. de Lemos, N. Laranjeiro, R. Ventura and M. Vieira, "Testing the robustness of controllers for self-adaptive systems", <text:span text:style-name="Emphasis">Journal of the Brazilian Computer Society</text:span>, vol. 20, no. 1, 2014.</text:p>
        </text:list-item>
        <text:list-item>
          <text:p text:style-name="P1">J. D. Musa, "Operational Profiles in Software-Reliability Engineering", <text:span text:style-name="Emphasis">IEEE Software</text:span>, vol. 10, no. 2, pp. 14-32, March 1993.</text:p>
        </text:list-item>
        <text:list-item>
          <text:p text:style-name="P1"><text:bookmark text:name="ref-000011"/>J. H. Andrews, T. Menzies, and F. C. Li. Genetic algorithms for randomized unit testing. IEEE Trans. on Software Engineering, 37(1):80–94, January 2011.</text:p>
        </text:list-item>
        <text:list-item>
          <text:p text:style-name="P1"><text:bookmark text:name="ref-00018"/>J. H. Holland. Adaptation in Natural and Artificial Systems. MIT Press, Cambridge, MA, USA, 1992. </text:p>
        </text:list-item>
        <text:list-item>
          <text:p text:style-name="P1">J. Hielscher, R. Kazhamiakin, A. Metzger and M. Pistore, "A framework for proactive self-adaptation of service-based applications based on online testing" in Towards a Service-Based Internet, Springer Berlin Heidelberg, vol. 5377, pp. 122-133, 2008.</text:p>
        </text:list-item>
        <text:list-item>
          <text:p text:style-name="P1"><text:bookmark text:name="bib4869656C73636865724B3038s1"/><text:soft-page-break/>J. Hielscher, R. Kazhamiakin, A. Metzger, M. Pistore. <text:span text:style-name="Strong_20_Emphasis">A framework for proactive self-adaptation of service-based applications based on online testing. </text:span>Proceedings of the 1st European Conference on Towards a Service-Based Internet, ServiceWave '08, Springer-Verlag, Berlin, Heidelberg (2008), pp. 122-133. </text:p>
        </text:list-item>
        <text:list-item>
          <text:p text:style-name="P1">J. Kantert, H. Scharf, S. Edenhofer, S. Tomforde, J. Hähner and C. Müller-Schloer, "A Graph Analysis Approach to Detect Attacks in Multi-agent Systems at Runtime", <text:span text:style-name="Emphasis">Proc. of SASO'14.</text:span>, pp. 80-89, 2014.</text:p>
        </text:list-item>
        <text:list-item>
          <text:p text:style-name="P1">J. Kephart and D. Chess, "The vision of autonomic computing," Computer, vol. 36, no. 1, pp. 41-50, jan 2003.</text:p>
        </text:list-item>
        <text:list-item>
          <text:p text:style-name="P1">J. Kephart and D. Chess, "The vision of autonomic computing", <text:span text:style-name="Emphasis">Computer</text:span>, vol. 36, no. 1, pp. 41-50, Jan 2003.</text:p>
        </text:list-item>
        <text:list-item>
          <text:p text:style-name="P1">J. Kephart and D. Chess, <text:span text:style-name="Emphasis">The vision of autonomic computing. Computer</text:span>, vol. 36, no. 1, pp. 41-52, January 2003.</text:p>
        </text:list-item>
        <text:list-item>
          <text:p text:style-name="P1"><text:bookmark text:name="ref-00019"/>J. Kephart and D. Chess. The vision of autonomic computing. Computer, 36(1):41 – 50, jan 2003. </text:p>
        </text:list-item>
        <text:list-item>
          <text:p text:style-name="P1"><text:bookmark text:name="bib4B72616D65723835s1"/>J. Kramer, J. Magee. <text:span text:style-name="Strong_20_Emphasis">Dynamic configuration for distributed systems. </text:span>IEEE Trans. Softw. Eng., 11 (4) (1985), pp. 424-436. </text:p>
        </text:list-item>
        <text:list-item>
          <text:p text:style-name="P1">J. Lee, S. Kang and D. Lee, "A Survey on Software Product Line Testing", <text:span text:style-name="Emphasis">Proceedings of the 16th International Software Product Line Conference - Volume 1 ser. SPLC 12</text:span>, pp. 31-40, 2012.</text:p>
        </text:list-item>
        <text:list-item>
          <text:p text:style-name="P1">J. Lewis and M. Fowler, <text:span text:style-name="Emphasis">Microservices - a defi-muon of this new architectural term</text:span>, 2014, [online] Available: <text:a xlink:type="simple" xlink:href="http://martinfowler.com/articles/microservices.html" text:style-name="Internet_20_link" text:visited-style-name="Visited_20_Internet_20_Link">http://martinfowler.com/articles/microservices.html</text:a>.</text:p>
        </text:list-item>
        <text:list-item>
          <text:p text:style-name="P1">J. Lv, B-B. Yin and K-Y. Cai, "Estimating confidence interval of software reliability with adaptive testing strategy", <text:span text:style-name="Emphasis">Journal of Systems and Software</text:span>, vol. 97, pp. 192-206, 2014.</text:p>
        </text:list-item>
        <text:list-item>
          <text:p text:style-name="P1">J. Lv, B.-B. Yin and K.-Y. Cai, "On the asymptotic behavior of adaptive testing strategy for software reliability assessment", <text:span text:style-name="Emphasis">IEEE Transactions on Software Eneineering</text:span>, no. 4, pp. 396-412, 2014.</text:p>
        </text:list-item>
        <text:list-item>
          <text:p text:style-name="P1">J. Nitzsche, D. Wutke, and T. vanLessen, “An ontology for executable business processes,” in Proc. Semantic Business Process Product Lifecycle Manage. in conjunction 3rd Eur. Semantic Web Conf., Innsbruck, Austria, 2007, pp. 52–63.</text:p>
        </text:list-item>
        <text:list-item>
          <text:p text:style-name="P1">J. O. Kephart and D. M. Chess, "The vision of autonomic computing", <text:span text:style-name="Emphasis">Computer</text:span>, no. 1, pp. 41-50, 2003.</text:p>
        </text:list-item>
        <text:list-item>
          <text:p text:style-name="P1">J. R. Brown and M. Lipow, "Testing for software reliability", <text:span text:style-name="Emphasis">SIGPLAN Not.</text:span>, vol. 10, no. 6, pp. 518-527, 1975.</text:p>
        </text:list-item>
        <text:list-item>
          <text:p text:style-name="P1"><text:soft-page-break/>J. Stubbs, W. Moreira and R. Dooley, "Distributed systems of microser-vices using Docker and Serfnode", <text:span text:style-name="Emphasis">7th International Workshop on Science Gateways (IWSG)</text:span>, pp. 34-39, 2015.</text:p>
        </text:list-item>
        <text:list-item>
          <text:p text:style-name="P1">J. Zhang and B. H. C. Cheng, "Model-based devel-opment of dynamically adaptive software", <text:span text:style-name="Emphasis">ICSE '06: Proceeding of the 28th international conference on Software engineering</text:span>, pp. 371-380, 2006.</text:p>
        </text:list-item>
        <text:list-item>
          <text:p text:style-name="P1">J. Zhang and L. Zhang, "Criteria Analysis and Validation of the Reliability of Web Services-oriented Systems", <text:span text:style-name="Emphasis">IEEE Int. Conference on Web Services (ICWS’05)</text:span>, 2005.</text:p>
        </text:list-item>
        <text:list-item>
          <text:p text:style-name="P1">J. Zhang, "An approach to facilitate reliability testing of web services components", <text:span text:style-name="Emphasis">15th Int. Symposium on Software Reliability Engineering</text:span>, pp. 210-218, 2004.</text:p>
        </text:list-item>
        <text:list-item>
          <text:p text:style-name="P1">J. Zhang, B. H. C. Cheng, Z. Yang and P. K. McKin-ley, "Enabling safe dynamic component-based software adaptation", <text:span text:style-name="Emphasis">WADS</text:span>, pp. 194-211, 2004.</text:p>
        </text:list-item>
        <text:list-item>
          <text:p text:style-name="P1">J. Zhu, P. He, Q. Xie, Z. Zheng and M. R. Lyu, "CARP: Context-Aware Reliability Prediction of Black-Box Web Services", <text:span text:style-name="Emphasis">2017 IEEE Int. Conference on Web Services (ICWS)</text:span>, pp. 17-24, 2017.</text:p>
        </text:list-item>
        <text:list-item>
          <text:p text:style-name="P1">J.-P. Tsai, K.-Y. Fang, H.-Y. Chen and Y.-D. Bi, "A noninterference monitoring and replay mechanism for real-time software testing and debugging", <text:span text:style-name="Emphasis">Software Engineering IEEE Transactions on</text:span>, vol. 16, no. 8, pp. 897-916, 1990.</text:p>
        </text:list-item>
        <text:list-item>
          <text:p text:style-name="P1"><text:bookmark text:name="ref-00030"/>J.-P. Tsai, K.-Y. Fang, H.-Y. Chen, and Y.-D. Bi. A noninterference monitoring and replay mechanism for real-time software testing and debugging. Software Engineering, IEEE Transactions on, 16(8):897–916, 1990. </text:p>
        </text:list-item>
        <text:list-item>
          <text:p text:style-name="P1">Jabbar, R., Krichen, M., Fetais, N., &amp; Barkaoui, K. (2020a). Adopting formal verification and model-based testing techniques for validating a blockchain-based healthcare records sharing system. 22nd International Conference on Enterprise Information Systems, 261–268. SCITEPRESS-Science and Technology Publications.</text:p>
        </text:list-item>
        <text:list-item>
          <text:p text:style-name="P1">Jabbar, R., Krichen, M., Fetais, N., &amp; Barkaoui, K. (2020b). Adoption de techniques de vérification formelle et de test basé sur des modeles pour valider un systeme de partage de dossiers médicaux basé sur la blockchain.</text:p>
        </text:list-item>
        <text:list-item>
          <text:p text:style-name="P1">Jabbar, R., Krichen, M., Fetais, N., &amp; Barkaoui, K. (2020c). Formal verification and model-based testing techniques for validating a blockchain-based healthcare records sharing system.</text:p>
        </text:list-item>
        <text:list-item>
          <text:p text:style-name="P1">Jabbar, R., Krichen, M., Kharbeche, M., Fetais, N., &amp; Barkaoui, K. (2020a). A formal model-based testing framework for validating an IoT solution for blockchain-based vehicles communication. 15th International Conference on Evaluation of Novel Approaches to Software Engineering, 595–602. SCITEPRESS-Science and Technology Publications.</text:p>
        </text:list-item>
        <text:list-item>
          <text:p text:style-name="P1"><text:soft-page-break/>Jabbar, R., Krichen, M., Kharbeche, M., Fetais, N., &amp; Barkaoui, K. (2020b). A model-based testing framework for validating an IoT solution for blockchain-based vehicles communication.</text:p>
        </text:list-item>
        <text:list-item>
          <text:p text:style-name="P1">Jabbar, R., Krichen, M., Kharbeche, M., Fetais, N., &amp; Barkaoui, K. (2020c). Un Cadre de Test Formel pour la Validation d’un Système de Communication Inter-Véhiculaire Basé sur les IOTs et la Blockchain.</text:p>
        </text:list-item>
        <text:list-item>
          <text:p text:style-name="P1">Jabbar, R., Krichen, M., Shinoy, M., Kharbeche, M., Fetais, N., &amp; Barkaoui, K. (2020d). A model-based and resource-aware testing framework for parking system payment using blockchain. 2020 International Wireless Communications and Mobile Computing (IWCMC), 1252–1259. IEEE.</text:p>
        </text:list-item>
        <text:list-item>
          <text:p text:style-name="P1">Jagadeesan, L. J., &amp; Mendiratta, V. B. (2020). When failure is (not) an option: Reliability models for microservices architectures. 2020 IEEE International Symposium on Software Reliability Engineering Workshops (ISSREW), 19–24. IEEE.</text:p>
        </text:list-item>
        <text:list-item>
          <text:p text:style-name="P1">Jalender, B., &amp; Govardhan, A. (2022). A Novel Black Box Approach For Component Adaptation Technique. IJCSNS, 22(2), 81.</text:p>
        </text:list-item>
        <text:list-item>
          <text:p text:style-name="P1">Jalender, B., &amp; Govardhan, A. (2022). A Novel Black Box Approach For Component Adaptation Technique. IJCSNS, 22(2), 81.</text:p>
        </text:list-item>
        <text:list-item>
          <text:p text:style-name="P1">Jamshidi, P. (2014). A framework for robust control of uncertainty in self-adaptive software connectors (Doctoral dissertation, Dublin City University).</text:p>
        </text:list-item>
        <text:list-item>
          <text:p text:style-name="P1">Jamshidi, P. (2014). A framework for robust control of uncertainty in self-adaptive software connectors. Dublin City University.</text:p>
        </text:list-item>
        <text:list-item>
          <text:p text:style-name="P1">Jebbar, O., Khendek, F., &amp; Toeroe, M. (2020). Architecture for the automation of live testing of cloud systems. 2020 IEEE 20th International Conference on Software Quality, Reliability and Security (QRS), 142–151. IEEE.</text:p>
        </text:list-item>
        <text:list-item>
          <text:p text:style-name="P1">Jebbar, O., Khendek, F., &amp; Toeroe, M. (2020a). Architecture for the automation of live testing of cloud systems. 2020 IEEE 20th International Conference on Software Quality, Reliability and Security (QRS), 142–151. IEEE. </text:p>
        </text:list-item>
        <text:list-item>
          <text:p text:style-name="P1">Jebbar, O., Khendek, F., &amp; Toeroe, M. (2020b). Methods for Live Testing of Cloud Services. IFIP International Conference on Testing Software and Systems, 201–216. Springer.</text:p>
        </text:list-item>
        <text:list-item>
          <text:p text:style-name="P1">Jia, Y., Harman, M., 2010. An analysis and survey of the development of mutation testing. IEEE transactions on software engineering 37, 649–678. doi: 10.1109/TSE.2010.62.</text:p>
        </text:list-item>
        <text:list-item>
          <text:p text:style-name="P1">Junior, B.R.A., de Castro Andrade, R.M., Maia, M.E.F., Nogueira, T.P., 2018. Succeed: Support mechanism for creating and executing workflows for decoupled sas in iot, in: 2018 IEEE 42nd Annual Computer Software and Applications Conference (COMPSAC), IEEE. pp. 738–743. doi: 10.1109/COMPSAC.2018.10329.</text:p>
        </text:list-item>
        <text:list-item>
          <text:p text:style-name="P1"><text:soft-page-break/>Juntakoon, P., &amp; Jiamsanguanwong, A. (2018). Usability Evaluation of Nutrition Fact Label. 2018 3rd International Conference on Information Systems Engineering (ICISE), 16–20. IEEE.</text:p>
        </text:list-item>
        <text:list-item>
          <text:p text:style-name="P1">K- Y. Cai, Y-C. Li and K. Liu, "Optimal and adaptive testing for software reliability assessment", <text:span text:style-name="Emphasis">Information and Software Technology</text:span>, vol. 46, no. 15, pp. 989-1000, 2004.</text:p>
        </text:list-item>
        <text:list-item>
          <text:p text:style-name="P1">K-Y. Cai, C-H. Jiang, H. Hu and C-G. Bai, "An experimental study of adaptive testing for software reliability assessment", <text:span text:style-name="Emphasis">Journal of Systems and Software</text:span>, vol. 81, no. 8, pp. 1406-1429, 2008.</text:p>
        </text:list-item>
        <text:list-item>
          <text:p text:style-name="P1">K. B. Laskey and K. Laskey, "Service oriented architecture", <text:span text:style-name="Emphasis">Wiley Interdisciplinary Reviews: Computational Statistics</text:span>, vol. 1, no. 1, pp. 101-105, 2009.</text:p>
        </text:list-item>
        <text:list-item>
          <text:p text:style-name="P1">K. B. Laskey and K. Laskey, "Service oriented architecture", <text:span text:style-name="Emphasis">Wiley Interdisciplinary Reviews: Computational Statistics</text:span>, vol. 1, no. 1, pp. 101-105, 2009.</text:p>
        </text:list-item>
        <text:list-item>
          <text:p text:style-name="P1">K. C. Kang, S. G. Cohen, J. A. Hess, W. E. Novak and A. S. Peterson, "Feature-oriented domain analysis (FODA) feasibility study", <text:span text:style-name="Emphasis">Technical Report CMU/SEI-90-TR-21 Carnegie-Mellon University – Software Engineering Institute</text:span>, November 1990.</text:p>
        </text:list-item>
        <text:list-item>
          <text:p text:style-name="P1">K. Deb, A. Pratap, S. Agarwal, and T. Meyarivan, "A fast and elitist multiobjective genetic algorithm: Nsga-ii," Evolutionary Computation, IEEE Transactions on, vol. 6, no. 2, pp. 182-197, apr 2002.</text:p>
        </text:list-item>
        <text:list-item>
          <text:p text:style-name="P1">K. Goseva-Popstojanova and K. S. Trivedi, "Architecture-based approach to reliability assessment of software systems", <text:span text:style-name="Emphasis">Performance Evaluation</text:span>, vol. 45, no. 2, pp. 179-204, 2001, [online] Available: <text:a xlink:type="simple" xlink:href="http://www.sciencedirect.com/science/article/pii/S0166531601000347" text:style-name="Internet_20_link" text:visited-style-name="Visited_20_Internet_20_Link">http://www.sciencedirect.com/science/article/pii/S0166531601000347</text:a>.</text:p>
        </text:list-item>
        <text:list-item>
          <text:p text:style-name="P1">K. Goseva-Popstojanova and S. Kamavaram, "Software reliability estimation under certainty: generalization of the method of moments", <text:span text:style-name="Emphasis">Eighth IEEE International Symposium on High Assurance Systems Engineering 2004. Proceedings.</text:span>, pp. 209-218, 2004.</text:p>
        </text:list-item>
        <text:list-item>
          <text:p text:style-name="P1">K. Karl, "GraphWalker", 2013, [online] Available: <text:a xlink:type="simple" xlink:href="http://www.graphwalker.org/" text:style-name="Internet_20_link" text:visited-style-name="Visited_20_Internet_20_Link">www.graphwalker.org</text:a>.</text:p>
        </text:list-item>
        <text:list-item>
          <text:p text:style-name="P1">K. Kawano, M. Orimo and K. Mori, "Autonomous decentralized system test technique", <text:span text:style-name="Emphasis">Proceedings of the 13th Annual International Computer Software and Applications Conference COMPSAC</text:span>, pp. 52-57, 1989.</text:p>
        </text:list-item>
        <text:list-item>
          <text:p text:style-name="P1">K. Keeton, C. Santos, D. Beyer, J. Chase and J. Wilkes, "Designing for disasters", <text:span text:style-name="Emphasis">Proc. of the 3rd USENIX Conference on File and Storage Technologies</text:span>, pp. 59-62, 2004.</text:p>
        </text:list-item>
        <text:list-item>
          <text:p text:style-name="P1">K. Mahbub and G. Spanoudakis, "A framework for requirements monitoring of service based systems," in Proceedings of the 2nd international conference on Service oriented computing. New York, NY, USA: ACM, 2004, pp. 84-93.</text:p>
        </text:list-item>
        <text:list-item>
          <text:p text:style-name="P1">K. Meinke and P. Nycander, "Learning-based testing of distributed mi-croservice architectures: Correctness and fault injection", <text:span text:style-name="Emphasis">Software Engineering and Formal Methods</text:span>, pp. 3-10, 2015.</text:p>
        </text:list-item>
        <text:list-item>
          <text:p text:style-name="P1"><text:soft-page-break/>K. Trivedi, Probability and statistics with reliability queuing and computer science applications (2nd ed.), Chichester, UK:John Wiley and Sons Ltd, 2001.</text:p>
        </text:list-item>
        <text:list-item>
          <text:p text:style-name="P1">K. W. Miller, L. J. Morell, R. E. Noonan, S. K. Park, D. M. Nicol, B. W. Murrill, et al., "Estimating the probability of failure when testing reveals no failures", <text:span text:style-name="Emphasis">IEEE Transactions on Software Engineering</text:span>, vol. 18, no. 1, pp. 33-43, 1992.</text:p>
        </text:list-item>
        <text:list-item>
          <text:p text:style-name="P1">K. Welsh and P. Sawyer, "Understanding the scope of uncertainty in dynamically adaptive systems," in Proceedings of the Sixteenth International Working Conference on Requirements Engineering: Foundation for Software Quality, vol. 6182. Springer, 2010, pp. 2-16.</text:p>
        </text:list-item>
        <text:list-item>
          <text:p text:style-name="P1"><text:bookmark text:name="ref-00034"/>K. Welsh and P. Sawyer. Understanding the scope of uncertainty in dynamically adaptive systems. In Proc. of the Sixteenth International Working Conference on Requirements Engineering: Foundation for Software Quality, volume 6182, pages 2–16. Springer, 2010.</text:p>
        </text:list-item>
        <text:list-item>
          <text:p text:style-name="P1">Kang, K.C., Cohen, S.G., Hess, J.A., Novak, W.E., Peterson, A.S., 1990. Feature-oriented domain analysis (FODA) feasibility study. Technical Report. Carnegie-Mellon Univ Pittsburgh Pa Software Engineering Inst.</text:p>
        </text:list-item>
        <text:list-item>
          <text:p text:style-name="P1">Katopodis, S. (2015). Hybrid cloud security certification. City University London.</text:p>
        </text:list-item>
        <text:list-item>
          <text:p text:style-name="P1">Kephart, J.O., Chess, D.M., 2003. The vision of autonomic computing. Computer 36, 41–50. doi: 10.1109/MC.2003.1160055.</text:p>
        </text:list-item>
        <text:list-item>
          <text:p text:style-name="P1">King, T. M., Arbon, J., Santiago, D., Adamo, D., Chin, W., &amp; Shanmugam, R. (2019, April). AI for testing today and tomorrow: industry perspectives. In 2019 IEEE International Conference On Artificial Intelligence Testing (AITest) (pp. 81-88). IEEE.</text:p>
        </text:list-item>
        <text:list-item>
          <text:p text:style-name="P1">Kinneer, C., Coker, Z., Wang, J., Garlan, D., &amp; Goues, C. L. (2018). Managing uncertainty in self-adaptive systems with plan reuse and stochastic search. Proceedings of the 13th International Conference on Software Engineering for Adaptive and Self-Managing Systems, 40–50.</text:p>
        </text:list-item>
        <text:list-item>
          <text:p text:style-name="P1">Kinneer, C., Garlan, D., &amp; Goues, C. L. (2021). Information reuse and stochastic search: Managing uncertainty in self-* systems. ACM Transactions on Autonomous and Adaptive Systems (TAAS), 15(1), 1–36.</text:p>
        </text:list-item>
        <text:list-item>
          <text:p text:style-name="P1">Kiselev, I., 2002. Aspect-oriented programming with AspectJ. Sams, Indianapolis, IN, USA.</text:p>
        </text:list-item>
        <text:list-item>
          <text:p text:style-name="P1">Krichen, M. (2018). Contributions to model-based testing of dynamic and distributed real-time systems. École Nationale d’Ingénieurs de Sfax (Tunisie).</text:p>
        </text:list-item>
        <text:list-item>
          <text:p text:style-name="P1">Krichen, M. (2018a). Contributions to model-based testing of dynamic and distributed real-time systems. École Nationale d’Ingénieurs de Sfax (Tunisie).</text:p>
        </text:list-item>
        <text:list-item>
          <text:p text:style-name="P1">Krichen, M. (2018b). Model-Based Testing of Dynamic and Distributed Real-Time Systems. ReDCAD Laboratory.</text:p>
        </text:list-item>
        <text:list-item>
          <text:p text:style-name="P1"><text:soft-page-break/>Krichen, M. (2018c). Tests en Temps-Réel Basés sur des Modèles de Systèmes Dynamiques et Distribués. Laboratoire de Recherche ReDCAD.</text:p>
        </text:list-item>
        <text:list-item>
          <text:p text:style-name="P1">Krichen, M. (2019). Improving and Optimizing Verification and Testing Techniques for Distributed Information Systems. International Conference on Enterprise Information Systems, 457–472. Springer.</text:p>
        </text:list-item>
        <text:list-item>
          <text:p text:style-name="P1">Krichen, M. (2020). Un Nouveau Cadre Basé sur des Modèles pour le Test de Sécurité à l’aide d’Arbres d’Attaque et d’Automates Temporisés.</text:p>
        </text:list-item>
        <text:list-item>
          <text:p text:style-name="P1">Krichen, M., &amp; Alroobaea, R. (2019). A new model-based framework for testing security of iot systems in smart cities using attack trees and price timed automata. 14th international conference on evaluation of novel approaches to software engineering, 570–577. SCITEPRESS-Science and Technology Publications.</text:p>
        </text:list-item>
        <text:list-item>
          <text:p text:style-name="P1">Krichen, M., &amp; Mechti, S. (2021). An Automated Model-Based Test Generation Approach from Controlled Natural Language Specifications Written in Arabic.</text:p>
        </text:list-item>
        <text:list-item>
          <text:p text:style-name="P1">Krichen, M., &amp; Mechti, S. (χ.χ.). Towards an Automated Model-Based Test Generation Approach from Controlled Natural Language Specifications Written in Arabic.</text:p>
        </text:list-item>
        <text:list-item>
          <text:p text:style-name="P1">Krichen, M., Adoni, W. Y. H., &amp; Nahhal, T. (2019). Some Placement Techniques of Test Components Inspired by Fog Computing Approaches.</text:p>
        </text:list-item>
        <text:list-item>
          <text:p text:style-name="P1">Krichen, M., Alroobaea, R., &amp; Lahami, M. (2019). Towards a runtime standard-based testing framework for dynamic distributed information systems. 21st International Conference on Enterprise Information Systems-ICEIS-2019.</text:p>
        </text:list-item>
        <text:list-item>
          <text:p text:style-name="P1">Krichen, M., Cheikhrouhou, O., Lahami, M., Alroobaea, R., &amp; Jmal Maâlej, A. (2017). Towards a model-based testing framework for the security of internet of things for smart city applications. International conference on smart cities, infrastructure, technologies and applications, 360–365. Springer.</text:p>
        </text:list-item>
        <text:list-item>
          <text:p text:style-name="P1">Krichen, M., Lahami, M., Cheikhrouhou, O., Alroobaea, R., &amp; Maâlej, A. J. (2020). Security testing of internet of things for smart city applications: A formal approach. Στο Smart infrastructure and applications (σσ. 629–653). Springer.</text:p>
        </text:list-item>
        <text:list-item>
          <text:p text:style-name="P1">Krichen, M., Mechti, S., Alroobaea, R., Said, E., Singh, P., Khalaf, O. I., &amp; Masud, M. (2021). A formal testing model for operating room control system using internet of things. Computers, Materials &amp; Continua, 66(3), 2997–3011.</text:p>
        </text:list-item>
        <text:list-item>
          <text:p text:style-name="P1">Krupitzer, C. (2018). A framework for engineering reusable self-adaptive systems.</text:p>
        </text:list-item>
        <text:list-item>
          <text:p text:style-name="P1">Krupitzer, C., Roth, F. M., Becker, C., Weckesser, M., Lochau, M., &amp; Schürr, A. (2016). FESAS IDE: An integrated development environment for autonomic computing. 2016 IEEE International Conference on Autonomic Computing (ICAC), 15–24. IEEE.</text:p>
        </text:list-item>
        <text:list-item>
          <text:p text:style-name="P1">L. Apfelbaum and J. Doyle, "Model based testing", <text:span text:style-name="Emphasis">Software Quality Week Conference</text:span>, pp. 296-300, 1997, May.</text:p>
        </text:list-item>
        <text:list-item>
          <text:p text:style-name="P1"><text:soft-page-break/>L. Baresi, D. Bianculli, C. Ghezzi, S. Guinea, and P. Spoletini, "Validation of web service compositions," Software, IET, vol. 1, no. 6, pp. 219-232, 2007.</text:p>
        </text:list-item>
        <text:list-item>
          <text:p text:style-name="P1">L. Baresi, L. Pasquale, and P. Spoletini, "Fuzzy goals for requirementsdriven adaptation," in Requirements Engineering Conference (RE), 2010 18th IEEE International, 27 2010-oct. 1 2010, pp. 125-134.</text:p>
        </text:list-item>
        <text:list-item>
          <text:p text:style-name="P1">L. Bentakouk, P. Poizat and F. Zadi, "A formal framework for service orchestration testing based on symbolic transition systems" in Testing of Software and Communication Systems, Berlin, Heidelberg:Springer, pp. 16-32, 2009.</text:p>
        </text:list-item>
        <text:list-item>
          <text:p text:style-name="P1"><text:bookmark text:name="ref-000081"/>L. Chung, B. Nixon, E. Yu, and J. Mylopoulos. Non-functional requirements. Software Engineering, 2000.</text:p>
        </text:list-item>
        <text:list-item>
          <text:p text:style-name="P1">L. Gazzola, L. Mariani, F. Pastore and M. Pezze, "An exploratory study‘ of field failures", <text:span text:style-name="Emphasis">28th IEEE International Symposium on Software Reliability Engineering ISSRE</text:span>, pp. 67-77, 2017.</text:p>
        </text:list-item>
        <text:list-item>
          <text:p text:style-name="P1">L. Leal, "SAMBA Onlinte Testing Framework", 2018, [online] Available: <text:a xlink:type="simple" xlink:href="https://github.com/LucasCLeal/SAMBAOnlineTesting" text:style-name="Internet_20_link" text:visited-style-name="Visited_20_Internet_20_Link">https://github.com/LucasCLeal/SAMBAOnlineTesting</text:a>.</text:p>
        </text:list-item>
        <text:list-item>
          <text:p text:style-name="P1">L. Wei, Y. Liu, S.-C. Cheung, H. Huang, X. Lu and X. Liu, "Understanding and detecting fragmentation-induced compatibility issues for android apps", <text:span text:style-name="Emphasis">IEEE Transactions on Software Engineering</text:span>.</text:p>
        </text:list-item>
        <text:list-item>
          <text:p text:style-name="P1">L. Zimmermann, J. Ebersohl, F. Le Hung, J. Berry, F. Baillieu, P. Rey, et al., "Airbag Application: A Microsystem including a Silicon Capacitive Accelerometer CMOS switched Capacitor Electronics and true Self-Test Capability", <text:span text:style-name="Emphasis">Sensors and Actuators A: Physical</text:span>, vol. 46, no. 1, pp. 190-195, 1995.</text:p>
        </text:list-item>
        <text:list-item>
          <text:p text:style-name="P1">Lahami, M., &amp; Krichen, M. (2021). A survey on runtime testing of dynamically adaptable and distributed systems. Software Quality Journal, 29(2), 555-593.</text:p>
        </text:list-item>
        <text:list-item>
          <text:p text:style-name="P1">Lahami, M., &amp; Krichen, M. (2021). A survey on runtime testing of dynamically adaptable and distributed systems. Software Quality Journal, 29(2), 555–593.</text:p>
        </text:list-item>
        <text:list-item>
          <text:p text:style-name="P1">Lahami, M., &amp; Krichen, M. (2021). A survey on runtime testing of dynamically adaptable and distributed systems. Software Quality Journal, 29(2), 555–593.</text:p>
        </text:list-item>
        <text:list-item>
          <text:p text:style-name="P1">Lahami, M., &amp; Krichen, M. (2021). A survey on runtime testing of dynamically adaptable and distributed systems. Software Quality Journal, 29(2), 555–593.</text:p>
        </text:list-item>
        <text:list-item>
          <text:p text:style-name="P1">Lahami, M., &amp; Krichen, M. (2021). A survey on runtime testing of dynamically adaptable and distributed systems. Software Quality Journal, 29(2), 555–593.</text:p>
        </text:list-item>
        <text:list-item>
          <text:p text:style-name="P1">Lahami, M., &amp; Krichen, M. (2021). A survey on runtime testing of dynamically adaptable and distributed systems. Software Quality Journal, 29(2), 555–593.</text:p>
        </text:list-item>
        <text:list-item>
          <text:p text:style-name="P1"><text:soft-page-break/>Lahami, M., Krichen, M., &amp; Alroobaea, R. (2018). Towards a test execution platform as-a-service: Application in the e-health domain. 2018 International Conference on Control, Automation and Diagnosis (ICCAD), 1–6. IEEE.</text:p>
        </text:list-item>
        <text:list-item>
          <text:p text:style-name="P1">Lahami, M., Krichen, M., &amp; Alroobaea, R. (2019). TEPaaS: test execution platform as-a-service applied in the context of e-health. International Journal of Autonomous and Adaptive Communications Systems, 12(3), 264–283.</text:p>
        </text:list-item>
        <text:list-item>
          <text:p text:style-name="P1">Lahami, M., Krichen, M., &amp; Jmaiel, M. (2016). Safe and efficient runtime testing framework applied in dynamic and distributed systems. Science of Computer Programming, 122, 1-28.</text:p>
        </text:list-item>
        <text:list-item>
          <text:p text:style-name="P1">Lahami, M., Krichen, M., &amp; Jmaiel, M. (2016). Safe and efficient runtime testing framework applied in dynamic and distributed systems. Science of Computer Programming, 122, 1–28.</text:p>
        </text:list-item>
        <text:list-item>
          <text:p text:style-name="P1">Lahami, M., Krichen, M., Jmaiel, M., 2016. Safe and efficient runtime testing framework applied in dynamic and distributed systems. Science of Computer Programming 122, 1–28. doi: 10.1016/j.scico.2016.02.002.</text:p>
        </text:list-item>
        <text:list-item>
          <text:p text:style-name="P1">Langford, M. A. (2022). Assuring the Robustness and Resiliency of Learning-Enabled Autonomous Systems. Michigan State University.</text:p>
        </text:list-item>
        <text:list-item>
          <text:p text:style-name="P1">Langford, M. A. (2022). Assuring the Robustness and Resiliency of Learning-Enabled Autonomous Systems. Michigan State University.</text:p>
        </text:list-item>
        <text:list-item>
          <text:p text:style-name="P1">Langford, M. A., &amp; Cheng, B. H. C. (2021). “Know What You Know”: Predicting Behavior for Learning-Enabled Systems When Facing Uncertainty. 2021 International Symposium on Software Engineering for Adaptive and Self-Managing Systems (SEAMS), 78–89. IEEE.</text:p>
        </text:list-item>
        <text:list-item>
          <text:p text:style-name="P1">Langford, M. A., &amp; Cheng, B. H. C. (2021). “Know What You Know”: Predicting Behavior for Learning-Enabled Systems When Facing Uncertainty. 2021 International Symposium on Software Engineering for Adaptive and Self-Managing Systems (SEAMS), 78–89. IEEE.</text:p>
        </text:list-item>
        <text:list-item>
          <text:p text:style-name="P1">Lau, Y. Y., Mahyuddin, M. N., Rosdi, B. A., &amp; Hanafi, N. H. (2019). Autonomous Test System for CAN-based Automotive Instrument Cluster. 2019 4th International Conference and Workshops on Recent Advances and Innovations in Engineering (ICRAIE), 1–7. IEEE.</text:p>
        </text:list-item>
        <text:list-item>
          <text:p text:style-name="P1">Leal, L., Ceccarelli, A., Martins, E., 2019. The samba approach for self-adaptive model-based online testing of services orchestrations, in: 2019 IEEE 43rd Annual Computer Software and Applications Conference (COMPSAC), IEEE. pp. 495–500. doi: 10.1109/COMPSAC.2019.00076.</text:p>
        </text:list-item>
        <text:list-item>
          <text:p text:style-name="P1">Leal, L., Montecchi, L., Ceccarelli, A., &amp; Martins, E. (2020). Using Metamodels to Improve Model-Based Testing of Service Orchestrations. 2020 IEEE 25th Pacific Rim International Symposium on Dependable Computing (PRDC), 130–139. IEEE.</text:p>
        </text:list-item>
        <text:list-item>
          <text:p text:style-name="P1"><text:soft-page-break/>Lee, E., Kim, Y.-G., Seo, Y.-D., Seol, K., &amp; Baik, D.-K. (2018). RINGA: Design and verification of finite state machine for self-adaptive software at runtime. Information and Software Technology, 93, 200–222.</text:p>
        </text:list-item>
        <text:list-item>
          <text:p text:style-name="P1">Lee, J., Lee, E., &amp; Baik, D.-K. (2016). Simulation and performance evaluation of the self-adaptive light control system. Journal of the Korea Society for Simulation, 25(2), 63–74.</text:p>
        </text:list-item>
        <text:list-item>
          <text:p text:style-name="P1">Lim, Y. J., Hong, G., Shin, D., Jee, E., &amp; Bae, D. H. (2016, January). A runtime verification framework for dynamically adaptive multi-agent systems. In 2016 International Conference on Big Data and Smart Computing (BigComp) (pp. 509-512). IEEE.</text:p>
        </text:list-item>
        <text:list-item>
          <text:p text:style-name="P1">Lim, Y. J., Jee, E., Shin, D., &amp; Bae, D.-H. (2015). Efficient testing of self-adaptive behaviors in collective adaptive systems. 2015 IEEE 39th Annual Computer Software and Applications Conference, 2, 216–221. IEEE.</text:p>
        </text:list-item>
        <text:list-item>
          <text:p text:style-name="P1">Lima, E.R., Araújo, I.L., Santos, I.S., Oliveira, T.A., Monteiro, G.S.,Costa, C.E., Santos, Z., Andrade, R.M., 2013. Great tour: Um guia de visitas móvel e sensível ao contexto, in: Anais Estendidos do XIX Simpósio Brasileiro de Sistemas Multimídia e Web, SBC. pp. 53–56.</text:p>
        </text:list-item>
        <text:list-item>
          <text:p text:style-name="P1">Liu, X., Yoo, C., Xing, F., Oh, H., El Fakhri, G., Kang, J. W., &amp; Woo, J. (2022). Deep Unsupervised Domain Adaptation: A Review of Recent Advances and Perspectives. APSIPA Transactions on Signal and Information Processing.</text:p>
        </text:list-item>
        <text:list-item>
          <text:p text:style-name="P1">Liu, Z., Fan, G., Yu, H., &amp; Chen, L. (2021). Modelling and analysing the reliability for microservice-based cloud application based on predicate Petri net. Expert Systems, e12924.</text:p>
        </text:list-item>
        <text:list-item>
          <text:p text:style-name="P1">M Bozkurt, M Harman and Y Hassoun, "Testing and verification in service‐oriented architecture: a survey", <text:span text:style-name="Emphasis">Software Testing Verification and Reliability</text:span>, vol. 23, no. 4, pp. 261-313, Jun 2013.</text:p>
        </text:list-item>
        <text:list-item>
          <text:p text:style-name="P1">M. Acher, P. Collet, P. Lahire and R. B. France, "FAMILIAR: A domain-specific language for large scale management of feature models", <text:span text:style-name="Emphasis">Sci. Comput. Program.</text:span>, vol. 78, no. 6, pp. 657-681, 2013.</text:p>
        </text:list-item>
        <text:list-item>
          <text:p text:style-name="P1">M. Ali, F. De Angelis, D. Fan’, A. Bertolino, G. De Angelis and A. Polini, "An extensible framework for online testing of choreographed services", <text:span text:style-name="Emphasis">Computer</text:span>, vol. 47, no. 2, pp. 23-29, 2014.</text:p>
        </text:list-item>
        <text:list-item>
          <text:p text:style-name="P1">M. B. Cohen, P. B. Gibbons, W. B. Mugridge and C. J. Colbourn, "Constructing test suites for interaction testing", <text:span text:style-name="Emphasis">Proceedings of the 25th International Conference on Software Engineering ICSE</text:span>, pp. 38-48, 2003.</text:p>
        </text:list-item>
        <text:list-item>
          <text:p text:style-name="P1">M. B. Cooray, J. H. Hamlyn-Harris, and R. G. Merkel, “Test reconfiguration for service oriented applications,” in Proc. IEEE Int. Conf. Utility Cloud Comput., 2011, pp. 300–305.</text:p>
        </text:list-item>
        <text:list-item>
          <text:p text:style-name="P1">M. Blum, M. Luby and R. Rubinfeld, "Self-testing/correcting with applications to numerical problems", <text:span text:style-name="Emphasis">Journal of Computer and System Sciences</text:span>, vol. 45, no. 6, 1993.</text:p>
        </text:list-item>
        <text:list-item>
          <text:p text:style-name="P1">M. Born, F. D€orr, and I. Weber, “User-friendly semantic annotation in business process modeling,,” in Proc. Int. Conf. Web Inf. Syst. Eng., 2007, pp. 260–271.</text:p>
        </text:list-item>
        <text:list-item>
          <text:p text:style-name="P1"><text:soft-page-break/>M. Bozkurt, M. Harman and Y. Hassoun, "Testing and verification in serviceoriented architecture: a survey", <text:span text:style-name="Emphasis">Software Testing Verification and Reliability</text:span>, vol. 23, no. 4, pp. 261-313, 2013.</text:p>
        </text:list-item>
        <text:list-item>
          <text:p text:style-name="P1"><text:bookmark text:name="bib4368754D4B3038s1"/>M. Chu, C. Murphy, G. Kaiser. <text:span text:style-name="Strong_20_Emphasis">Distributed in vivo testing of software applications. </text:span>1st International Conference on Software Testing, Verification, and Validation (2008), pp. 509-512. </text:p>
        </text:list-item>
        <text:list-item>
          <text:p text:style-name="P1">M. Chunyan, D. Chenglie, Z. Tao, H. Fei, and C. Xiaobin, “WSDL-based automated test data generation for web service,” in Proc. Int. Conf. Comput. Sci. Softw. Eng., 2008, pp. 731–737.</text:p>
        </text:list-item>
        <text:list-item>
          <text:p text:style-name="P1">M. Di Penta, M. Bruno, G. Esposito, V. Mazza and G. Canfora, "Web Services Regression Testing", <text:span text:style-name="Emphasis">Test and Analysis of Web Services</text:span>, vol. 8, pp. 205-234, 2007.</text:p>
        </text:list-item>
        <text:list-item>
          <text:p text:style-name="P1">M. Doliner, G. Lukasik and J. Thomerson, <text:span text:style-name="Emphasis">Cober-tura 1.8 2002</text:span>, August 2006, [online] Available: <text:a xlink:type="simple" xlink:href="http://cobertura.sourceforge.net/" text:style-name="Internet_20_link" text:visited-style-name="Visited_20_Internet_20_Link">http://cobertura.sourceforge.net/</text:a>.</text:p>
        </text:list-item>
        <text:list-item>
          <text:p text:style-name="P1">M. Greiler, H.-G. Gross and A. van Deursen, "Evaluation of online testing for services: a case study", <text:span text:style-name="Emphasis">Proceedings of the 2nd International Workshop on Principles of Engineering Service-Oriented Systems</text:span>, pp. 36-42, 2010.</text:p>
        </text:list-item>
        <text:list-item>
          <text:p text:style-name="P1"><text:bookmark text:name="bib477265696C657247443130s1"/>M. Greiler, H.-G. Gross, A. van Deursen. <text:span text:style-name="Strong_20_Emphasis">Evaluation of online testing for services: a case study. </text:span>2nd International Workshop on Principles of Engineering Service-Oriented System, ACM (2010), pp. 36-42. </text:p>
        </text:list-item>
        <text:list-item>
          <text:p text:style-name="P1"><text:bookmark text:name="ref-00017"/>M. Harman, P. McMinn, J. Souza, and S. Yoo. Search based software engineering: Techniques, taxonomy, tutorial. In B. Meyer and M. Nordio, editors, Empirical Software Engineering and Verification, volume 7007 of Lecture Notes in Computer Science, pages 1–59. Springer Berlin Heidelberg, 2012. </text:p>
        </text:list-item>
        <text:list-item>
          <text:p text:style-name="P1">M. Harman, P. McMinn, J. T. Souza and S. Yoo, "Search based software engineering: Techniques taxonomy tutorial" in Empirical Software Engineering and Verification, Springer Berlin Heidelberg, vol. 7007, pp. 1-59, 2012.</text:p>
        </text:list-item>
        <text:list-item>
          <text:p text:style-name="P1">M. Harman, S. A. Mansouri and Y. Zhang, "Search based software engineering: A comprehensive analysis and review of trends techniques and applications", <text:span text:style-name="Emphasis">Department of Computer Science King's College London Tech. Rep. TR-09–03</text:span>, 2009.</text:p>
        </text:list-item>
        <text:list-item>
          <text:p text:style-name="P1">M. Ji, A. Veitch and J. Wilkes, "Seneca: Remote mirroring done write", <text:span text:style-name="Emphasis">USENIX 2003 Annual Technical Conference</text:span>, pp. 253-268, June 2003.</text:p>
        </text:list-item>
        <text:list-item>
          <text:p text:style-name="P1"><text:bookmark text:name="boref0180"/>M. Lahami, F. Fakhfakh, M. Krichen, M. Jmaiel, Towards a TTCN-3 test system for runtime testing of adaptable and distributed systems, in: Nielsen and Weise <text:a xlink:type="simple" xlink:href="https://www.sciencedirect.com/science/article/pii/S0167642316000460#br0540" office:name="bbr0540" text:style-name="Internet_20_link" text:visited-style-name="Visited_20_Internet_20_Link">[54]</text:a>, 71–86.</text:p>
        </text:list-item>
        <text:list-item>
          <text:p text:style-name="P1">M. Lahami, M. Krichen and M. Jmaïel, "Runtime testing approach of structural adaptations for dynamic and distributed systems", <text:span text:style-name="Emphasis">Journal of Computer Applications in Technology</text:span>, vol. 51, no. 4, pp. 259-272, 2015.</text:p>
        </text:list-item>
        <text:list-item>
          <text:p text:style-name="P1"><text:soft-page-break/>M. Lahami, M. Krichen and M. Jmaiel, "Safe and efficient runtime testing framework applied in dynamic and distributed systems", <text:span text:style-name="Emphasis">Science of Computer Programming</text:span>, vol. 122, pp. 1-28, 2016.</text:p>
        </text:list-item>
        <text:list-item>
          <text:p text:style-name="P1"><text:bookmark text:name="boref0190"/>M. Lahami, M. Krichen, M. Bouchakwa, M. Jmaiel, Using knapsack problem model to design a resource aware test architecture for adaptable and distributed systems, in: Nielsen and Weise <text:a xlink:type="simple" xlink:href="https://www.sciencedirect.com/science/article/pii/S0167642316000460#br0540" office:name="bbr0540" text:style-name="Internet_20_link" text:visited-style-name="Visited_20_Internet_20_Link">[54]</text:a>, 103–118.</text:p>
        </text:list-item>
        <text:list-item>
          <text:p text:style-name="P1"><text:bookmark text:name="boref0300"/>M. Lahami, M. Krichen, M. Jmaiel, A distributed test architecture for adaptable and distributed real-time systems, in: Dans la Revue des Nouvelles Technologies de, l'Information (RNTI), L6 CAL'2011.<text:bookmark text:name="bib526F746865726D656C3936s1"/> </text:p>
        </text:list-item>
        <text:list-item>
          <text:p text:style-name="P1"><text:bookmark text:name="boref0170"/>M. Lahami, M. Krichen, M. Jmaiel, Runtime testing framework for improving quality in dynamic service-based systems, in: Bianculli et al. <text:a xlink:type="simple" xlink:href="https://www.sciencedirect.com/science/article/pii/S0167642316000460#br0160" office:name="bbr0160" text:style-name="Internet_20_link" text:visited-style-name="Visited_20_Internet_20_Link">[16]</text:a>, 17–24.</text:p>
        </text:list-item>
        <text:list-item>
          <text:p text:style-name="P1"><text:bookmark text:name="ref-00020"/>M. Lajolo, L. Lavagno, and M. Rebaudengo. Automatic test bench generation for simulation-based validation. In Proc. of the Eighth International Workshop on Hardware/Software Codesign, pages 136–140, San Diego, California, United States, 2000. ACM. </text:p>
        </text:list-item>
        <text:list-item>
          <text:p text:style-name="P1"><text:bookmark text:name="bib4C617273736F6E433031s1"/>M. Larsson, I. Crnkovic. <text:span text:style-name="Strong_20_Emphasis">Configuration management for component-based systems. </text:span>The Tenth International Workshop on Software Configuration Management (2001).</text:p>
        </text:list-item>
        <text:list-item>
          <text:p text:style-name="P1">M. Leucker and C. Schallhart, "A brief account of runtime verification," The Journal of Logic and Algebraic Programming, vol. 78, no. 5, pp. 293-303, 2009.</text:p>
        </text:list-item>
        <text:list-item>
          <text:p text:style-name="P1">M. Lochau, J. Bürdek, S. Hölzle and A. Schürr, "Specification and automated validation of staged reconfiguration processes for dynamic software product lines", <text:span text:style-name="Emphasis">Software &amp; Systems Modeling</text:span>, vol. 16, no. 1, pp. 125-152, 2017.</text:p>
        </text:list-item>
        <text:list-item>
          <text:p text:style-name="P1"><text:bookmark text:name="ref-000072"/>M. Makki, D. Van Landuyt, S. Walraven, and W. Joosen. Scalable and manageable customization of workflows in multi-tenant saas offerings. In Proceedings of the 31st annual acm symposium on applied computing, pages 432–439. ACM, 2016.</text:p>
        </text:list-item>
        <text:list-item>
          <text:p text:style-name="P1"><text:bookmark text:name="bib4D656574656932303132s1"/>M. Meetei. <text:span text:style-name="Strong_20_Emphasis">Aspect-oriented software for testability. </text:span>2012 5th International Conference on Biomedical Engineering and Informatics, BMEI (2012), pp. 1326-1331.</text:p>
        </text:list-item>
        <text:list-item>
          <text:p text:style-name="P1"><text:bookmark text:name="bib4D65726465733036s1"/>M. Merdes, R. Malaka, D. Suliman, B. Paech, D. Brenner, C. Atkinson. <text:span text:style-name="Strong_20_Emphasis">Ubiquitous RATs: how resource-aware run-time tests can improve ubiquitous software systems. </text:span>SEM '06: Proceedings of the 6th International Workshop on Software Engineering and Middleware, ACM, New York, NY, USA (2006), pp. 55-62.<text:bookmark text:name="bib5069656C473039s1"/> </text:p>
        </text:list-item>
        <text:list-item>
          <text:p text:style-name="P1">M. Mikucionis, K. G. Larsen and B. Nielsen, "T-uppaal: Online model-based testing of real-time systems", <text:span text:style-name="Emphasis">Proceedings of the 19th IEEE international conference on Automated software engineering</text:span>, pp. 396-397, 2004, September.</text:p>
        </text:list-item>
        <text:list-item>
          <text:p text:style-name="P1">M. Oriol, X. Franch and J. Marco, "Monitoring the Service-based System Lifecycle with SALMon", <text:span text:style-name="Emphasis">Expert Systems with Applications</text:span>, vol. 42, no. 19, pp. 6507-6521, 2015.</text:p>
        </text:list-item>
        <text:list-item>
          <text:p text:style-name="P1"><text:soft-page-break/>M. P. Papazoglou, "Service-oriented computing: Concepts characteristics and directions", <text:span text:style-name="Emphasis">Web Information Systems Engineering 2003. WISE 2003. Proceedings of the Fourth International Conference on</text:span>, pp. 3-12, 2003, December.</text:p>
        </text:list-item>
        <text:list-item>
          <text:p text:style-name="P1"><text:bookmark text:name="ref-00001"/>M. Papazoglou, K. Pohl, M. Parkin, and A. Metzger, Eds., Service Research Challenges and Solutions for the Future Internet: S-Cube -- Towards Mechanisms and Methods for Engineering, Managing, and Adapting Service-Based Systems. Heidelberg, Germany: Springer, 2010. </text:p>
        </text:list-item>
        <text:list-item>
          <text:p text:style-name="P1">M. R. Lyu, Handbook of software reliability engineering, Hightstown, NJ, USA:McGraw-Hill, Inc., 1996.</text:p>
        </text:list-item>
        <text:list-item>
          <text:p text:style-name="P1">M. Salehie and L. Tahvildari, "Self-adaptive software: Landscape and research challenges," ACM Trans. Auton. Adapt. Syst., vol. 4, no. 2, pp. 14:1-14:42, May 2009.</text:p>
        </text:list-item>
        <text:list-item>
          <text:p text:style-name="P1">M. Silic, G. Delac and S. Srbljic, "Prediction of Atomic Web Services Reliability for QoS-Aware Recommendation", <text:span text:style-name="Emphasis">IEEE Transactions on Services Computing</text:span>, vol. 8, no. 3, pp. 425-438, 2015.</text:p>
        </text:list-item>
        <text:list-item>
          <text:p text:style-name="P1">M. U. Iftikhar and D. Weyns, "Activforms: Active formal models for self-adaptation", <text:span text:style-name="Emphasis">Proceedings of the 9th International Symposium on Software Engineering for Adaptive and Self-Managing Systems 2014</text:span>, pp. 125-134.</text:p>
        </text:list-item>
        <text:list-item>
          <text:p text:style-name="P1">M. Utting, A. Pretschner and B. Legeard, "A taxonomy of model-based testing approaches", <text:span text:style-name="Emphasis">Software Testing Verification and Reliability</text:span>, vol. 22, no. 5, pp. 297-312, 2012.</text:p>
        </text:list-item>
        <text:list-item>
          <text:p text:style-name="P1"><text:bookmark text:name="ref-00032"/>M. Veanes, P. Roy, and C. Campbell. Online testing with reinforcement learning. In Formal Approaches to Software Testing and Runtime Verification, pages 240–253. Springer, 2006. </text:p>
        </text:list-item>
        <text:list-item>
          <text:p text:style-name="P1"><text:bookmark text:name="bib44424C503A6A6F75726E616C732F6A7563732F5A6F7561726944453134s1"/>M. Zouari, C. Diop, E. Exposito. <text:span text:style-name="Strong_20_Emphasis">Multilevel and coordinated self-management in autonomic systems based on service bus. </text:span>J. Univers. Comput. Sci., 20 (3) (2014), pp. 431-460.</text:p>
        </text:list-item>
        <text:list-item>
          <text:p text:style-name="P1">Ma, T., Ali, S., &amp; Yue, T. (2019). Modeling foundations for executable model-based testing of self-healing cyber-physical systems. Software &amp; Systems Modeling, 18(5), 2843-2873.</text:p>
        </text:list-item>
        <text:list-item>
          <text:p text:style-name="P1">Ma, T., Ali, S., &amp; Yue, T. (2019). Modeling foundations for executable model-based testing of self-healing cyber-physical systems. Software &amp; Systems Modeling, 18(5), 2843–2873.</text:p>
        </text:list-item>
        <text:list-item>
          <text:p text:style-name="P1">Ma, T., Ali, S., &amp; Yue, T. (2019). Modeling foundations for executable model-based testing of self-healing cyber-physical systems. Software &amp; Systems Modeling, 18(5), 2843–2873. </text:p>
        </text:list-item>
        <text:list-item>
          <text:p text:style-name="P1">Ma, T., Ali, S., Yue, T., &amp; Elaasar, M. (2019). Testing self-healing cyber-physical systems under uncertainty: a fragility-oriented approach. Software Quality Journal, 27(2), 615–649.</text:p>
        </text:list-item>
        <text:list-item>
          <text:p text:style-name="P1"><text:soft-page-break/>Macías-Escrivá, F.D., Haber, R., Del Toro, R., Hernandez, V., 2013. Self-adaptive systems: A survey of current approaches, research challenges and applications. Expert Systems with Applications 40, 7267–7279. doi: 10.1016/j.eswa.2013.07.033.</text:p>
        </text:list-item>
        <text:list-item>
          <text:p text:style-name="P1">Makki, M., Heydari Beni, E., Van Landuyt, D., Lagaisse, B., &amp; Joosen, W. (2017). Supporting interoperability and scalable customization for business-process-as-a-service.</text:p>
        </text:list-item>
        <text:list-item>
          <text:p text:style-name="P1">Makki, M., Van Landuyt, D., Lagaisse, B., &amp; Joosen, W. (2018). A comparative study of workflow customization strategies: Quality implications for multi-tenant SaaS. Journal of Systems and Software, 144, 423–438.</text:p>
        </text:list-item>
        <text:list-item>
          <text:p text:style-name="P1">Malla, S., Tuladhar, A., Quadri, G. J., &amp; Rosen, P. (2017). Multi-Spectral Satellite Image Analysis for Feature Identification and Change Detection VAST Challenge 2017: Honorable Mention for Good Facilitation of Single Image Analysis. 2017 IEEE Conference on Visual Analytics Science and Technology (VAST), 205–206. IEEE.</text:p>
        </text:list-item>
        <text:list-item>
          <text:p text:style-name="P1">Marinho, F.G., Andrade, R.M.C., Werner, C., Viana, W., Maia, M.E.F., Rocha, L.S., Teixeira, E., Filho, J.B.F., Dantas, V.L.L., Lima, F., Aguiar, S., 2013. Mobiline: A nested software product line for the domain of mobile and context-aware applications. Sci. Comput. Program. 78, 2381–2398. doi: 10.1016/j.scico.2012.04.009. </text:p>
        </text:list-item>
        <text:list-item>
          <text:p text:style-name="P1">Martin-Lopez, A., Segura, S., &amp; Ruiz-Cortés, A. (2022). Online Testing of RESTful APIs: Promises and Challenges.</text:p>
        </text:list-item>
        <text:list-item>
          <text:p text:style-name="P1">Martin-Lopez, A., Segura, S., &amp; Ruiz-Cortés, A. (2022). Online Testing of RESTful APIs: Promises and Challenges.</text:p>
        </text:list-item>
        <text:list-item>
          <text:p text:style-name="P1">Martynyuk, O., Drozd, O., Sachenko, A., Stepova, H., Martynyuk, D., Sugak, L., &amp; Turchenko, I. (2021). Verification Model for Agent Coordination of Distributed Information Systems. 2021 11th IEEE International Conference on Intelligent Data Acquisition and Advanced Computing Systems: Technology and Applications (IDAACS), 2, 984–989. IEEE.</text:p>
        </text:list-item>
        <text:list-item>
          <text:p text:style-name="P1">Martynyuk, O., Drozd, O., Stepova, H., Van Thuong, B., Martynyuk, D., &amp; Sugak, L. (2021). Model of Multiagent Cooperation for Behavioral Testing. 2021 IEEE East-West Design &amp; Test Symposium (EWDTS), 1–5. IEEE.</text:p>
        </text:list-item>
        <text:list-item>
          <text:p text:style-name="P1">Matalonga, S., &amp; Travassos, G. H. (2017). Testing context-aware software systems: Unchain the context, set it free! Proceedings of the 31st Brazilian Symposium on Software Engineering, 250–254.</text:p>
        </text:list-item>
        <text:list-item>
          <text:p text:style-name="P1">Matalonga, S., Amalfitano, D., Doreste, A., Fasolino, A. R., &amp; Travassos, G. H. (2021). Alternatives for Testing of Context-Aware Contemporary Software Systems in industrial settings: Results from a Rapid review. arXiv preprint arXiv:2104. 01343.</text:p>
        </text:list-item>
        <text:list-item>
          <text:p text:style-name="P1">Matalonga, S., Amalfitano, D., Doreste, A., Fasolino, A. R., &amp; Travassos, G. H. (2021). Alternatives for Testing of Context-Aware Contemporary Software Systems in industrial settings: Results from a Rapid review. arXiv preprint arXiv:2104. 01343.</text:p>
        </text:list-item>
        <text:list-item>
          <text:p text:style-name="P1"><text:soft-page-break/>Matalonga, S., Amalfitano, D., Doreste, A., Fasolino, A. R., &amp; Travassos, G. H. (2022). Alternatives for testing of context-aware software systems in non-academic settings: results from a Rapid Review. Information and Software Technology, 106937.</text:p>
        </text:list-item>
        <text:list-item>
          <text:p text:style-name="P1">Matalonga, S., Amalfitano, D., Doreste, A., Fasolino, A. R., &amp; Travassos, G. H. (2022). Alternatives for testing of context-aware software systems in non-academic settings: results from a Rapid Review. Information and Software Technology, 106937. </text:p>
        </text:list-item>
        <text:list-item>
          <text:p text:style-name="P1">Matalonga, S., Rodrigues, F., Travassos, G.H., 2017. Characterizing testing methods for context-aware software systems: Results from a quasi-systematic literature review. Journal of Systems and Software 131, 1 – 21. doi: 10.1016/j.jss.2017.05.048 .</text:p>
        </text:list-item>
        <text:list-item>
          <text:p text:style-name="P1">Mauro, J., Nieke, M., Seidl, C., Yu, I.C., 2018. Context-aware reconfiguration in evolving software product lines. Science of Computer Programming 163, 139–159. doi: 10.1016/j.scico.2018.05.002.</text:p>
        </text:list-item>
        <text:list-item>
          <text:p text:style-name="P1">McKinley, P.K., Sadjadi, S.M., Kasten, E.P., Cheng, B.H.C., 2004. Composing adaptive software. Computer 37, 56–64. URL: http://dx.doi.org/10.1109/MC.2004.48 , doi: 10.1109/MC.2004.48.</text:p>
        </text:list-item>
        <text:list-item>
          <text:p text:style-name="P1">Mehmood, M. A., Mahmood, A., Khan, M. N. A., &amp; Khatoon, S. (2016). A scenario-based distributed testing model for software applications. Int. J. Adv. Appl. Sci., 3(10), 64–71.</text:p>
        </text:list-item>
        <text:list-item>
          <text:p text:style-name="P1">Metzger, A., 2011. Towards accurate failure prediction for the proactive adaptation of service-oriented systems, in: Proceedings of the 8th workshop on Assurances for self-adaptive systems, ACM. pp. 18–23. doi: 10.1145/2024436.2024442 .</text:p>
        </text:list-item>
        <text:list-item>
          <text:p text:style-name="P1">Mizouni, R., Matar, M.A., Al Mahmoud, Z., Alzahmi, S., Salah, A., 2014. A framework for context-aware self-adaptive mobile applications spl. Expert Systems with applications 41, 7549–7564. doi: 10.1016/j.eswa.2014.05.049.</text:p>
        </text:list-item>
        <text:list-item>
          <text:p text:style-name="P1">Morán, J., Bertolino, A., de la Riva, C., &amp; Tuya, J. (2017, July). Towards ex vivo testing of mapreduce applications. In 2017 IEEE International Conference on Software Quality, Reliability and Security (QRS) (pp. 73-80). IEEE.</text:p>
        </text:list-item>
        <text:list-item>
          <text:p text:style-name="P1">Mousa, A., Bentahar, J., Alam, O., 2019. Context-aware composite saas using feature model. Future Generation Computer Systems 99, 376–390. doi: 10.1016/j.future.2019.04.032 .</text:p>
        </text:list-item>
        <text:list-item>
          <text:p text:style-name="P1">Müller-Schloer, C., &amp; Tomforde, S. (2017). Design-Time to Runtime. Στο Organic Computing--Technical Systems for Survival in the Real World (σσ. 259–284). Springer.</text:p>
        </text:list-item>
        <text:list-item>
          <text:p text:style-name="P1">Mutanu, L. (2017). A self-learning framework for validation of runtime adaptation in service-oriented systems. Lancaster University (United Kingdom).</text:p>
        </text:list-item>
        <text:list-item>
          <text:p text:style-name="P1">Mutanu, L., &amp; Kotonya, G. (2019). State of runtime adaptation in service‐oriented systems: what, where, when, how and right. IET software, 13(1), 14-24. </text:p>
        </text:list-item>
        <text:list-item>
          <text:p text:style-name="P1">Myers, G.J., Sandler, C., Badgett, T., 2011. The art of software testing. John Wiley &amp; Sons. </text:p>
        </text:list-item>
        <text:list-item>
          <text:p text:style-name="P1"><text:bookmark text:name="ref-000021"/><text:soft-page-break/>N. Bencomo and A. Belaggoun. Supporting decision-making for self-adaptive systems: from goal models to dynamic decision networks. In Requirements Engineering: Foundation for Software Quality, pages 221–236. Springer, 2013. </text:p>
        </text:list-item>
        <text:list-item>
          <text:p text:style-name="P1">N. Bencomo, J. Whittle, P. Sawyer, A. Finkelstein, and E. Letier, "Requirements reflection: requirements as runtime entities," in Software Engineering, 2010 ACM/IEEE 32nd International Conference on, vol. 2, may 2010, pp. 199-202.</text:p>
        </text:list-item>
        <text:list-item>
          <text:p text:style-name="P1">N. Bencomo, S. Hallsteinsen and E. S. de Almeida, "A view of the dynamic software product line landscape", <text:span text:style-name="Emphasis">Computer</text:span>, vol. 45, no. 10, pp. 36-41, 2012.</text:p>
        </text:list-item>
        <text:list-item>
          <text:p text:style-name="P1"><text:bookmark text:name="ref-000041"/>N. Bredeche, E. Haasdijk, and A. Eiben. On-line, on-board evolution of robot controllers. In P. Collet, N. Monmarché, P. Legrand, M. Schoenauer, and E. Lutton, editors, Artifical Evolution, volume 5975 of Lecture Notes in Computer Science, pages 110–121. Springer Berlin Heidelberg, 2010. </text:p>
        </text:list-item>
        <text:list-item>
          <text:p text:style-name="P1">N. Cardozo, "Emergent software services", <text:span text:style-name="Emphasis">ACM International Symposium on New Ideas New Paradigms and Reflections on Programming and Software Onward! 2016</text:span>, pp. 15-28, 2016.</text:p>
        </text:list-item>
        <text:list-item>
          <text:p text:style-name="P1">N. Delgado, A. Gates and S. Roach, "A taxonomy and catalog of runtime software-fault monitoring tools", <text:span text:style-name="Emphasis">IEEE Transactions on Software Engineering</text:span>, vol. 30, no. 12, pp. 859-872, 2004.</text:p>
        </text:list-item>
        <text:list-item>
          <text:p text:style-name="P1">N. Esfahani, E. Kouroshfar and S. Malek, "Taming uncertainty in self-adaptive software", <text:span text:style-name="Emphasis">Proc. of the 19th ACM SIGSOFT symposium and the 13th European conference on Foundations of software engineering</text:span>, pp. 234-244, 2011.</text:p>
        </text:list-item>
        <text:list-item>
          <text:p text:style-name="P1"><text:bookmark text:name="bib63686F636F31s1"/>N. Jussien, G. Rochart, X. Lorca. <text:span text:style-name="Strong_20_Emphasis">Choco: an open source java constraint programming library. </text:span>CPAIOR'08 Workshop on Open-Source Software for Integer and Contraint Programming, OSSICP'08, Paris, France (2008), pp. 1-10.</text:p>
        </text:list-item>
        <text:list-item>
          <text:p text:style-name="P1">N. Kopal, O. Kieselmann and A. Wacker, "Simulating Cheated Results Dissemination for Volunteer Computing", <text:span text:style-name="Emphasis">Proc. of FiCloud'15.</text:span>, pp. 742-747, 2015.</text:p>
        </text:list-item>
        <text:list-item>
          <text:p text:style-name="P1">N. Laranjeiro, M. Vieira and H. Madeira, "A robustness testing approach for soap web services", <text:span text:style-name="Emphasis">Journal of Internet Services and Applications</text:span>, vol. 3, no. 2, pp. 215-232, Sep 2012, [online] Available: <text:a xlink:type="simple" xlink:href="https://doi.org/10.1007/s13174-012-0062-2" text:style-name="Internet_20_link" text:visited-style-name="Visited_20_Internet_20_Link">https://doi.org/10.1007/s13174-012-0062-2</text:a>.</text:p>
        </text:list-item>
        <text:list-item>
          <text:p text:style-name="P1">N. M. Villegas, H. A. Müller, G. Tamura, L. Duchien, and R. Casallas, "A framework for evaluating quality-driven self-adaptive software systems," in Proceedings of the 6th International Symposium on Software Engineering for Adaptive and Self-Managing Systems. Waikiki, Honolulu, Hawaii, USA: ACM, 2011, pp. 80-89.</text:p>
        </text:list-item>
        <text:list-item>
          <text:p text:style-name="P1"><text:bookmark text:name="bib50616E32303132s1"/>N. Pan, E. Song. <text:span text:style-name="Strong_20_Emphasis">An aspect-oriented testability framework. </text:span>Proceedings of the 2012 ACM Research in Applied Computation Symposium, RACS '12, ACM, New York, NY, USA (2012), pp. 356-363. </text:p>
        </text:list-item>
        <text:list-item>
          <text:p text:style-name="P1"><text:soft-page-break/>N. Qureshi, S. Liaskos and A. Perini, "Reasoning about adaptive requirements for self-adaptive systems at runtime", <text:span text:style-name="Emphasis">Proc. of the 2011 International Workshop on Requirements at Run Time</text:span>, pp. 16-22, aug. 2011.</text:p>
        </text:list-item>
        <text:list-item>
          <text:p text:style-name="P1">N. Qureshi, S. Liaskos, and A. Perini, "Reasoning about adaptive requirements for self-adaptive systems at runtime," in Proceedings of the 2011 International Workshop on Requirements at Run Time, aug. 2011, pp. 16-22.</text:p>
        </text:list-item>
        <text:list-item>
          <text:p text:style-name="P1"><text:bookmark text:name="ref-00026"/>N. Qureshi, S. Liaskos, and A. Perini. Reasoning about adaptive requirements for self-adaptive systems at runtime. In Proc. of the 2011 International Workshop on Requirements at Run Time, pages 16 –22, aug. 2011.</text:p>
        </text:list-item>
        <text:list-item>
          <text:p text:style-name="P1">N. R. Saxena, S. Fernandez-Gomez, W.-J. Huang, S. Mitra, S.-Y. Yu, and E. J. McCluskey, "Dependable computing and online testing in adaptive and configurable systems," IEEE Des. Test, vol. 17, no. 1, pp. 29-41, Jan. 2000.</text:p>
        </text:list-item>
        <text:list-item>
          <text:p text:style-name="P1">Noureddine, D. B., Krichen, M., Mechti, S., Nahhal, T., &amp; Adoni, W. Y. H. (2020). Towards an Agent-Based Architecture using Deep Reinforcement Learning for Intelligent Internet of Things Applications. Pdf.</text:p>
        </text:list-item>
        <text:list-item>
          <text:p text:style-name="P1">Noureddine, D. B., Krichen, M., Mechti, S., Nahhal, T., &amp; Adoni, W. Y. H. (2021). An agent-based architecture using deep reinforcement learning for the intelligent internet of things applications. Στο Advances on Smart and Soft Computing (σσ. 273–283). Springer.</text:p>
        </text:list-item>
        <text:list-item>
          <text:p text:style-name="P1">Ntentos, E., Zdun, U., Plakidas, K., Meixner, S., &amp; Geiger, S. (2020). Metrics for assessing architecture conformance to microservice architecture patterns and practices. International Conference on Service-Oriented Computing, 580–596. Springer.</text:p>
        </text:list-item>
        <text:list-item>
          <text:p text:style-name="P1">O. Sammodi, A. Metzger, X. Franch, M. Oriol, J. Marco and K. Pohl, "Usage-based online testing for proactive adaptation of service-based applications", <text:span text:style-name="Emphasis">2011 IEEE 35th Annual Computer Software and Applications Conference</text:span>, pp. 582-587, 2011.</text:p>
        </text:list-item>
        <text:list-item>
          <text:p text:style-name="P1">O. Sammodi, A. Metzger, X. Franch, M. Oriol, J. Marco and K. Pohl, "Usage-Based Online Testing for Proactive Adaptation of Service-Based Applications", <text:span text:style-name="Emphasis">2011 IEEE 35th Annual Computer Software and Applications Conference</text:span>, pp. 582-587, 2011.</text:p>
        </text:list-item>
        <text:list-item>
          <text:p text:style-name="P1">O. Sammodi, A. Metzger, X. Franch, M. Oriol, J. Marco and K. Pohl, "Usage-Based Online Testing for Proactive Adaptation of Service-Based Applications", <text:span text:style-name="Emphasis">2011 IEEE 35th Annual ComputerSoftware and Applications Conference</text:span>, pp. 582-587, 2011.</text:p>
        </text:list-item>
        <text:list-item>
          <text:p text:style-name="P1"><text:bookmark text:name="ref-00006"/>O. Sammodi, A. Metzger, X. Franch, M. Oriol, J. Marco, and K. Pohl, "Usage-based online testing for proactive adaptation of service-based applications (short)," in COMPSAC 2011. IEEE Computer Society, 2011. </text:p>
        </text:list-item>
        <text:list-item>
          <text:p text:style-name="P1">O. Wei, A. Gurfinkel, and M. Chechik, "On the consistency, expressiveness, and precision of partial modeling formalisms," Information and Computation, vol. 209, no. 1, pp. 20-47, 2011.</text:p>
        </text:list-item>
        <text:list-item>
          <text:p text:style-name="P1"><text:soft-page-break/>OASIS(Organization for the advancement of structured information standards). (2007). Web Services Business Process Execution Language Version 2.0, [Online]. Available: http://docs.oasis-open.org/wsbpel/2.0/wsbpel-v2.0.html. Accessed on: 01-Oct-2011</text:p>
        </text:list-item>
        <text:list-item>
          <text:p text:style-name="P1"><text:bookmark text:name="boref0150"/>Open Services Gateway Initiative, OSGi service gateway specification, Release 4, October 2005.</text:p>
        </text:list-item>
        <text:list-item>
          <text:p text:style-name="P1">Oresjo, S. (1996). Unpowered opens test with x-ray laminography. Proceedings International Test Conference 1996. Test and Design Validity, 929–929. IEEE Computer Society.</text:p>
        </text:list-item>
        <text:list-item>
          <text:p text:style-name="P1">Oresjo, S. (1996). Unpowered opens test with x-ray laminography. Proceedings International Test Conference 1996. Test and Design Validity, 929–929. IEEE Computer Society.</text:p>
        </text:list-item>
        <text:list-item>
          <text:p text:style-name="P1">Oriol, M., Franch, X., Marco, J., 2015. Monitoring the service-based system lifecycle with salmon. Expert Systems with Applications 42, 6507–6521. doi: 10.1016/j.eswa.2015.03.027.</text:p>
        </text:list-item>
        <text:list-item>
          <text:p text:style-name="P1">Oriol, Marc, et al. "Assessing open source communities' health using Service Oriented Computing concepts." 2014 IEEE Eighth International Conference on Research Challenges in Information Science (RCIS). IEEE, 2014.</text:p>
        </text:list-item>
        <text:list-item>
          <text:p text:style-name="P1">Oza, P., Sindagi, V. A., Vs, V., &amp; Patel, V. M. (2021). Unsupervised domain adaptation of object detectors: A survey. arXiv preprint arXiv:2105. 13502.</text:p>
        </text:list-item>
        <text:list-item>
          <text:p text:style-name="P1">P Ammann and J Offutt, Introduction to software testing, Cambridge University Press, Dec 2016.</text:p>
        </text:list-item>
        <text:list-item>
          <text:p text:style-name="P1">P. Ammann and J. Offutt, Introduction to software testing, Cambridge University Press, 2008.</text:p>
        </text:list-item>
        <text:list-item>
          <text:p text:style-name="P1">P. Arcaini, E. Riccobene and P. Scandurra, "Modeling and analyzing MAPE-K feedback loops for self-adaptation", <text:span text:style-name="Emphasis">Proceedings of the 10th international symposium on software engineering for adaptive and self-managing systems</text:span>, pp. 13-23, 2015, May.</text:p>
        </text:list-item>
        <text:list-item>
          <text:p text:style-name="P1">P. Bak, R. Melamed, D. Moshkovich, Y. Nardi, H. Ship and A. Yaeli, "Location and context-based microservices for mobile and internet of things workloads", <text:span text:style-name="Emphasis">IEEE International Conference on Mobile Services (MS)</text:span>, pp. 1-8, 2015.</text:p>
        </text:list-item>
        <text:list-item>
          <text:p text:style-name="P1">P. deGrandis and G. Valetto, "Elicitation and utilization of application-level utility functions", <text:span text:style-name="Emphasis">Proc. of the 6th International Conference on Autonomic Computing</text:span>, pp. 107-116, 2009.</text:p>
        </text:list-item>
        <text:list-item>
          <text:p text:style-name="P1">P. Di Francesco, I. Malavolta and P. Lago, "Research on architecting microservices: trends focus and potential for industrial adoption", <text:span text:style-name="Emphasis">IEEE International Conference on Software Architecture</text:span>, pp. 21-30, 2017.</text:p>
        </text:list-item>
        <text:list-item>
          <text:p text:style-name="P1">P. Diaconis and D. Ylvisaker, "Conjugate priors for exponential families", <text:span text:style-name="Emphasis">Ann. Statist</text:span>, vol. 7, no. 2, pp. 269-281, 1979.</text:p>
        </text:list-item>
        <text:list-item>
          <text:p text:style-name="P1"><text:bookmark text:name="bib54524D43533938s1"/><text:soft-page-break/>P. Inverardi, C. Mangano, F. Russo, S. Balsamo. <text:span text:style-name="Strong_20_Emphasis">Performance evaluation of a software architecture: a case study. </text:span>Proceedings of the Ninth International Workshop on Software Specification and Design (1998), pp. 116-125.</text:p>
        </text:list-item>
        <text:list-item>
          <text:p text:style-name="P1">P. Kalamegam and Z. Godandapani, "A survey on testing soa built using web services", <text:span text:style-name="Emphasis">International Journal of Software Engineering and Its Applications</text:span>, vol. 6, no. 4, 2012.</text:p>
        </text:list-item>
        <text:list-item>
          <text:p text:style-name="P1">P. Kookarinrat and Y. Temtanapat, "Design and implementation of a decentralized message bus for microservices", <text:span text:style-name="Emphasis">13th International Joint Conference on Computer Science and Software Engineering (JCSSE)</text:span>, pp. 1-6, 2016.</text:p>
        </text:list-item>
        <text:list-item>
          <text:p text:style-name="P1">P. McKinley, S. Sadjadi, E. Kasten and B. H. C. Cheng, "Composing adaptive software", <text:span text:style-name="Emphasis">Computer</text:span>, vol. 37, no. 7, pp. 56-64, july 2004.</text:p>
        </text:list-item>
        <text:list-item>
          <text:p text:style-name="P1">P. McKinley, S. Sadjadi, E. Kasten, and B. H. C. Cheng, "Composing adaptive software," Computer, vol. 37, no. 7, pp. 56-64, july 2004.</text:p>
        </text:list-item>
        <text:list-item>
          <text:p text:style-name="P1"><text:bookmark text:name="ref-00021"/>P. McKinley, S. Sadjadi, E. Kasten, and B. H. C. Cheng. Composing adaptive software. Computer, 37(7):56 – 64, july 2004. </text:p>
        </text:list-item>
        <text:list-item>
          <text:p text:style-name="P1">P. McMinn, "Search-based software test data generation: a survey: Research articles," Softw. Test. Verif. Reliab., vol. 14, no. 2, pp. 105-156, Jun. 2004.</text:p>
        </text:list-item>
        <text:list-item>
          <text:p text:style-name="P1">P. McMinn, "Search-based software testing: Past present and future", <text:span text:style-name="Emphasis">Software Testing Verification and Validation Workshops (ICSTW) 2011 IEEE Fourth International Conference on</text:span>, pp. 153-163, 2011.</text:p>
        </text:list-item>
        <text:list-item>
          <text:p text:style-name="P1"><text:bookmark text:name="ref-00022"/>P. McMinn. Search-based software testing: Past, present and future. In Software Testing, Verification and Validation Workshops (ICSTW), 2011 IEEE Fourth International Conference on, pages 153–163, 2011. </text:p>
        </text:list-item>
        <text:list-item>
          <text:p text:style-name="P1">P. Sawyer, N. Bencomo, J. Whittle, E. Letier, and A. Finkelstein, "Requirements-aware systems: A research agenda for re for self-adaptive systems," in Requirements Engineering Conference (RE), 2010 18th IEEE International, 27 2010-oct. 1 2010, pp. 95-103.</text:p>
        </text:list-item>
        <text:list-item>
          <text:p text:style-name="P1"><text:bookmark text:name="bib4465757373656E44533033s1"/>P.H. Deussen, G. Din, I. Schieferdecker. <text:span text:style-name="Strong_20_Emphasis">A TTCN-3 based online test and validation platform for internet services. </text:span>Proceedings of the Sixth International Symposium on Autonomous Decentralized Systems, ISADS'03, IEEE Computer Society, Washington, DC, USA (2003). </text:p>
        </text:list-item>
        <text:list-item>
          <text:p text:style-name="P1">Peischl, B., Tazl, O. A., &amp; Wotawa, F. (2022). Testing anticipatory systems: A systematic mapping study on the state of the art. Journal of Systems and Software, 111387.</text:p>
        </text:list-item>
        <text:list-item>
          <text:p text:style-name="P1">Pekaric, I., Groner, R., Witte, T., Adigun, J. G., Raschke, A., Felderer, M., &amp; Tichy, M. (χ.χ.). A Systematic Review on Security and Safety of Self-Adaptive Systems. Available at SSRN 4029617.</text:p>
        </text:list-item>
        <text:list-item>
          <text:p text:style-name="P1">Pfannemüller, M. (2021). A model-based runtime environment for adapting communication systems.</text:p>
        </text:list-item>
        <text:list-item>
          <text:p text:style-name="P1"><text:soft-page-break/>PH Deussen, G Din and I Schieferdecker, "A TTCN-3 based online test and validation platform for Internet services", <text:span text:style-name="Emphasis">Autonomous Decentralized Systems 2003. ISADS 2003. The Sixth International Symposium</text:span>, pp. 177-184, 2003 Apr 9.</text:p>
        </text:list-item>
        <text:list-item>
          <text:p text:style-name="P1">Phalke, C., &amp; Jadhav, A. (2017). A Technique for Testing Composed Web Services including Footprint. International Research Journal of Engineering and Technology, 4, 820–823.</text:p>
        </text:list-item>
        <text:list-item>
          <text:p text:style-name="P1">Phalke, M. C. N., &amp; Vyawahare, M. P. (2015). A Survey on Technique for Dynamic Test Reconfiguration for Composite Web Services.</text:p>
        </text:list-item>
        <text:list-item>
          <text:p text:style-name="P1">Piel, É., González, A., Gross, H.G., 2010. Automating integration testing of large-scale publish/subscribe systems, in: Principles and Applications of Distributed Event-Based Systems. IGI Global, pp. 140–163. doi: 10.4018/978-1-60566-697-6.ch007 .</text:p>
        </text:list-item>
        <text:list-item>
          <text:p text:style-name="P1">Pietrantuono, R., Russo, S., &amp; Guerriero, A. (2020). Testing microservice architectures for operational reliability. Software Testing, Verification and Reliability, 30(2), e1725.</text:p>
        </text:list-item>
        <text:list-item>
          <text:p text:style-name="P1">Pinto, V. H. S. C., Souza, S. R. S., &amp; Souza, P. S. L. (2019). A preliminary fault taxonomy for multi-tenant SaaS systems. 2019 19th IEEE/ACM International Symposium on Cluster, Cloud and Grid Computing (CCGRID), 178–187. IEEE.</text:p>
        </text:list-item>
        <text:list-item>
          <text:p text:style-name="P1">Pohlmann, U. (2018). A Model-driven Software Construction Approach for Cyber-physical Systems. Universität Paderborn.</text:p>
        </text:list-item>
        <text:list-item>
          <text:p text:style-name="P1"><text:span text:style-name="Emphasis">Prashant Tapkhirwala Testing as a service</text:span>, 2013.</text:p>
        </text:list-item>
        <text:list-item>
          <text:p text:style-name="P1">Priya, S. S., &amp; Rajalakshmi, B. (2022). Testing Context Aware Application and its Research Challenges. 2022 International Conference on Smart Technologies and Systems for Next Generation Computing (ICSTSN), 1–7. IEEE.</text:p>
        </text:list-item>
        <text:list-item>
          <text:p text:style-name="P1">Püschel, G., Götz, S., Wilke, C., Piechnick, C., Aßmann, U., 2014a. Testing self-adaptive software: requirement analysis and solution scheme. International Journal on Advances in Software, ISSN 2628, 88–100.</text:p>
        </text:list-item>
        <text:list-item>
          <text:p text:style-name="P1">Püschel, G., Piechnick, C., Götz, S., Seidl, C., Richly, S., Schlegel, T., Aßmann, U., 2014b. A combined simulation and test case generation strategy for self-adaptive systems. Journal On Advances in Software 7, 686–696. </text:p>
        </text:list-item>
        <text:list-item>
          <text:p text:style-name="P1">Q Wang, L Quan and F Ying, "Online testing of Web-based applications", <text:span text:style-name="Emphasis">COMPSAC Workshops</text:span>, pp. 166-169, 2004 Sep 28.</text:p>
        </text:list-item>
        <text:list-item>
          <text:p text:style-name="P1"><text:bookmark text:name="bib57616E673034s1"/>Q. Wang, L. Quan, F. Ying. <text:span text:style-name="Strong_20_Emphasis">Online testing of web-based applications. </text:span>Proceedings of the 28th Annual International on Computer Software and Applications Conference, vol. 2, COMPSAC 2004 (2004), pp. 166-169. </text:p>
        </text:list-item>
        <text:list-item>
          <text:p text:style-name="P1">Qin, Y., Xie, T., Xu, C., Astorga, A., &amp; Lu, J. (2019). CoMID: Context-based multiinvariant detection for monitoring cyber-physical software. IEEE Transactions on Reliability, 69(1), 106–123.</text:p>
        </text:list-item>
        <text:list-item>
          <text:p text:style-name="P1"><text:soft-page-break/>Qin, Y., Xu, C., Yu, P., &amp; Lu, J. (2016). SIT: Sampling-based interactive testing for self-adaptive apps. Journal of Systems and Software, 120, 70-88.</text:p>
        </text:list-item>
        <text:list-item>
          <text:p text:style-name="P1">Qin, Y., Xu, C., Yu, P., &amp; Lu, J. (2016). SIT: Sampling-based interactive testing for self-adaptive apps. Journal of Systems and Software, 120, 70–88.</text:p>
        </text:list-item>
        <text:list-item>
          <text:p text:style-name="P1">Qin, Y., Xu, C., Yu, P., Lu, J., 2016. SIT: Sampling-based interactive testing for self-adaptive apps. Journal of Systems and Software 120, 70 – 88. doi: <text:a xlink:type="simple" xlink:href="http://dx.doi.org/10.1016/j.jss.2016.07.002" text:style-name="Internet_20_link" text:visited-style-name="Visited_20_Internet_20_Link">http://dx.doi.org/10.1016/j.jss.2016.07.002</text:a>.</text:p>
        </text:list-item>
        <text:list-item>
          <text:p text:style-name="P1">Quezada-Gaibor, D., Torres-Sospedra, J., Nurmi, J., Koucheryavy, Y., &amp; Huerta, J. (2021). Cloud platforms for context-adaptive positioning and localisation in GNSS-denied scenarios—A systematic review. Sensors, 22(1), 110.</text:p>
        </text:list-item>
        <text:list-item>
          <text:p text:style-name="P1">R. Akkiraju, J. Farrell, J. Miller, M. Nagarajan, M. Schmidt, A. Sheth, and K. Verma, Web service semantics - WSDL-S, IBM, Armonk, NY, USA, Univ. Georgia, Athens, GA, USA, A joint UGA-IBM technical note, in version 1.0, 2005.</text:p>
        </text:list-item>
        <text:list-item>
          <text:p text:style-name="P1">R. Almeida and M. Vieira, "Benchmarking the resilience of self-adaptive software systems: Perspectives and challenges", <text:span text:style-name="Emphasis">Proceedings of the 6th International Symposium on Software Engineering for Adaptive and Self-Managing Systems</text:span>, pp. 6, 2011.</text:p>
        </text:list-item>
        <text:list-item>
          <text:p text:style-name="P1"><text:bookmark text:name="bib436861746C65793034s1"/>R. Chatley, S. Eisenbach, J. Kramer, J. Magee, S. Uchitel. <text:span text:style-name="Strong_20_Emphasis">Predictable dynamic plugin systems. </text:span>M. Wermelinger, T. Margaria-Steffen (Eds.), Fundamental Approaches to Software Engineering, Lecture Notes in Computer Science, vol. 2984, Springer, Berlin, Heidelberg (2004), pp. 129-143. </text:p>
        </text:list-item>
        <text:list-item>
          <text:p text:style-name="P1">R. de Lemos, H. Giese, H. Müller, M. Shaw, J. Andersson, M. Litoiu, et al., "Software engineering for self-adaptive systems: A second research roadmap" in Software Engineering for Self-Adaptive Systems II, Springer Berlin Heidelberg, vol. 7475, pp. 1-32, 2013.</text:p>
        </text:list-item>
        <text:list-item>
          <text:p text:style-name="P1">R. DeMara and K. Zhang, "Autonomous fpga fault handling through competitive runtime reconfiguration," in Evolvable Hardware, 2005. Proceedings. 2005 NASA/DoD Conference on, june-1 july 2005, pp. 109-116.</text:p>
        </text:list-item>
        <text:list-item>
          <text:p text:style-name="P1">R. Flowers and C. Edeki, "Business process modeling notation", <text:span text:style-name="Emphasis">International Journal of Computer Science and Mobile Computing</text:span>, vol. 2, no. 3, pp. 35-40, 2013.</text:p>
        </text:list-item>
        <text:list-item>
          <text:p text:style-name="P1">R. Kumar and D. Sivakumar, "On self-testing with-out the generator bottleneck", <text:span text:style-name="Emphasis">Proceedings of the 15th Conference on Foundations of Software Technology and Theoretical Computer Science</text:span>, pp. 248-262, 1995.</text:p>
        </text:list-item>
        <text:list-item>
          <text:p text:style-name="P1"><text:bookmark text:name="ref-000082"/>R. Mietzner and F. Leymann. Generation of bpel customization processes for saas applications from variability descriptors. In Services Computing, 2008. SCC’08. IEEE International Conference on, volume 2, pages 359–366. IEEE, 2008. </text:p>
        </text:list-item>
        <text:list-item>
          <text:p text:style-name="P1">R. Pietrantuono and S. Russo, "On Adaptive Sampling-Based Testing for Software Reliability Assessment", <text:span text:style-name="Emphasis">27th Int. Symposium on Software Reliability Engineering (ISSRE)</text:span>, pp. 1-11, 2016.</text:p>
        </text:list-item>
        <text:list-item>
          <text:p text:style-name="P1"><text:soft-page-break/>R. Pietrantuono and S. Russo, "On Adaptive Sampling-Based Testing for Software Reliability Assessment", <text:span text:style-name="Emphasis">Proceedings 27th International Symposium on Software Reliability Engineering (ISSRE)</text:span>, pp. 1-11, 2016.</text:p>
        </text:list-item>
        <text:list-item>
          <text:p text:style-name="P1">R. Pietrantuono and S. Russo, "Probabilistic sampling-based testing for accelerated reliability assessment", <text:span text:style-name="Emphasis">IEEE Int. Conference on Software Quality Reliability and Security (QRS)</text:span>, pp. 35-46, 2018.</text:p>
        </text:list-item>
        <text:list-item>
          <text:p text:style-name="P1">R. Pietrantuono, A. Bertolino, G. De Angelis, B. Miranda and S. Russo, "Towards Continuous Software Reliability Testing in DevOps", <text:span text:style-name="Emphasis">IEEE/ACM 14th Int. Workshop on Automation of Software Test (AST)</text:span>, pp. 21-27, 2019.</text:p>
        </text:list-item>
        <text:list-item>
          <text:p text:style-name="P1">R. Pietrantuono, P. Potena, A. Pecchia, D. Rodriguez, S. Russo and L. Fernandez, "Multi-objective testing resource allocation under uncertainty", <text:span text:style-name="Emphasis">IEEE Transactions on Evolutionary Computation</text:span>, vol. 22, no. 3, pp. 347-362, 2017.</text:p>
        </text:list-item>
        <text:list-item>
          <text:p text:style-name="P1">R. Pietrantuono, S. Russo and A. Guerriero, "Run-time Reliability Estimation of Microservice Architectures", <text:span text:style-name="Emphasis">29th Int. Symposium on Software Reliability Engineering (ISSRE)</text:span>, pp. 25-35, 2018.</text:p>
        </text:list-item>
        <text:list-item>
          <text:p text:style-name="P1">R. Pietrantuono, S. Russo and K.S. Trivedi, "Software Reliability and Testing Time Allocation: An Architecture-Based Approach", <text:span text:style-name="Emphasis">IEEE Trans. on Software Engineering</text:span>, vol. 36, no. 3, pp. 323-337, 2010.</text:p>
        </text:list-item>
        <text:list-item>
          <text:p text:style-name="P1">R.C. Bryce, S. Sampath and A. M. Memon, "Developing A Single Model And Test Prioritization Strategies For Event-Driven Software" in Software Engineering IEEE, USA:Utah State University, vol. 37, no. 1, pp. 48-64, 2011.</text:p>
        </text:list-item>
        <text:list-item>
          <text:p text:style-name="P1">Rasheedh, J. A., &amp; Saradha, S. (2020). Review of micro-services architectures and runtime dynamic binding. 2020 Fourth International Conference on I-SMAC (IoT in Social, Mobile, Analytics and Cloud)(I-SMAC), 1130–1137. IEEE.</text:p>
        </text:list-item>
        <text:list-item>
          <text:p text:style-name="P1"><text:bookmark text:name="ref-000042"/>RedHat JBoss jBPM. http://www.jbpm.org/. Accessed: 2016-02-17.</text:p>
        </text:list-item>
        <text:list-item>
          <text:p text:style-name="P1">Reichstaller, A. (2020). Machine Learning-based Test Strategies for Self-Adaptive Systems.</text:p>
        </text:list-item>
        <text:list-item>
          <text:p text:style-name="P1">Reichstaller, A., &amp; Knapp, A. (2017, July). Compressing uniform test suites using Variational autoencoders. In 2017 IEEE International Conference on Software Quality, Reliability and Security Companion (QRS-C) (pp. 435-440). IEEE.</text:p>
        </text:list-item>
        <text:list-item>
          <text:p text:style-name="P1">Reichstaller, A., Gabor, T., &amp; Knapp, A. (2018, November). Mutation-based test suite evolution for self-organizing systems. In International Symposium on Leveraging Applications of Formal Methods (pp. 118-136). Springer, Cham.</text:p>
        </text:list-item>
        <text:list-item>
          <text:p text:style-name="P1">Reichstaller, André, &amp; Knapp, A. (2017). Transferring context-dependent test inputs. 2017 IEEE International Conference on Software Quality, Reliability and Security (QRS), 65–72. IEEE.</text:p>
        </text:list-item>
        <text:list-item>
          <text:p text:style-name="P1"><text:soft-page-break/>Reichstaller, André, &amp; Knapp, A. (2018). Risk-based testing of self-adaptive systems using run-time predictions. 2018 IEEE 12th international conference on self-adaptive and self-organizing systems (SASO), 80–89. IEEE.</text:p>
        </text:list-item>
        <text:list-item>
          <text:p text:style-name="P1">Reichstaller, Andre. (2020). Machine Learning-based Test Strategies for Self-Adaptive Systems.</text:p>
        </text:list-item>
        <text:list-item>
          <text:p text:style-name="P1">Rocha, L.S., Andrade, R.M.C., 2012. Towards a formal model to reason about context-aware exception handling, in: Proceedings of the 5th International Workshop on Exception Handling, IEEE Press, Piscataway, NJ, USA. pp. 27–33. doi: 10.1109/WEH.2012.6226595 .</text:p>
        </text:list-item>
        <text:list-item>
          <text:p text:style-name="P1">Rotondo, C. (2019). A Survey for Testing Self-organizing, Adaptive Systems in Industry 4.0. no. March.</text:p>
        </text:list-item>
        <text:list-item>
          <text:p text:style-name="P1">Rubira, C. M. F., Brun, Y., Gorla, A., Zambonelli, F., &amp; Baresi, L. (2018). Challenges in Composing and Decomposing Assurances for Self-Adaptive Systems. Software Engineering for Self-Adaptive Systems III. Assurances: International Seminar, Dagstuhl Castle, Germany, December 15-19, 2013, Revised Selected and Invited Papers, 9640, 64. Springer.</text:p>
        </text:list-item>
        <text:list-item>
          <text:p text:style-name="P1">Rudolph, S. (2020). Mutual Influences in Self adaptive and Autonomously Learning Systems.</text:p>
        </text:list-item>
        <text:list-item>
          <text:p text:style-name="P1">Rudolph, S., Tomforde, S., &amp; Hähner, J. (2019a). Mutual influence-aware runtime learning of self-adaptation behavior. ACM Transactions on Autonomous and Adaptive Systems (TAAS), 14(1), 1–37.</text:p>
        </text:list-item>
        <text:list-item>
          <text:p text:style-name="P1">Rudolph, S., Tomforde, S., &amp; Hähner, J. (2019b). On the Detection of Mutual Influences and Their Consideration in Reinforcement Learning Processes. arXiv preprint arXiv:1905. 04205.</text:p>
        </text:list-item>
        <text:list-item>
          <text:p text:style-name="P1"><text:bookmark text:name="bib416C68617A62694A3037s1"/>S. Alhazbi, A. Jantan. <text:span text:style-name="Strong_20_Emphasis">Dependencies management in dynamically updateable component-based systems. </text:span>J. Comput. Sci., 3 (7) (2007), pp. 499-505. </text:p>
        </text:list-item>
        <text:list-item>
          <text:p text:style-name="P1"><text:bookmark text:name="ref-00009"/>S. Droste, T. Jansen, and I. Wegener. On the analysis of the (1+1) evolutionary algorithm. Theoretical Computer Science, 276(1):51–81, 2002. </text:p>
        </text:list-item>
        <text:list-item>
          <text:p text:style-name="P1"><text:bookmark text:name="ref-00010"/>S. Elbaum, A. Malishevsky, and G. Rothermel. Test case prioritization: a family of empirical studies. IEEE Transactions on Software Engineering, 28(2):159–182, 2002. </text:p>
        </text:list-item>
        <text:list-item>
          <text:p text:style-name="P1">S. Gtz, I. Gerostathopoulos, F. Krikava, A. Shahzada and R. Spalazzese, "Adaptive exchange of distributed partial models@ run. time for highly dynamic systems", <text:span text:style-name="Emphasis">Proceedings of the 10th International Symposium on Software Engineering for Adaptive and Self-Managing Systems</text:span>, pp. 64-70, 2015, May.</text:p>
        </text:list-item>
        <text:list-item>
          <text:p text:style-name="P1">S. Hallsteinsen, M. Hinchey, S. Park and K. Schmid, "Dynamic Software Product Lines", <text:span text:style-name="Emphasis">Computer</text:span>, vol. 41, no. 4, pp. 93-95, April 2008.</text:p>
        </text:list-item>
        <text:list-item>
          <text:p text:style-name="P1">S. L. Lohr, Sampling Design and Analysis, Duxbury Press, 2009.</text:p>
        </text:list-item>
        <text:list-item>
          <text:p text:style-name="P1"><text:soft-page-break/>S. Mitra, W.-J. Huang, N. Saxena, S.-Y. Yu, and E. McCluskey, "Reconfigurable architecture for autonomous self-repair," Design Test of Computers, IEEE, vol. 21, no. 3, pp. 228-240, may-june 2004.</text:p>
        </text:list-item>
        <text:list-item>
          <text:p text:style-name="P1"><text:bookmark text:name="ref-00024"/>S. Neema, T. Bapty, and J. Scott. Development environment for dynamically reconfigurable embedded systems. In Proc. of the International Conference on Signal Processing Applications and Technology. Orlando, FL, 1999.</text:p>
        </text:list-item>
        <text:list-item>
          <text:p text:style-name="P1">S. Reddy, M. Jmaiel (Eds.), Workshops on Enabling Technologies: Infrastructure for Collaborative Enterprises, Hammamet, Tunisia, June 17–20, 2013, IEEE (2013). </text:p>
        </text:list-item>
        <text:list-item>
          <text:p text:style-name="P1">S. Tomforde, J. Hähner, H. Seebach, W. Reif, B. Sick, A. Wacker, et al., "Engineering and Mastering Interwoven Systems", <text:span text:style-name="Emphasis">Proc. of ARCS'14 Workshops.</text:span>, pp. 1-8, 2014.</text:p>
        </text:list-item>
        <text:list-item>
          <text:p text:style-name="P1">S. V öst and S. Wagner, "Towards Continuous Integration and Continuous Delivery in the Automotive Industry", <text:span text:style-name="Emphasis">provided by the SAO/NASA Astrophysics Data System</text:span>, December 2016.</text:p>
        </text:list-item>
        <text:list-item>
          <text:p text:style-name="P1"><text:bookmark text:name="ref-000111"/>S. Walraven, D. Van Landuyt, E. Truyen, K. Handekyn, and W. Joosen. Efficient customization of multi-tenant software-as-a-service applications with service lines. Journal of Systems and Software, 91:48–62, 2014. </text:p>
        </text:list-item>
        <text:list-item>
          <text:p text:style-name="P1">S. Yoo and M. Harman, "Regression testing minimization, selection and prioritization: a survey," Software Testing, Verification and Reliability, 2010.</text:p>
        </text:list-item>
        <text:list-item>
          <text:p text:style-name="P1">S. Zhao, X. Lu, X. Zhou, T. Zhang and J. Xue, "A Reliability Model For Web Services - From The Consumers’ Perspective", <text:span text:style-name="Emphasis">Int. Conference on Computer Science and Service System (CSSS)</text:span>, pp. 91-94, 2011.</text:p>
        </text:list-item>
        <text:list-item>
          <text:p text:style-name="P1">S.-S. Hou, L. Zhang, Q. Lan, H. Mei and J.-S. Sun, "Generating effective test sequences for bpel testing", <text:span text:style-name="Emphasis">Quality Software 2009. QSIC’09. 9th International Conference on</text:span>, pp. 331-340, 2009.</text:p>
        </text:list-item>
        <text:list-item>
          <text:p text:style-name="P1">Saller, K., Lochau, M., Reimund, I., 2013. Context-aware dspls: model-based runtime adaptation for resource-constrained systems, in: Proceedings of the 17th International Software Product Line Conference co-located workshops, ACM. pp. 106–113. doi: 10.1145/2499777.2500716.</text:p>
        </text:list-item>
        <text:list-item>
          <text:p text:style-name="P1">Sama, M., Elbaum, S., Raimondi, F., Rosenblum, D.S., Wang, Z., 2010. Context-aware adaptive applications: Fault patterns and their automated identification. IEEE Transactions on Software Engineering 36, 644–661. doi: 10.1109/TSE.2010.35 .</text:p>
        </text:list-item>
        <text:list-item>
          <text:p text:style-name="P1">Santos E.B., E.B.d., Andrade, R.M.d.C., Santos, I.d.S., 2019. Runtime monitoring of behavioral properties in dynamically adaptive systems, in: Proceedings of the XXXIII Brazilian Symposium on Software Engineering, ACM. pp. 377–386. doi: 10.1145/3350768.3351798 .</text:p>
        </text:list-item>
        <text:list-item>
          <text:p text:style-name="P1">Santos, E.B.d., Andrade, R.M.d.C., Santos, I.d.S., 2019. Towards runtime testing of dynamically adaptive systems based on behavioral properties, in: XV Brazilian Symposium on <text:soft-page-break/>Information Systems: Workshop of Thesis and Dissertations on Information Systems, ACM. p. 4.</text:p>
        </text:list-item>
        <text:list-item>
          <text:p text:style-name="P1">Santos, I.d.S., 2017. TestDAS - Testing Method for Dynamically Adaptive Systems,. Thesis. Federal University of Ceará. </text:p>
        </text:list-item>
        <text:list-item>
          <text:p text:style-name="P1">Santos, I.d.S., Santos, E.B.d., Andrade, R.M.d.C., Neto, P.d.A.d.S., 2018. Control: Context-based reconfiguration testing tool, in: Brazilian Conference on Software: Tools Session, ACM. p. 6.</text:p>
        </text:list-item>
        <text:list-item>
          <text:p text:style-name="P1">Santos, I.d.S., Souza, M.L.d.J., Carvalho, M.L.L., Oliveira, T.A., Almeida, E.S.d., Andrade, R.M.d.C., 2017. Dynamically adaptable software is all about modeling contextual variability and avoiding failures. IEEE Software 34, 72–77. doi: 10.1109/MS.2017.4121205 .</text:p>
        </text:list-item>
        <text:list-item>
          <text:p text:style-name="P1">Santos, I.S., Rocha, L.S., Neto, P.A.S., Andrade, R.M.C., 2016. Model verification of dynamic software product lines, in: Proceedings of the 30th Brazilian Symposium on Software Engineering, ACM, New York, NY, USA. pp. 113–122. doi: 10.1145/2973839.2973852 .</text:p>
        </text:list-item>
        <text:list-item>
          <text:p text:style-name="P1">Santosa, I. S., Andradea, R. M. C., Rochaa, L. S., Matalongab, S., Oliveirac, K. M., &amp; Travassosd, G. H. (χ.χ.). Test Case Design for Context-Aware Applications: Are We There Yet? <text:s text:c="16"/></text:p>
        </text:list-item>
        <text:list-item>
          <text:p text:style-name="P1">Saputri, T. R. D., &amp; Lee, S.-W. (2020). The application of machine learning in self-adaptive systems: A systematic literature review. IEEE Access, 8, 205948–205967.</text:p>
        </text:list-item>
        <text:list-item>
          <text:p text:style-name="P1">Schmerl, B., Andersson, J., Vogel, T., Cohen, M. B., Rubira, C. M. F., Brun, Y., … Baresi, L. (2017). Challenges in composing and decomposing assurances for self-adaptive systems. Στο Software Engineering for Self-Adaptive Systems III. Assurances (σσ. 64–89). Springer.</text:p>
        </text:list-item>
        <text:list-item>
          <text:p text:style-name="P1">Schulz, H., Angerstein, T., Okanović, D., &amp; van Hoorn, A. (2019). Microservice-tailored generation of session-based workload models for representative load testing. 2019 IEEE 27th International Symposium on Modeling, Analysis, and Simulation of Computer and Telecommunication Systems (MASCOTS), 323–335. IEEE.</text:p>
        </text:list-item>
        <text:list-item>
          <text:p text:style-name="P1">Serban, C., &amp; Vescan, A. (2019). Predicting reliability by severity and priority of defects. Proceedings of the 2nd ACM SIGSOFT International Workshop on Software Qualities and Their Dependencies, 27–34.</text:p>
        </text:list-item>
        <text:list-item>
          <text:p text:style-name="P1">Shafiei, Z., &amp; Rafsanjani, A. J. (2020). A Test Case Design Method for Context Aware Android Applications. 2020 25th International Computer Conference, Computer Society of Iran (CSICC), 1–8. IEEE.</text:p>
        </text:list-item>
        <text:list-item>
          <text:p text:style-name="P1">Shah, F. M., &amp; Rehman, A. (2018). Improve Power Flow Control and Performance Analysis of MVDC Grid Connected PV System. 2018 5th International Conference on Information Science and Control Engineering (ICISCE), 776–780. IEEE.</text:p>
        </text:list-item>
        <text:list-item>
          <text:p text:style-name="P1">Shin, Y. J., Cho, E., &amp; Bae, D. H. (2021, March). PASTA: An efficient proactive adaptation approach based on statistical model checking for self-adaptive systems. In <text:soft-page-break/>International Conference on Fundamental Approaches to Software Engineering (pp. 292-312). Springer, Cham.</text:p>
        </text:list-item>
        <text:list-item>
          <text:p text:style-name="P1">Shin, Y.-J., Bae, J.-Y., &amp; Bae, D.-H. (2021). Concepts and Models of Environment of Self-Adaptive Systems: A Systematic Literature Review. 2021 28th Asia-Pacific Software Engineering Conference (APSEC), 296–305. IEEE.</text:p>
        </text:list-item>
        <text:list-item>
          <text:p text:style-name="P1">Silva, S., Bertolino, A., &amp; Pelliccione, P. (2022, May). Self-adaptive Testing in the Field: Are We There Yet?. In 2022 International Symposium on Software Engineering for Adaptive and Self-Managing Systems (SEAMS) (pp. 58-69). IEEE.</text:p>
        </text:list-item>
        <text:list-item>
          <text:p text:style-name="P1">Silva, S., Bertolino, A., &amp; Pelliccione, P. (2022, May). Self-adaptive Testing in the Field: Are We There Yet?. In 2022 International Symposium on Software Engineering for Adaptive and Self-Managing Systems (SEAMS) (pp. 58-69). IEEE.</text:p>
        </text:list-item>
        <text:list-item>
          <text:p text:style-name="P1">Silva, S., Bertolino, A., &amp; Pelliccione, P. (2022). Self-adaptive Testing in the Field: Are We There Yet? 2022 International Symposium on Software Engineering for Adaptive and Self-Managing Systems (SEAMS), 58–69. IEEE.</text:p>
        </text:list-item>
        <text:list-item>
          <text:p text:style-name="P1">Silva, S., Bertolino, A., &amp; Pelliccione, P. (2022). Self-adaptive Testing in the Field: Are We There Yet? 2022 International Symposium on Software Engineering for Adaptive and Self-Managing Systems (SEAMS), 58–69. IEEE.</text:p>
        </text:list-item>
        <text:list-item>
          <text:p text:style-name="P1">Silva, S., Bertolino, A., &amp; Pelliccione, P. (2022). Self-adaptive Testing in the Field: Are We There Yet? 2022 International Symposium on Software Engineering for Adaptive and Self-Managing Systems (SEAMS), 58–69. IEEE.</text:p>
        </text:list-item>
        <text:list-item>
          <text:p text:style-name="P1">Silva, S., Bertolino, A., &amp; Pelliccione, P. (2022). Self-adaptive Testing in the Field: Are We There Yet? 2022 International Symposium on Software Engineering for Adaptive and Self-Managing Systems (SEAMS), 58–69. IEEE.</text:p>
        </text:list-item>
        <text:list-item>
          <text:p text:style-name="P1">Silva, S., Bertolino, A., &amp; Pelliccione, P. (2022). Self-adaptive Testing in the Field: Are We There Yet? 2022 International Symposium on Software Engineering for Adaptive and Self-Managing Systems (SEAMS), 58–69. IEEE.</text:p>
        </text:list-item>
        <text:list-item>
          <text:p text:style-name="P1">Silva, S., Bertolino, A., &amp; Pelliccione, P. (2022). Self-adaptive Testing in the Field: Are We There Yet? 2022 International Symposium on Software Engineering for Adaptive and Self-Managing Systems (SEAMS), 58–69. IEEE.</text:p>
        </text:list-item>
        <text:list-item>
          <text:p text:style-name="P1">Silva, S., Bertolino, A., &amp; Pelliccione, P. (2022). Self-adaptive Testing in the Field: Are We There Yet? 2022 International Symposium on Software Engineering for Adaptive and Self-Managing Systems (SEAMS), 58–69. IEEE.</text:p>
        </text:list-item>
        <text:list-item>
          <text:p text:style-name="P1">Silva, S., Bertolino, A., &amp; Pelliccione, P. (2022). Self-adaptive Testing in the Field: Are We There Yet? 2022 International Symposium on Software Engineering for Adaptive and Self-Managing Systems (SEAMS), 58–69. IEEE.</text:p>
        </text:list-item>
        <text:list-item>
          <text:p text:style-name="P1"><text:soft-page-break/>Silva, S., Bertolino, A., &amp; Pelliccione, P. (2022). Self-adaptive Testing in the Field: Are We There Yet? 2022 International Symposium on Software Engineering for Adaptive and Self-Managing Systems (SEAMS), 58–69. IEEE.</text:p>
        </text:list-item>
        <text:list-item>
          <text:p text:style-name="P1">Silva, S., Bertolino, A., &amp; Pelliccione, P. (2022). Self-adaptive Testing in the Field: Are We There Yet? 2022 International Symposium on Software Engineering for Adaptive and Self-Managing Systems (SEAMS), 58–69. IEEE.</text:p>
        </text:list-item>
        <text:list-item>
          <text:p text:style-name="P1">Silva, S., Bertolino, A., &amp; Pelliccione, P. (2022). Self-adaptive Testing in the Field: Are We There Yet? 2022 International Symposium on Software Engineering for Adaptive and Self-Managing Systems (SEAMS), 58–69. IEEE.</text:p>
        </text:list-item>
        <text:list-item>
          <text:p text:style-name="P1">Silva, S., Bertolino, A., &amp; Pelliccione, P. (2022). Self-adaptive Testing in the Field: Are We There Yet? 2022 International Symposium on Software Engineering for Adaptive and Self-Managing Systems (SEAMS), 58–69. IEEE.</text:p>
        </text:list-item>
        <text:list-item>
          <text:p text:style-name="P1">Silva, S., Bertolino, A., &amp; Pelliccione, P. (2022). Self-adaptive Testing in the Field: Are We There Yet? 2022 International Symposium on Software Engineering for Adaptive and Self-Managing Systems (SEAMS), 58–69. IEEE.</text:p>
        </text:list-item>
        <text:list-item>
          <text:p text:style-name="P1">Silva, S., Bertolino, A., &amp; Pelliccione, P. (2022). Self-adaptive Testing in the Field: Are We There Yet? 2022 International Symposium on Software Engineering for Adaptive and Self-Managing Systems (SEAMS), 58–69. IEEE.</text:p>
        </text:list-item>
        <text:list-item>
          <text:p text:style-name="P1">Silvano, C., Fornaciari, W., Palermo, G., Zaccaria, V., Castro, F., Martinez, M., … Others. (2011). Multicube: Multi-objective design space exploration of multi-core architectures. VLSI 2010 Annual Symposium, 47–63. Springer.</text:p>
        </text:list-item>
        <text:list-item>
          <text:p text:style-name="P1">Siqueira, B. R. (2016). Caracterização de desafios e estratégias de teste para sistemas adaptativos.</text:p>
        </text:list-item>
        <text:list-item>
          <text:p text:style-name="P1">Siqueira, B. R., Ferrari, F. C., Serikawa, M. A., Menotti, R., &amp; de Camargo, V. V. (2016, September). Characterisation of challenges for testing of adaptive systems. In Proceedings of the 1st Brazilian Symposium on Systematic and Automated Software Testing (pp. 1-10).</text:p>
        </text:list-item>
        <text:list-item>
          <text:p text:style-name="P1">Siqueira, B. R., Ferrari, F. C., Souza, K. E., Camargo, V. V., &amp; de Lemos, R. (2021). Testing of adaptive and context-aware systems: approaches and challenges. Software Testing, Verification and Reliability, 31(7), e1772.</text:p>
        </text:list-item>
        <text:list-item>
          <text:p text:style-name="P1">Siqueira, B. R., Ferrari, F. C., Souza, K. E., Camargo, V. V., &amp; de Lemos, R. (2021). Testing of adaptive and context-aware systems: approaches and challenges. Software Testing, Verification and Reliability, 31(7), e1772.</text:p>
        </text:list-item>
        <text:list-item>
          <text:p text:style-name="P1">Siqueira, B. R., Ferrari, F. C., Souza, K. E., Camargo, V. V., &amp; de Lemos, R. (2021). Testing of adaptive and context‐aware systems: approaches and challenges. Software Testing, Verification and Reliability, 31(7), e1772.</text:p>
        </text:list-item>
        <text:list-item>
          <text:p text:style-name="P1"><text:soft-page-break/>Siqueira, B. R., Júnior, M. C., Ferrari, F. C., Santibáñez, D. S., Menotti, R., &amp; Camargo, V. V. (2018, October). Experimenting with a multi-approach testing strategy for adaptive systems. In Proceedings of the 17th Brazilian Symposium on Software Quality (pp. 111-120).</text:p>
        </text:list-item>
        <text:list-item>
          <text:p text:style-name="P1">Siqueira, B.R., Ferrari, F.C., Serikawa, M.A., Menotti, R., de Camargo, V.V., 2016. Characterisation of challenges for testing of adaptive systems, in: Proceedings of the 1st Brazilian Symposium on Systematic and Automated Software Testing, ACM, New York, NY, USA. pp. 11:1–11:10. doi: 10.1145/2993288.2993294 .</text:p>
        </text:list-item>
        <text:list-item>
          <text:p text:style-name="P1">Siqueira, B.R., Ferrari, F.C., Souza, K.E., Santibáñez, D.S., Camargo, V.V., 2020. Fault stypes of adaptive and context-aware systems and their relationship with fault-based testing approaches, in: 2020 IEEE International Conference on Software Testing, Verification and Validation Workshops (ICSTW), IEEE. pp. 284–293. doi: 10.1109/ICSTW50294.2020.00054 .</text:p>
        </text:list-item>
        <text:list-item>
          <text:p text:style-name="P1">Siqueira, B.R., Júnior, M.C., Ferrari, F.C., Santibáñez, D.S., Menotti, R., Camargo, V.V., 2018. Experimenting with a multi-approach testing strategy for adaptive systems, in: Proceedings of the 17th Brazilian Symposium on Software Quality, ACM. pp. 111–120. doi: 10.1145/3275245.3275257.</text:p>
        </text:list-item>
        <text:list-item>
          <text:p text:style-name="P1">Siqueira, Bento R., Ferrari, F. C., Souza, K. E., Camargo, V. V., &amp; de Lemos, R. (2021). Testing of adaptive and context-aware systems: approaches and challenges. Software Testing, Verification and Reliability, 31(7), e1772.</text:p>
        </text:list-item>
        <text:list-item>
          <text:p text:style-name="P1">Siqueira, Bento Rafael. (2016). Caracterização de desafios e estratégias de teste para sistemas adaptativos.</text:p>
        </text:list-item>
        <text:list-item>
          <text:p text:style-name="P1">Sirisha, K. L. S., &amp; Kumar, V. S. (χ.χ.). A Framework for Web Service Creation Consumption, Testing and Reconfiguration of Test Cases.</text:p>
        </text:list-item>
        <text:list-item>
          <text:p text:style-name="P1">Site Reliability Engineering - How Google Runs Production Systems, O’Reilly Media, Inc, 2016.</text:p>
        </text:list-item>
        <text:list-item>
          <text:p text:style-name="P1">SN Pardeshi and V Choure, "Testing as a service on cloud: a review", <text:span text:style-name="Emphasis">International Journal on Recent and Innovation Trends in Computing and Communication</text:span>, vol. 2, no. 2, pp. 188-93, Feb 2014.</text:p>
        </text:list-item>
        <text:list-item>
          <text:p text:style-name="P1">Sobhy, D. (2019). Continuous evaluation framework for software architectures: an IoT case. University of Birmingham.</text:p>
        </text:list-item>
        <text:list-item>
          <text:p text:style-name="P1">Sobhy, D., Bahsoon, R., Minku, L., &amp; Kazman, R. (2021a). Evaluation of software architectures under uncertainty.</text:p>
        </text:list-item>
        <text:list-item>
          <text:p text:style-name="P1">Sobhy, D., Bahsoon, R., Minku, L., &amp; Kazman, R. (2021b). Evaluation of software architectures under uncertainty: a systematic literature review. ACM Transactions on Software Engineering and Methodology (TOSEM), 30(4), 1–50.</text:p>
        </text:list-item>
        <text:list-item>
          <text:p text:style-name="P1">Sobhy, D., Minku, L., Bahsoon, R., Chen, T., &amp; Kazman, R. (2020). Run-time evaluation of architectures: A case study of diversification in IoT. Journal of Systems and Software, 159, 110428.</text:p>
        </text:list-item>
        <text:list-item>
          <text:p text:style-name="P1"><text:soft-page-break/>Sobhy, D., Minku, L., Bahsoon, R., Chen, T., &amp; Kazman, R. (χ.χ.). Run-time evaluation of architectures.</text:p>
        </text:list-item>
        <text:list-item>
          <text:p text:style-name="P1">Sourceforge. (2009). Web Services Description Language for Java, [Online]. Available: <text:a xlink:type="simple" xlink:href="http://wsdl4j.sourceforge.net/" text:style-name="Internet_20_link" text:visited-style-name="Visited_20_Internet_20_Link">http://wsdl4j.sourceforge.net/</text:a></text:p>
        </text:list-item>
        <text:list-item>
          <text:p text:style-name="P1">Stöckle, P., Ionut, P., Grobauer, B., &amp; Pretschner, A. (2022). Submitted Version of: Hardening with Scapolite: a DevOps-based Approach for Improved Authoring and Testing of Security-Configuration Guides in Large-Scale Organizations.</text:p>
        </text:list-item>
        <text:list-item>
          <text:p text:style-name="P1">SUH, D. L., &amp; Ioannou, E. (2016). A configurable real-time Data Processing Infrastructure mastering autonomous Quality Adaptation.</text:p>
        </text:list-item>
        <text:list-item>
          <text:p text:style-name="P1">T Endo, "Model based testing of service oriented applications", <text:span text:style-name="Emphasis">Doctoral dissertation</text:span>, 2013.</text:p>
        </text:list-item>
        <text:list-item>
          <text:p text:style-name="P1">T. Andrews, F. Curbera, H. Dholakia, Y. Goland, J. Klein, F. Leymann, et al., "Business process execution language for web services", 2003.</text:p>
        </text:list-item>
        <text:list-item>
          <text:p text:style-name="P1">T. L. Graves, M. J. Harrold, J.-M. Kim, A. Porter and G. Rothermel, "An empirical study of regression test selection techniques", <text:span text:style-name="Emphasis">ACM Trans. Softw. Eng. Methodol.</text:span>, vol. 10, no. 2, pp. 184-208, 2001.</text:p>
        </text:list-item>
        <text:list-item>
          <text:p text:style-name="P1">T. M. King and A. S. Ganti, “Migrating autonomic self-testing to the cloud,” in Proc. Int. Conf. Softw. Testing, Verification, Validation Workshops, Paris, France, 2010, pp. 438–443.</text:p>
        </text:list-item>
        <text:list-item>
          <text:p text:style-name="P1">T. Y. Chen, H. Leung, and I. K. Mak, “Adaptive random testing,” in Proc. 9th Asian Comput. Sci. Conf., 2004, vol. 3321, pp. 320–329.</text:p>
        </text:list-item>
        <text:list-item>
          <text:p text:style-name="P1">T.-D. Cao, P. Felix, R. Castanet and I. Berrada, "Online testing framework for web services", <text:span text:style-name="Emphasis">Software Testing Verification and Validation (ICST) 2010 Third International Conference on</text:span>, pp. 363-372, 2010.</text:p>
        </text:list-item>
        <text:list-item>
          <text:p text:style-name="P1"><text:bookmark text:name="bib4772617665733031s1"/>T.L. Graves, M.J. Harrold, J.-M. Kim, A. Porter, G. Rothermel. <text:span text:style-name="Strong_20_Emphasis">An empirical study of regression test selection techniques. </text:span>ACM Trans. Softw. Eng. Methodol., 10 (2) (2001), pp. 184-208.</text:p>
        </text:list-item>
        <text:list-item>
          <text:p text:style-name="P1"><text:bookmark text:name="bib44424C503A636F6E662F6174632F4B696E674143433131s1"/>T.M. King, A.A. Allen, R. Cruz, P.J. Clarke. <text:span text:style-name="Strong_20_Emphasis">Safe runtime validation of behavioral adaptations in autonomic software. </text:span>J.M.A. Calero, L.T. Yang, F.G. Mármol, L.J. García-Villalba, X.A. Li, Y. Wang (Eds.), ATC, Lecture Notes in Computer Science, vol. 6906, Springer (2011), pp. 31-46. </text:p>
        </text:list-item>
        <text:list-item>
          <text:p text:style-name="P1">T.Y. Chen, H. Leung and I.K. Mak, "Adaptive random testing", <text:span text:style-name="Emphasis">Advances in Computer Science - ASIAN 2004. Higher-Level Decision Making volume 3321 of Lecture Notes in Computer Science</text:span>, pp. 320-329, 2005.</text:p>
        </text:list-item>
        <text:list-item>
          <text:p text:style-name="P1">Tamura, G., Villegas, N.M., Müller, H.A., Sousa, J.P., Becker, B., Karsai, G., Mankovskii, S., Pezzè, M., Schäfer, W., Tahvildari, L., et al., 2013. Towards practical runtime verification and validation of self-adaptive software systems, in: Software Engineering for Self-Adaptive Systems II. Springer, pp. 108–132. doi: 10.1007/978-3-642-35813-5_5 .</text:p>
        </text:list-item>
        <text:list-item>
          <text:p text:style-name="P1"><text:soft-page-break/>The Eclipse Foundation. (2012). BPEL Designer Project, [Online]. Available: <text:a xlink:type="simple" xlink:href="http://www.eclipse.org/bpel:/" text:style-name="Internet_20_link" text:visited-style-name="Visited_20_Internet_20_Link">http://www.eclipse.org/bpel:/</text:a></text:p>
        </text:list-item>
        <text:list-item>
          <text:p text:style-name="P1"><text:span text:style-name="Emphasis">The Serf tool - Decentralized Cluster Membership Failure Detection and Orchestration</text:span>, [online] Available: <text:a xlink:type="simple" xlink:href="http://www.serfdom.io/" text:style-name="Internet_20_link" text:visited-style-name="Visited_20_Internet_20_Link">http://www.serfdom.io</text:a>.</text:p>
        </text:list-item>
        <text:list-item>
          <text:p text:style-name="P1">Thirumaran, M., Bhargavi, T., Anitha, P., &amp; Swathy, M. (2017). A Prediction Model for Heterogeneous Service Composition Using Decision Making and Capability Assessment Algorithm. International Journal of Pure and Applied Mathematics, 116(23), 619–627.</text:p>
        </text:list-item>
        <text:list-item>
          <text:p text:style-name="P1">Torjusen, A. B., Abie, H., Paintsil, E., Trcek, D., &amp; Skomedal, Å. (2014, August). Towards run-time verification of adaptive security for IoT in eHealth. In Proceedings of the 2014 European Conference on Software Architecture Workshops (pp. 1-8).</text:p>
        </text:list-item>
        <text:list-item>
          <text:p text:style-name="P1">Tramontana, P., Amalfitano, D., Amatucci, N., Fasolino, A.R., 2019. Automated functional testing of mobile applications: a systematic mapping study. Software Quality Journal 27, 149–201. doi: 10.1007/s11219-018-9418-6 .</text:p>
        </text:list-item>
        <text:list-item>
          <text:p text:style-name="P1"><text:bookmark text:name="bib4272616E6465733031s1"/>U. Brandes, M. Eiglsperger, I. Herman, M. Himsolt, M.S. Marshall. <text:span text:style-name="Strong_20_Emphasis">Graphml progress report. </text:span>Graph Drawing (2001), pp. 501-512. </text:p>
        </text:list-item>
        <text:list-item>
          <text:p text:style-name="P1"><text:bookmark text:name="bib56617273686E65793037s1"/>U. Varshney. <text:span text:style-name="Strong_20_Emphasis">Pervasive healthcare and wireless health monitoring. </text:span>Mob. Netw. Appl., 12 (2–3) (2007), pp. 113-127. </text:p>
        </text:list-item>
        <text:list-item>
          <text:p text:style-name="P1">V. Souza, A. Lapouchnian, and J. Mylopoulos, "(requirement) evolution requirements for adaptive systems," in Software Engineering for Adaptive and Self-Managing Systems, 2012 ICSE Workshop on, june 2012, pp. 155-164.</text:p>
        </text:list-item>
        <text:list-item>
          <text:p text:style-name="P1">Valdezate, A., Capilla, R., Crespo, J., &amp; Barber, R. (2022). RuVa: A Runtime Software Variability Algorithm. IEEE Access.</text:p>
        </text:list-item>
        <text:list-item>
          <text:p text:style-name="P1">VATE: A framework for in-vivo testing of mobile applications, 2019, [online] Available: <text:a xlink:type="simple" xlink:href="https://github.com/invivo-testing/icst2020" text:style-name="Internet_20_link" text:visited-style-name="Visited_20_Internet_20_Link">https://github.com/invivo-testing/icst2020</text:a>.</text:p>
        </text:list-item>
        <text:list-item>
          <text:p text:style-name="P1">W. E. Walsh, G. Tesauro, J. O. Kephart and R. Das, "Utility functions in autonomic systems", <text:span text:style-name="Emphasis">Proc. of the First IEEE International Conference on Autonomic Computing</text:span>, pp. 70-77, 2004.</text:p>
        </text:list-item>
        <text:list-item>
          <text:p text:style-name="P1"><text:bookmark text:name="ref-00033"/>W. E. Walsh, G. Tesauro, J. O. Kephart, and R. Das. Utility functions in autonomic systems. In Proc. of the First IEEE International Conference on Autonomic Computing, pages 70–77, New York, NY, USA, 2004. IEEE Computer Society. </text:p>
        </text:list-item>
        <text:list-item>
          <text:p text:style-name="P1">W. E. Wong, J. R. Horgan, S. London and H. Agrawal, "A study of effective regression testing in practice", <text:span text:style-name="Emphasis">Proc. The Eighth International Symposium On Software Reliability Engineering</text:span>, pp. 264-274, 1997.</text:p>
        </text:list-item>
        <text:list-item>
          <text:p text:style-name="P1"><text:bookmark text:name="ref-00035"/>W. E. Wong, J. R. Horgan, S. London, and H. Agrawal. A study of effective regression testing in practice. In Proc. The Eighth International Symposium On Software Reliability Engineering, pages 264–274. IEEE, 1997. </text:p>
        </text:list-item>
        <text:list-item>
          <text:p text:style-name="P1"><text:soft-page-break/>W. M. Van Der Aalst and A. H. Ter Hofstede, "YAWL: yet another workflow language", <text:span text:style-name="Emphasis">Information systems</text:span>, vol. 30, no. 4, pp. 245-275, 2005.</text:p>
        </text:list-item>
        <text:list-item>
          <text:p text:style-name="P1"><text:bookmark text:name="ref-000091"/>W. M. Van Der Aalst. Business process configuration in the cloud: how to support and analyze multi-tenant processes? In Web Services (ECOWS), 2011 Ninth IEEE European Conference on, pages 3–10. IEEE, 2011. </text:p>
        </text:list-item>
        <text:list-item>
          <text:p text:style-name="P1">W. T. Tsai, R. Paul, Z. Cao, L. Yu, and A. Saimi, “Verification of web services using an enhanced UDDI server,” in Proc. 8th Int. Workshop Object-Oriented Real-Time Dependable Syst., 2003, pp. 131– 138.</text:p>
        </text:list-item>
        <text:list-item>
          <text:p text:style-name="P1">W.-T. Tsai, D. Zhang, Y. Chen, H. Huang, R. Paul and N. Liao, "A software reliability model for web services", <text:span text:style-name="Emphasis">Proc. of the Eigtht IASTED International Conference on Software Engineering and Applications</text:span>, pp. 144-149, 2004.</text:p>
        </text:list-item>
        <text:list-item>
          <text:p text:style-name="P1"><text:span text:style-name="Emphasis">W3C Working Group Note Web Services Architecture</text:span>, February 2004, [online] Available: <text:a xlink:type="simple" xlink:href="http://www.w3.org/TR/2004/NOTE-ws-arch-20040211/" text:style-name="Internet_20_link" text:visited-style-name="Visited_20_Internet_20_Link">http://www.w3.org/TR/2004/NOTE-ws-arch-20040211/</text:a>.</text:p>
        </text:list-item>
        <text:list-item>
          <text:p text:style-name="P1">W3C. (2004). OWL Web Ontology Language, [Online]. Available: <text:a xlink:type="simple" xlink:href="http://www.w3.org/TR/owl-features:/" text:style-name="Internet_20_link" text:visited-style-name="Visited_20_Internet_20_Link">http://www.w3.org/TR/owl-features:/</text:a></text:p>
        </text:list-item>
        <text:list-item>
          <text:p text:style-name="P1">Wang, H., Chan, W., Tse, T., 2014. Improving the effectiveness of testing pervasive software via context diversity. ACM Transactions on Autonomous and Adaptive Systems (TAAS) 9, 1–28. doi: 10.1145/ 2620000 .</text:p>
        </text:list-item>
        <text:list-item>
          <text:p text:style-name="P1">Wang, H., Chan, W.K., 2009. Weaving context sensitivity into test suite construction, in: Proceedings of the 2009 IEEE/ACM International Conference on Automated Software Engineering, IEEE Computer Society. pp. 610–614. doi: 10.1109/ASE.2009.79 .</text:p>
        </text:list-item>
        <text:list-item>
          <text:p text:style-name="P1">Waseem, M., Liang, P., Márquez, G., &amp; Di Salle, A. (2020). Testing microservices architecture-based applications: A systematic mapping study. 2020 27th Asia-Pacific Software Engineering Conference (APSEC), 119–128. IEEE.</text:p>
        </text:list-item>
        <text:list-item>
          <text:p text:style-name="P1"><text:bookmark text:name="ref-000052"/>Web Services Business Process Execution Language. http://docs.oasis-open.org/wsbpel/2.0/OS/wsbpel-v2. 0-OS.html. Accessed: 2016-06-04.</text:p>
        </text:list-item>
        <text:list-item>
          <text:p text:style-name="P1">Weyns, D., Bencomo, N., Calinescu, R., Cámara, J., Ghezzi, C., Grassi, V., ... &amp; Tamburrelli, G. (2016). Perpetual Assurances in Self-Adaptive Systems–Draft Version.</text:p>
        </text:list-item>
        <text:list-item>
          <text:p text:style-name="P1">Weyns, D., Bencomo, N., Calinescu, R., Camara, J., Ghezzi, C., Grassi, V., ... &amp; Tamburrelli, G. (2017). Perpetual assurances for self-adaptive systems. In Software Engineering for Self-Adaptive Systems III. Assurances (pp. 31-63). Springer, Cham. </text:p>
        </text:list-item>
        <text:list-item>
          <text:p text:style-name="P1">Weyns, D., Gerostathopoulos, I., Buhnova, B., Cardozo, N., Cioroaica, E., Dusparic, I., … Others. (2022). Guidelines for Artifacts to Support Industry-Relevant Research on Self-Adaptation. arXiv preprint arXiv:2206. 12492.</text:p>
        </text:list-item>
        <text:list-item>
          <text:p text:style-name="P1">WK Chan, SC Cheung and KR Leung, "A metamorphic testing approach for online testing of service-oriented software applications", <text:span text:style-name="Emphasis">International Journal of Web Services Research</text:span>, vol. 4, no. 2, pp. 61, Apr 2007.</text:p>
        </text:list-item>
        <text:list-item>
          <text:p text:style-name="P1"><text:soft-page-break/>Wohlin, C., Runeson, P., Höst, M., Ohlsson, M.C., Regnell, B., Wesslén, A., 2012. Experimentation in software engineering. Springer Science &amp; Business Media. Doi: 10.1007/978-3-642-29044-2 .</text:p>
        </text:list-item>
        <text:list-item>
          <text:p text:style-name="P1">Wong, T., Wagner, M., &amp; Treude, C. (2022). Self-adaptive systems: A systematic literature review across categories and domains. Information and Software Technology, 148, 106934.</text:p>
        </text:list-item>
        <text:list-item>
          <text:p text:style-name="P1">Wong, T., Wagner, M., &amp; Treude, C. (2022). Self-adaptive systems: A systematic literature review across categories and domains. Information and Software Technology, 148, 106934.</text:p>
        </text:list-item>
        <text:list-item>
          <text:p text:style-name="P1">Wong, W.E., 2001. Mutation testing for the new century. Volume 24. Springer Science &amp; Business Media. Doi: 10.1007/978-1-4757-5939-6 .</text:p>
        </text:list-item>
        <text:list-item>
          <text:p text:style-name="P1"><text:span text:style-name="Emphasis">World quality report 2017-18</text:span>, 2018, [online] Available: <text:a xlink:type="simple" xlink:href="https://www.sogeti.com/explore/reports/world-quality-report-2017-2018" text:style-name="Internet_20_link" text:visited-style-name="Visited_20_Internet_20_Link">https://www.sogeti.com/explore/reports/world-quality-report-2017-2018</text:a>.</text:p>
        </text:list-item>
        <text:list-item>
          <text:p text:style-name="P1">WT Tsai, X Wei, Y Chen and R Paul, "A robust testing framework for verifying web services by completeness and consistency analysis", <text:span text:style-name="Emphasis">Service-Oriented System Engineering 2005. SOSE 2005. IEEE International Workshop</text:span>, pp. 151-158, 2005 Oct 20.</text:p>
        </text:list-item>
        <text:list-item>
          <text:p text:style-name="P1">X Bai, D Xu and G Dai, "Dynamic reconfigurable testing of service-oriented architecture", <text:span text:style-name="Emphasis">Computer Software and Applications Conference 2007. COMPSAC 2007. 31st Annual International</text:span>, vol. 1, pp. 368-378, 2007 Jul 24.</text:p>
        </text:list-item>
        <text:list-item>
          <text:p text:style-name="P1">X Bai, M Li, X Huang, WT Tsai and J Gao, "Vee@ Cloud: The virtual test lab on the cloud", <text:span text:style-name="Emphasis">Automation of Software Test (AST) 2013 8th International Workshop</text:span>, pp. 15-18, 2013 May 18.</text:p>
        </text:list-item>
        <text:list-item>
          <text:p text:style-name="P1">X Dong, A Halevy, J Madhavan, E Nemes and J Zhang, "Similarity search for web services", <text:span text:style-name="Emphasis">Proceedings of the Thirtieth international conference on Very large data bases-Volume 30</text:span>, pp. 372-383, 2004 Aug 31.</text:p>
        </text:list-item>
        <text:list-item>
          <text:p text:style-name="P1">X. Bai, C. Yinong, and S. Zhongkui, “Adaptive web services testing,” in Proc. 31 Annu. Comput. Softw. Appl. Conf., 2007, pp. 233–236.</text:p>
        </text:list-item>
        <text:list-item>
          <text:p text:style-name="P1">X. Bai, D. Wenli, T. Wei-Tek, and C. Yinong, “WSDL-based automatic test case generation for web services testing,” in Proc. IEEE Int. Workshop Service-Oriented Syst. Eng., 2005, pp. 207–212.</text:p>
        </text:list-item>
        <text:list-item>
          <text:p text:style-name="P1"><text:bookmark text:name="bib4241493037s1"/>X. Bai, D. Xu, G. Dai, W.-T. Tsai, Y. Chen. <text:span text:style-name="Strong_20_Emphasis">Dynamic reconfigurable testing of service-oriented architecture. </text:span>Proceedings of 31st Annual International Computer Software and Applications Conference, vol. 1, COMPSAC 2007 (2007), pp. 368-378. </text:p>
        </text:list-item>
        <text:list-item>
          <text:p text:style-name="P1">X. Bai, X. Dezheng, D. Guilan, T. Wei-Tek, and C. Yinong, “Dynamic reconfigurable testing of service-oriented architecture,” in Proc. 31st Annu. Int. Comput. Softw. Appl. Conf., 2007, pp. 368–378.</text:p>
        </text:list-item>
        <text:list-item>
          <text:p text:style-name="P1"><text:soft-page-break/>X. Bai, Z. Cao, and Y. Chen, “Design of a trustworthy service broker and dependence-based progressive group testing,” Int. J. Simul. Process Modell., vol. 3, pp. 66–79, 2007.</text:p>
        </text:list-item>
        <text:list-item>
          <text:p text:style-name="P1">X. Yuan, M. Cohen and A. M. Memon, "Covering Array Sampling Of Input Event Sequences For Automated GUI Testing", <text:span text:style-name="Emphasis">22nd International Conference On Automated Software Engineering (ASE) ACM/IEEE</text:span>, pp. 405-408, 2007.</text:p>
        </text:list-item>
        <text:list-item>
          <text:p text:style-name="P1">Xu, C., Cheung, S.C., Ma, X., Cao, C., Lu, J., 2012. Adam: Identifying defects in context-aware adaptation. Journal of Systems and Software 85, 2812–2828. doi: 10.1016/j.jss.2012.04.078 .</text:p>
        </text:list-item>
        <text:list-item>
          <text:p text:style-name="P1">Y Wang and E Stroulia, "Semantic structure matching for assessing web-service similarity", <text:span text:style-name="Emphasis">International Conference on Service-Oriented Computing</text:span>, pp. 194-207, 2003 Dec 15.</text:p>
        </text:list-item>
        <text:list-item>
          <text:p text:style-name="P1">Y. Falcone, M. Jaber, T.-H. Nguyen, M. Bozga and S. Bensalem, "Runtime verification of component-based systems", <text:span text:style-name="Emphasis">Proc. of the 9th international conference on Software engineering and formal methods</text:span>, pp. 204-220, 2011.</text:p>
        </text:list-item>
        <text:list-item>
          <text:p text:style-name="P1">Y. Falcone, M. Jaber, T.-H. Nguyen, M. Bozga, and S. Bensalem, "Runtime verification of component-based systems," in Proceedings of the 9th international conference on Software engineering and formal methods. Berlin, Heidelberg: Springer-Verlag, 2011, pp. 204-220.</text:p>
        </text:list-item>
        <text:list-item>
          <text:p text:style-name="P1">Y. L. Traon, D. Deveaux and J.-M. J'ez'equcl, "Self-testable components: From pragmatic tests to design-for-testability methodology" in Technology of Object-Oriented Languages and Systems (TOOLS 99), IEEE Computer Society, pp. 96-107, 1999.</text:p>
        </text:list-item>
        <text:list-item>
          <text:p text:style-name="P1">Y. Lu, M. Pan, J. Zhai, T. Zhang and X. Li, "Preference-wise testing for android applications", <text:span text:style-name="Emphasis">Proceedings of the 2019 27th ACM Joint Meeting on European Software Engineering Conference and Symposium on the Foundations of Software Engineering ESEC/FSE 2019</text:span>, pp. 268-278, 2019.</text:p>
        </text:list-item>
        <text:list-item>
          <text:p text:style-name="P1">Y. Lu, M. Pan, J. Zhai, T. Zhang and X. Li, "Preference-wise testing for android applications", <text:span text:style-name="Emphasis">Proceedings of the ACM Joint Meeting on European Software Engineering Conference and Symposium on the Foundations of Software Engineering ESEC/SIGSOFT FSE</text:span>, pp. 268-278, 2019.</text:p>
        </text:list-item>
        <text:list-item>
          <text:p text:style-name="P1">Y. S. Ma, J. Offutt and Y. R. Kwon, "MuJava: An automated class mutation system", <text:span text:style-name="Emphasis">Software Testing Verification and Reliability</text:span>, vol. 15, no. 2, pp. 97-133, 2005.</text:p>
        </text:list-item>
        <text:list-item>
          <text:p text:style-name="P1">Y. S. Ma, Y. R. Kwon and J. Offutt, "Inter-class mutation operators for Java", <text:span text:style-name="Emphasis">Software Reliability Engineering 2002. ISSRE 2003. Proceedings. 13th International Symposium on</text:span>, pp. 352-363, 2002.</text:p>
        </text:list-item>
        <text:list-item>
          <text:p text:style-name="P1">Y. Wang, <text:span text:style-name="Emphasis">A Survey on Formal Methods for Web Service Composition</text:span>, 2013.</text:p>
        </text:list-item>
        <text:list-item>
          <text:p text:style-name="P1">Y. Zhang and M. Lyu, QoS Prediction in Cloud and Service Computing: Approaches and Applications ser. Springer Briefs in Computer Science, Springer, 2017.</text:p>
        </text:list-item>
        <text:list-item>
          <text:p text:style-name="P1"><text:bookmark text:name="bib7761727368616C6C3838s1"/><text:soft-page-break/>Y.E. Ioannidis, R. Rantakrishnan. <text:span text:style-name="Strong_20_Emphasis">Efficient transitive closure algorithms. </text:span>Proceedings of the 14th VLDB Conference, Los Angeles, California (1988). </text:p>
        </text:list-item>
        <text:list-item>
          <text:p text:style-name="P1">Yan, Y., Tu, T., Zhao, L., Zhou, Y., &amp; Wang, W. (2021). Understanding the performance of webassembly applications. Proceedings of the 21st ACM Internet Measurement Conference, 533–549.</text:p>
        </text:list-item>
        <text:list-item>
          <text:p text:style-name="P1"><text:span text:style-name="Emphasis">yEd-Graph Editor</text:span>, September 2017, [online] Available: <text:a xlink:type="simple" xlink:href="http://www.yworks.com/products/yed/download#ReleaseNotes" text:style-name="Internet_20_link" text:visited-style-name="Visited_20_Internet_20_Link">http://www.yworks.com/products/yed/download#ReleaseNotes</text:a>.</text:p>
        </text:list-item>
        <text:list-item>
          <text:p text:style-name="P1">Yi, Q. I. N., Chang, X. U., Ziqi, C., &amp; Jian, L. Ü. (2019). Software testing for cyber-physical systems suffering uncertainty. SCIENTIA SINICA Informationis, 49(11), 1428–1450.</text:p>
        </text:list-item>
        <text:list-item>
          <text:p text:style-name="P1">Z. Hong and Z. Yufeng, “Collaborative testing of web services,” IEEE Trans. Service Comput., vol. 5, no. 1, pp. 116–130, Jan.–Mar. 2012.</text:p>
        </text:list-item>
        <text:list-item>
          <text:p text:style-name="P1">Z. Zheng and M. R. Lyu, "Collaborative reliability prediction of service-oriented systems", <text:span text:style-name="Emphasis">2010 ACM/IEEE 32nd Int. Conference on Software Engineering</text:span>, vol. 1, pp. 35-44, 2010.</text:p>
        </text:list-item>
        <text:list-item>
          <text:p text:style-name="P1">Z. Zheng, H. Ma, M. R. Lyu and I. King, "QoS-Aware Web Service Recommendation by Collaborative Filtering", <text:span text:style-name="Emphasis">IEEE Transactions on Services Computing</text:span>, vol. 4, no. 2, pp. 140-152, April 2011.</text:p>
        </text:list-item>
        <text:list-item>
          <text:p text:style-name="P1">Zaker, F., Litoiu, M., &amp; Shtern, M. (2019). Look Ahead Distributed Planning For Application Management In Cloud. 2019 15th International Conference on Network and Service Management (CNSM), 1–7. IEEE.</text:p>
        </text:list-item>
        <text:list-item>
          <text:p text:style-name="P1">Zdun, U., Queval, P.-J., Simhandl, G., Scandariato, R., Chakravarty, S., Jelic, M., &amp; Jovanovic, A. (2022). Microservice Security Metrics for Secure Communication, Identity Management, and Observability. ACM Transactions on Software Engineering and Methodology.</text:p>
        </text:list-item>
        <text:list-item>
          <text:p text:style-name="P1">Zhang, W. (2020). Improving Microservice Reliability with Istio.</text:p>
        </text:list-item>
        <text:list-item>
          <text:p text:style-name="P1">Дадо, Ф., Гро, Ж. Ф., &amp; Кушнаренко, О. Б. (2021). Онлайн тестирование динамических реконфигураций по отношению к политикам адаптации. Моделирование и анализ информационных систем, 28(1), 52-73.</text:p>
        </text:list-item>
        <text:list-item>
          <text:p text:style-name="P1">이준희, 이의종, &amp; 백두권. (2015). 스마트 강의실: 자가-적응 소프트웨어를 위한 사례 연구. 한국정보과학회 학술발표논문집, 490–492.</text:p>
        </text:list-item>
        <text:list-item>
          <text:p text:style-name="P1">이준희, 이의종, &amp; 백두권. (2016). 자가-적응 조명 제어 시스템 아키텍처 및 평가요소 시뮬레이션. 한국경영과학회 학술대회논문집, 3344–3350.</text:p>
        </text:list-item>
        <text:list-item>
          <text:p text:style-name="P1">홍광의, 임유진, 지은경, 신동환, &amp; 배두환. (2014). 스마트 기기 자율 협업 검증 프레임워크. 한국정보과학회 학술발표논문집, 454-456.</text:p>
        </text:list-item>
        <text:list-item>
          <text:p text:style-name="P1">丁志军, &amp; 周泽霞. (2018). Web 服务组合测试综述. 软件学报, 29(2), 299–319.</text:p>
        </text:list-item>
        <text:list-item>
          <text:p text:style-name="P1"><text:soft-page-break/>相澤和也, 鄭顕志, 本位田真一, &amp; Others. (2019). 環境変化時に保証可能な安全性を特定するためのゲーム分析アルゴリズム. 情報処理学会論文誌, 60(4), 1025–1039.</text:p>
        </text:list-item>
        <text:list-item>
          <text:p text:style-name="P1">秦逸, 许畅, 陈紫琦, &amp; 吕建. (2019). 面向环境非确定性的信息物理融合系统测试技术研究. 中国科学: 信息科学, 49(11), 1428–1450.</text:p>
        </text:list-item>
        <text:list-item>
          <text:p text:style-name="P1">马永龙, &amp; 石钊铭. (2020). 服务化软件测试面临的问题. 舰船电子工程, 40(9), 8–1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09T14:44:55.408620096</meta:creation-date>
    <dc:date>2022-11-09T15:09:08.742850302</dc:date>
    <meta:editing-duration>PT13M10S</meta:editing-duration>
    <meta:editing-cycles>1</meta:editing-cycles>
    <meta:document-statistic meta:table-count="0" meta:image-count="0" meta:object-count="0" meta:page-count="58" meta:paragraph-count="753" meta:word-count="21820" meta:character-count="149382" meta:non-whitespace-character-count="129475"/>
    <meta:generator>LibreOffice/6.0.7.3$Linux_X86_64 LibreOffice_project/00m0$Build-3</meta:generator>
  </office:meta>
</office:document-meta>
</file>